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010000000106E840BFE9E82C7D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2mm"/>
    </style:style>
    <style:style style:name="co2" style:family="table-column">
      <style:table-column-properties fo:break-before="auto" style:column-width="87.72mm"/>
    </style:style>
    <style:style style:name="co3" style:family="table-column">
      <style:table-column-properties fo:break-before="auto" style:column-width="20.99mm"/>
    </style:style>
    <style:style style:name="co4" style:family="table-column">
      <style:table-column-properties fo:break-before="auto" style:column-width="15.7mm"/>
    </style:style>
    <style:style style:name="co5" style:family="table-column">
      <style:table-column-properties fo:break-before="auto" style:column-width="18.73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9.61mm"/>
    </style:style>
    <style:style style:name="co8" style:family="table-column">
      <style:table-column-properties fo:break-before="auto" style:column-width="24.39mm"/>
    </style:style>
    <style:style style:name="co9" style:family="table-column">
      <style:table-column-properties fo:break-before="auto" style:column-width="26.35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13.74mm"/>
    </style:style>
    <style:style style:name="co12" style:family="table-column">
      <style:table-column-properties fo:break-before="auto" style:column-width="9.82mm"/>
    </style:style>
    <style:style style:name="co13" style:family="table-column">
      <style:table-column-properties fo:break-before="auto" style:column-width="12.6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3">
      <style:table-cell-properties fo:background-color="transparent" style:rotation-align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3"/>
    <style:style style:name="ce19" style:family="table-cell" style:parent-style-name="Default" style:data-style-name="N122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rget (#)</text:p>
          </table:table-cell>
          <table:table-cell table:style-name="ce8" office:value-type="string" calcext:value-type="string">
            <text:p>Total Energy Consumption (kTEP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</text:p>
          </table:table-cell>
          <table:table-cell table:style-name="ce8" office:value-type="string" calcext:value-type="string">
            <text:p>GNP (10^6 eur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2</text:p>
          </table:table-cell>
          <table:table-cell table:style-name="ce8" office:value-type="string" calcext:value-type="string">
            <text:p>Popu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3</text:p>
          </table:table-cell>
          <table:table-cell table:style-name="ce8" office:value-type="string" calcext:value-type="string">
            <text:p>Exports(10^6 eur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4</text:p>
          </table:table-cell>
          <table:table-cell table:style-name="ce8" office:value-type="string" calcext:value-type="string">
            <text:p>Imports (10^6 euro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5</text:p>
          </table:table-cell>
          <table:table-cell table:style-name="ce8" office:value-type="string" calcext:value-type="string">
            <text:p>Energy Production (kt of oil eq.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6</text:p>
          </table:table-cell>
          <table:table-cell table:style-name="ce8" office:value-type="string" calcext:value-type="string">
            <text:p>Electricity power trans. and dist. Losses (kW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7</text:p>
          </table:table-cell>
          <table:table-cell table:style-name="ce8" office:value-type="string" calcext:value-type="string">
            <text:p>Electricity Production (kW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8</text:p>
          </table:table-cell>
          <table:table-cell table:style-name="ce8" office:value-type="string" calcext:value-type="string">
            <text:p>GDP per unit of energy use (PPP $ per kg of oil eq.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9</text:p>
          </table:table-cell>
          <table:table-cell table:style-name="ce8" office:value-type="string" calcext:value-type="string">
            <text:p>Energy imports net (% energy us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0</text:p>
          </table:table-cell>
          <table:table-cell table:style-name="ce8" office:value-type="string" calcext:value-type="string">
            <text:p>Fossil Fuel Consumption (% tot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1</text:p>
          </table:table-cell>
          <table:table-cell table:style-name="ce8" office:value-type="string" calcext:value-type="string">
            <text:p>Electric Power Consumption (kW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2</text:p>
          </table:table-cell>
          <table:table-cell table:style-name="ce8" office:value-type="string" calcext:value-type="string">
            <text:p>CO2 Emissions total (million 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3</text:p>
          </table:table-cell>
          <table:table-cell table:style-name="ce8" office:value-type="string" calcext:value-type="string">
            <text:p>Unemploiment (%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14</text:p>
          </table:table-cell>
          <table:table-cell table:style-name="ce8" office:value-type="string" calcext:value-type="string">
            <text:p>Diesel consumpion road (kt of oil equivalent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08" table:default-cell-style-name="Default"/>
        <table:table-row table:style-name="ro1">
          <table:table-cell table:style-name="ce10" office:value-type="string" calcext:value-type="string">
            <text:p>Year</text:p>
          </table:table-cell>
          <table:table-cell table:style-name="ce12" office:value-type="string" calcext:value-type="string">
            <text:p>#</text:p>
          </table:table-cell>
          <table:table-cell table:style-name="ce13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3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3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3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style-name="ce13" office:value-type="string" calcext:value-type="string">
            <text:p>X9</text:p>
          </table:table-cell>
          <table:table-cell table:style-name="ce14" office:value-type="string" calcext:value-type="string">
            <text:p>X10</text:p>
          </table:table-cell>
          <table:table-cell table:style-name="ce13" office:value-type="string" calcext:value-type="string">
            <text:p>X11</text:p>
          </table:table-cell>
          <table:table-cell table:style-name="ce14" office:value-type="string" calcext:value-type="string">
            <text:p>X12</text:p>
          </table:table-cell>
          <table:table-cell table:style-name="ce13" office:value-type="string" calcext:value-type="string">
            <text:p>X13</text:p>
          </table:table-cell>
          <table:table-cell table:style-name="ce14" office:value-type="string" calcext:value-type="string">
            <text:p>X14</text:p>
          </table:table-cell>
          <table:table-cell table:number-columns-repeated="1008"/>
        </table:table-row>
        <table:table-row table:style-name="ro1">
          <table:table-cell table:style-name="ce10" office:value-type="float" office:value="1981" calcext:value-type="float">
            <text:p>1,981</text:p>
          </table:table-cell>
          <table:table-cell table:style-name="ce12" office:value-type="float" office:value="39889" calcext:value-type="float">
            <text:p>39,889</text:p>
          </table:table-cell>
          <table:table-cell table:style-name="ce13" office:value-type="float" office:value="159100" calcext:value-type="float">
            <text:p>159,100</text:p>
          </table:table-cell>
          <table:table-cell table:style-name="ce14" office:value-type="float" office:value="37484234.496" calcext:value-type="float">
            <text:p>37,484,234</text:p>
          </table:table-cell>
          <table:table-cell table:style-name="ce13" office:value-type="float" office:value="32045" calcext:value-type="float">
            <text:p>32,045</text:p>
          </table:table-cell>
          <table:table-cell table:style-name="ce13" office:value-type="float" office:value="41998" calcext:value-type="float">
            <text:p>41,998</text:p>
          </table:table-cell>
          <table:table-cell table:style-name="ce16" office:value-type="float" office:value="15773.606" calcext:value-type="float">
            <text:p>15773.606</text:p>
          </table:table-cell>
          <table:table-cell table:style-name="ce16" office:value-type="float" office:value="9966000000" calcext:value-type="float">
            <text:p>9966000000</text:p>
          </table:table-cell>
          <table:table-cell table:style-name="ce16" office:value-type="float" office:value="109226000000" calcext:value-type="float">
            <text:p>109226000000</text:p>
          </table:table-cell>
          <table:table-cell table:style-name="ce16" office:value-type="float" office:value="3.77612468883146" calcext:value-type="float">
            <text:p>3.77612468883146</text:p>
          </table:table-cell>
          <table:table-cell table:style-name="ce16" office:value-type="float" office:value="76.6985613136821" calcext:value-type="float">
            <text:p>76.6985613136821</text:p>
          </table:table-cell>
          <table:table-cell table:style-name="ce16" office:value-type="float" office:value="94.0316587806546" calcext:value-type="float">
            <text:p>94.0316587806546</text:p>
          </table:table-cell>
          <table:table-cell table:style-name="ce16" office:value-type="float" office:value="99135000000" calcext:value-type="float">
            <text:p>99135000000</text:p>
          </table:table-cell>
          <table:table-cell table:style-name="ce16" office:value-type="float" office:value="187.72" calcext:value-type="float">
            <text:p>187.72</text:p>
          </table:table-cell>
          <table:table-cell table:style-name="ce17" office:value-type="float" office:value="11.1" calcext:value-type="float">
            <text:p>11.1</text:p>
          </table:table-cell>
          <table:table-cell table:style-name="ce16" office:value-type="float" office:value="4561" calcext:value-type="float">
            <text:p>4561</text:p>
          </table:table-cell>
          <table:table-cell table:number-columns-repeated="1008"/>
        </table:table-row>
        <table:table-row table:style-name="ro1">
          <table:table-cell table:style-name="ce10" office:value-type="float" office:value="1982" calcext:value-type="float">
            <text:p>1,982</text:p>
          </table:table-cell>
          <table:table-cell table:style-name="ce12" office:value-type="float" office:value="41224" calcext:value-type="float">
            <text:p>41,224</text:p>
          </table:table-cell>
          <table:table-cell table:style-name="ce13" office:value-type="float" office:value="173339" calcext:value-type="float">
            <text:p>173,339</text:p>
          </table:table-cell>
          <table:table-cell table:style-name="ce13" office:value-type="float" office:value="37683363" calcext:value-type="float">
            <text:p>37,683,363</text:p>
          </table:table-cell>
          <table:table-cell table:style-name="ce13" office:value-type="float" office:value="34222" calcext:value-type="float">
            <text:p>34,222</text:p>
          </table:table-cell>
          <table:table-cell table:style-name="ce13" office:value-type="float" office:value="44762" calcext:value-type="float">
            <text:p>44,762</text:p>
          </table:table-cell>
          <table:table-cell table:style-name="ce16" office:value-type="float" office:value="17704.773" calcext:value-type="float">
            <text:p>17704.773</text:p>
          </table:table-cell>
          <table:table-cell table:style-name="ce16" office:value-type="float" office:value="8920000000" calcext:value-type="float">
            <text:p>8920000000</text:p>
          </table:table-cell>
          <table:table-cell table:style-name="ce16" office:value-type="float" office:value="109996000000" calcext:value-type="float">
            <text:p>109996000000</text:p>
          </table:table-cell>
          <table:table-cell table:style-name="ce16" office:value-type="float" office:value="4.06269282207384" calcext:value-type="float">
            <text:p>4.06269282207384</text:p>
          </table:table-cell>
          <table:table-cell table:style-name="ce16" office:value-type="float" office:value="74.2381000467954" calcext:value-type="float">
            <text:p>74.2381000467954</text:p>
          </table:table-cell>
          <table:table-cell table:style-name="ce16" office:value-type="float" office:value="93.3495337334615" calcext:value-type="float">
            <text:p>93.3495337334615</text:p>
          </table:table-cell>
          <table:table-cell table:style-name="ce16" office:value-type="float" office:value="100864000000" calcext:value-type="float">
            <text:p>100864000000</text:p>
          </table:table-cell>
          <table:table-cell table:style-name="ce16" office:value-type="float" office:value="191.15" calcext:value-type="float">
            <text:p>191.15</text:p>
          </table:table-cell>
          <table:table-cell table:style-name="ce17" office:value-type="float" office:value="13.7" calcext:value-type="float">
            <text:p>13.7</text:p>
          </table:table-cell>
          <table:table-cell table:style-name="ce16" office:value-type="float" office:value="4500" calcext:value-type="float">
            <text:p>4500</text:p>
          </table:table-cell>
          <table:table-cell table:number-columns-repeated="1008"/>
        </table:table-row>
        <table:table-row table:style-name="ro1">
          <table:table-cell table:style-name="ce10" office:value-type="float" office:value="1983" calcext:value-type="float">
            <text:p>1,983</text:p>
          </table:table-cell>
          <table:table-cell table:style-name="ce12" office:value-type="float" office:value="43953" calcext:value-type="float">
            <text:p>43,953</text:p>
          </table:table-cell>
          <table:table-cell table:style-name="ce13" office:value-type="float" office:value="190291" calcext:value-type="float">
            <text:p>190,291</text:p>
          </table:table-cell>
          <table:table-cell table:style-name="ce14" office:value-type="float" office:value="37858281.044" calcext:value-type="float">
            <text:p>37,858,281</text:p>
          </table:table-cell>
          <table:table-cell table:style-name="ce13" office:value-type="float" office:value="36898" calcext:value-type="float">
            <text:p>36,898</text:p>
          </table:table-cell>
          <table:table-cell table:style-name="ce13" office:value-type="float" office:value="47321" calcext:value-type="float">
            <text:p>47,321</text:p>
          </table:table-cell>
          <table:table-cell table:style-name="ce16" office:value-type="float" office:value="19647.354" calcext:value-type="float">
            <text:p>19647.354</text:p>
          </table:table-cell>
          <table:table-cell table:style-name="ce16" office:value-type="float" office:value="10568000000" calcext:value-type="float">
            <text:p>10568000000</text:p>
          </table:table-cell>
          <table:table-cell table:style-name="ce16" office:value-type="float" office:value="113506000000" calcext:value-type="float">
            <text:p>113506000000</text:p>
          </table:table-cell>
          <table:table-cell table:style-name="ce16" office:value-type="float" office:value="4.48494488998487" calcext:value-type="float">
            <text:p>4.48494488998487</text:p>
          </table:table-cell>
          <table:table-cell table:style-name="ce16" office:value-type="float" office:value="70.6188336477816" calcext:value-type="float">
            <text:p>70.6188336477816</text:p>
          </table:table-cell>
          <table:table-cell table:style-name="ce16" office:value-type="float" office:value="93.0706036132007" calcext:value-type="float">
            <text:p>93.0706036132007</text:p>
          </table:table-cell>
          <table:table-cell table:style-name="ce16" office:value-type="float" office:value="100976000000" calcext:value-type="float">
            <text:p>100976000000</text:p>
          </table:table-cell>
          <table:table-cell table:style-name="ce16" office:value-type="float" office:value="185.95" calcext:value-type="float">
            <text:p>185.95</text:p>
          </table:table-cell>
          <table:table-cell table:style-name="ce17" office:value-type="float" office:value="15.5" calcext:value-type="float">
            <text:p>15.5</text:p>
          </table:table-cell>
          <table:table-cell table:style-name="ce16" office:value-type="float" office:value="4906" calcext:value-type="float">
            <text:p>4906</text:p>
          </table:table-cell>
          <table:table-cell table:number-columns-repeated="1008"/>
        </table:table-row>
        <table:table-row table:style-name="ro1">
          <table:table-cell table:style-name="ce10" office:value-type="float" office:value="1984" calcext:value-type="float">
            <text:p>1,984</text:p>
          </table:table-cell>
          <table:table-cell table:style-name="ce12" office:value-type="float" office:value="47557" calcext:value-type="float">
            <text:p>47,557</text:p>
          </table:table-cell>
          <table:table-cell table:style-name="ce13" office:value-type="float" office:value="182781" calcext:value-type="float">
            <text:p>182,781</text:p>
          </table:table-cell>
          <table:table-cell table:style-name="ce14" office:value-type="float" office:value="38012195.872" calcext:value-type="float">
            <text:p>38,012,196</text:p>
          </table:table-cell>
          <table:table-cell table:style-name="ce13" office:value-type="float" office:value="38987" calcext:value-type="float">
            <text:p>38,987</text:p>
          </table:table-cell>
          <table:table-cell table:style-name="ce13" office:value-type="float" office:value="49982" calcext:value-type="float">
            <text:p>49,982</text:p>
          </table:table-cell>
          <table:table-cell table:style-name="ce16" office:value-type="float" office:value="21944.894" calcext:value-type="float">
            <text:p>21944.894</text:p>
          </table:table-cell>
          <table:table-cell table:style-name="ce16" office:value-type="float" office:value="10513000000" calcext:value-type="float">
            <text:p>10513000000</text:p>
          </table:table-cell>
          <table:table-cell table:style-name="ce16" office:value-type="float" office:value="115378000000" calcext:value-type="float">
            <text:p>115378000000</text:p>
          </table:table-cell>
          <table:table-cell table:style-name="ce16" office:value-type="float" office:value="4.66596469498016" calcext:value-type="float">
            <text:p>4.66596469498016</text:p>
          </table:table-cell>
          <table:table-cell table:style-name="ce16" office:value-type="float" office:value="67.7288141435563" calcext:value-type="float">
            <text:p>67.7288141435563</text:p>
          </table:table-cell>
          <table:table-cell table:style-name="ce16" office:value-type="float" office:value="92.001457144092" calcext:value-type="float">
            <text:p>92.001457144092</text:p>
          </table:table-cell>
          <table:table-cell table:style-name="ce16" office:value-type="float" office:value="106581000000" calcext:value-type="float">
            <text:p>106581000000</text:p>
          </table:table-cell>
          <table:table-cell table:style-name="ce16" office:value-type="float" office:value="189.57" calcext:value-type="float">
            <text:p>189.57</text:p>
          </table:table-cell>
          <table:table-cell table:style-name="ce17" office:value-type="float" office:value="16.9" calcext:value-type="float">
            <text:p>16.9</text:p>
          </table:table-cell>
          <table:table-cell table:style-name="ce16" office:value-type="float" office:value="5017" calcext:value-type="float">
            <text:p>5017</text:p>
          </table:table-cell>
          <table:table-cell table:number-columns-repeated="1008"/>
        </table:table-row>
        <table:table-row table:style-name="ro1">
          <table:table-cell table:style-name="ce10" office:value-type="float" office:value="1985" calcext:value-type="float">
            <text:p>1,985</text:p>
          </table:table-cell>
          <table:table-cell table:style-name="ce12" office:value-type="float" office:value="49489" calcext:value-type="float">
            <text:p>49,489</text:p>
          </table:table-cell>
          <table:table-cell table:style-name="ce13" office:value-type="float" office:value="207776" calcext:value-type="float">
            <text:p>207,776</text:p>
          </table:table-cell>
          <table:table-cell table:style-name="ce14" office:value-type="float" office:value="38148314.728" calcext:value-type="float">
            <text:p>38,148,315</text:p>
          </table:table-cell>
          <table:table-cell table:style-name="ce13" office:value-type="float" office:value="40089" calcext:value-type="float">
            <text:p>40,089</text:p>
          </table:table-cell>
          <table:table-cell table:style-name="ce13" office:value-type="float" office:value="53321" calcext:value-type="float">
            <text:p>53,321</text:p>
          </table:table-cell>
          <table:table-cell table:style-name="ce16" office:value-type="float" office:value="25073.817" calcext:value-type="float">
            <text:p>25073.817</text:p>
          </table:table-cell>
          <table:table-cell table:style-name="ce16" office:value-type="float" office:value="11071000000" calcext:value-type="float">
            <text:p>11071000000</text:p>
          </table:table-cell>
          <table:table-cell table:style-name="ce16" office:value-type="float" office:value="118106000000" calcext:value-type="float">
            <text:p>118106000000</text:p>
          </table:table-cell>
          <table:table-cell table:style-name="ce16" office:value-type="float" office:value="4.82072105369538" calcext:value-type="float">
            <text:p>4.82072105369538</text:p>
          </table:table-cell>
          <table:table-cell table:style-name="ce16" office:value-type="float" office:value="63.9273504137631" calcext:value-type="float">
            <text:p>63.9273504137631</text:p>
          </table:table-cell>
          <table:table-cell table:style-name="ce16" office:value-type="float" office:value="86.5832228671711" calcext:value-type="float">
            <text:p>86.5832228671711</text:p>
          </table:table-cell>
          <table:table-cell table:style-name="ce16" office:value-type="float" office:value="111286000000" calcext:value-type="float">
            <text:p>111286000000</text:p>
          </table:table-cell>
          <table:table-cell table:style-name="ce16" office:value-type="float" office:value="180.48" calcext:value-type="float">
            <text:p>180.48</text:p>
          </table:table-cell>
          <table:table-cell table:style-name="ce17" office:value-type="float" office:value="19.6" calcext:value-type="float">
            <text:p>19.6</text:p>
          </table:table-cell>
          <table:table-cell table:style-name="ce16" office:value-type="float" office:value="5174" calcext:value-type="float">
            <text:p>5174</text:p>
          </table:table-cell>
          <table:table-cell table:number-columns-repeated="1008"/>
        </table:table-row>
        <table:table-row table:style-name="ro1">
          <table:table-cell table:style-name="ce10" office:value-type="float" office:value="1986" calcext:value-type="float">
            <text:p>1,986</text:p>
          </table:table-cell>
          <table:table-cell table:style-name="ce12" office:value-type="float" office:value="53197" calcext:value-type="float">
            <text:p>53,197</text:p>
          </table:table-cell>
          <table:table-cell table:style-name="ce13" office:value-type="float" office:value="226288" calcext:value-type="float">
            <text:p>226,288</text:p>
          </table:table-cell>
          <table:table-cell table:style-name="ce14" office:value-type="float" office:value="38269844.856" calcext:value-type="float">
            <text:p>38,269,845</text:p>
          </table:table-cell>
          <table:table-cell table:style-name="ce13" office:value-type="float" office:value="43107" calcext:value-type="float">
            <text:p>43,107</text:p>
          </table:table-cell>
          <table:table-cell table:style-name="ce13" office:value-type="float" office:value="56102" calcext:value-type="float">
            <text:p>56,102</text:p>
          </table:table-cell>
          <table:table-cell table:style-name="ce16" office:value-type="float" office:value="26471.712" calcext:value-type="float">
            <text:p>26471.712</text:p>
          </table:table-cell>
          <table:table-cell table:style-name="ce16" office:value-type="float" office:value="11838000000" calcext:value-type="float">
            <text:p>11838000000</text:p>
          </table:table-cell>
          <table:table-cell table:style-name="ce16" office:value-type="float" office:value="125617000000" calcext:value-type="float">
            <text:p>125617000000</text:p>
          </table:table-cell>
          <table:table-cell table:style-name="ce16" office:value-type="float" office:value="4.98285153021648" calcext:value-type="float">
            <text:p>4.98285153021648</text:p>
          </table:table-cell>
          <table:table-cell table:style-name="ce16" office:value-type="float" office:value="62.6686007603013" calcext:value-type="float">
            <text:p>62.6686007603013</text:p>
          </table:table-cell>
          <table:table-cell table:style-name="ce16" office:value-type="float" office:value="85.4027944841947" calcext:value-type="float">
            <text:p>85.4027944841947</text:p>
          </table:table-cell>
          <table:table-cell table:style-name="ce16" office:value-type="float" office:value="114450000000" calcext:value-type="float">
            <text:p>114450000000</text:p>
          </table:table-cell>
          <table:table-cell table:style-name="ce16" office:value-type="float" office:value="175.23" calcext:value-type="float">
            <text:p>175.23</text:p>
          </table:table-cell>
          <table:table-cell table:style-name="ce17" office:value-type="float" office:value="21" calcext:value-type="float">
            <text:p>21</text:p>
          </table:table-cell>
          <table:table-cell table:style-name="ce16" office:value-type="float" office:value="5500" calcext:value-type="float">
            <text:p>5500</text:p>
          </table:table-cell>
          <table:table-cell table:number-columns-repeated="1008"/>
        </table:table-row>
        <table:table-row table:style-name="ro1">
          <table:table-cell table:style-name="ce10" office:value-type="float" office:value="1987" calcext:value-type="float">
            <text:p>1,987</text:p>
          </table:table-cell>
          <table:table-cell table:style-name="ce12" office:value-type="float" office:value="55263" calcext:value-type="float">
            <text:p>55,263</text:p>
          </table:table-cell>
          <table:table-cell table:style-name="ce13" office:value-type="float" office:value="243382" calcext:value-type="float">
            <text:p>243,382</text:p>
          </table:table-cell>
          <table:table-cell table:style-name="ce14" office:value-type="float" office:value="38379993.5" calcext:value-type="float">
            <text:p>38,379,994</text:p>
          </table:table-cell>
          <table:table-cell table:style-name="ce13" office:value-type="float" office:value="45367" calcext:value-type="float">
            <text:p>45,367</text:p>
          </table:table-cell>
          <table:table-cell table:style-name="ce13" office:value-type="float" office:value="58998" calcext:value-type="float">
            <text:p>58,998</text:p>
          </table:table-cell>
          <table:table-cell table:style-name="ce16" office:value-type="float" office:value="28318.169" calcext:value-type="float">
            <text:p>28318.169</text:p>
          </table:table-cell>
          <table:table-cell table:style-name="ce16" office:value-type="float" office:value="11975000000" calcext:value-type="float">
            <text:p>11975000000</text:p>
          </table:table-cell>
          <table:table-cell table:style-name="ce16" office:value-type="float" office:value="128228000000" calcext:value-type="float">
            <text:p>128228000000</text:p>
          </table:table-cell>
          <table:table-cell table:style-name="ce16" office:value-type="float" office:value="5.15344374822623" calcext:value-type="float">
            <text:p>5.15344374822623</text:p>
          </table:table-cell>
          <table:table-cell table:style-name="ce16" office:value-type="float" office:value="60.873658442396" calcext:value-type="float">
            <text:p>60.873658442396</text:p>
          </table:table-cell>
          <table:table-cell table:style-name="ce16" office:value-type="float" office:value="82.8923614073544" calcext:value-type="float">
            <text:p>82.8923614073544</text:p>
          </table:table-cell>
          <table:table-cell table:style-name="ce16" office:value-type="float" office:value="115919000000" calcext:value-type="float">
            <text:p>115919000000</text:p>
          </table:table-cell>
          <table:table-cell table:style-name="ce16" office:value-type="float" office:value="179.13" calcext:value-type="float">
            <text:p>179.13</text:p>
          </table:table-cell>
          <table:table-cell table:style-name="ce17" office:value-type="float" office:value="20.6" calcext:value-type="float">
            <text:p>20.6</text:p>
          </table:table-cell>
          <table:table-cell table:style-name="ce16" office:value-type="float" office:value="5500" calcext:value-type="float">
            <text:p>5500</text:p>
          </table:table-cell>
          <table:table-cell table:number-columns-repeated="1008"/>
        </table:table-row>
        <table:table-row table:style-name="ro1">
          <table:table-cell table:style-name="ce10" office:value-type="float" office:value="1988" calcext:value-type="float">
            <text:p>1,988</text:p>
          </table:table-cell>
          <table:table-cell table:style-name="ce12" office:value-type="float" office:value="57708" calcext:value-type="float">
            <text:p>57,708</text:p>
          </table:table-cell>
          <table:table-cell table:style-name="ce13" office:value-type="float" office:value="263138" calcext:value-type="float">
            <text:p>263,138</text:p>
          </table:table-cell>
          <table:table-cell table:style-name="ce14" office:value-type="float" office:value="38481967.904" calcext:value-type="float">
            <text:p>38,481,968</text:p>
          </table:table-cell>
          <table:table-cell table:style-name="ce13" office:value-type="float" office:value="49982" calcext:value-type="float">
            <text:p>49,982</text:p>
          </table:table-cell>
          <table:table-cell table:style-name="ce13" office:value-type="float" office:value="62111" calcext:value-type="float">
            <text:p>62,111</text:p>
          </table:table-cell>
          <table:table-cell table:style-name="ce16" office:value-type="float" office:value="27895.475" calcext:value-type="float">
            <text:p>27895.475</text:p>
          </table:table-cell>
          <table:table-cell table:style-name="ce16" office:value-type="float" office:value="12164000000" calcext:value-type="float">
            <text:p>12164000000</text:p>
          </table:table-cell>
          <table:table-cell table:style-name="ce16" office:value-type="float" office:value="132606000000" calcext:value-type="float">
            <text:p>132606000000</text:p>
          </table:table-cell>
          <table:table-cell table:style-name="ce16" office:value-type="float" office:value="5.46518116081526" calcext:value-type="float">
            <text:p>5.46518116081526</text:p>
          </table:table-cell>
          <table:table-cell table:style-name="ce16" office:value-type="float" office:value="62.3775101643056" calcext:value-type="float">
            <text:p>62.3775101643056</text:p>
          </table:table-cell>
          <table:table-cell table:style-name="ce16" office:value-type="float" office:value="81.850801847777" calcext:value-type="float">
            <text:p>81.850801847777</text:p>
          </table:table-cell>
          <table:table-cell table:style-name="ce16" office:value-type="float" office:value="119694000000" calcext:value-type="float">
            <text:p>119694000000</text:p>
          </table:table-cell>
          <table:table-cell table:style-name="ce16" office:value-type="float" office:value="180.18" calcext:value-type="float">
            <text:p>180.18</text:p>
          </table:table-cell>
          <table:table-cell table:style-name="ce17" office:value-type="float" office:value="19.9" calcext:value-type="float">
            <text:p>19.9</text:p>
          </table:table-cell>
          <table:table-cell table:style-name="ce16" office:value-type="float" office:value="5600" calcext:value-type="float">
            <text:p>5600</text:p>
          </table:table-cell>
          <table:table-cell table:number-columns-repeated="1008"/>
        </table:table-row>
        <table:table-row table:style-name="ro1">
          <table:table-cell table:style-name="ce10" office:value-type="float" office:value="1989" calcext:value-type="float">
            <text:p>1,989</text:p>
          </table:table-cell>
          <table:table-cell table:style-name="ce12" office:value-type="float" office:value="59567" calcext:value-type="float">
            <text:p>59,567</text:p>
          </table:table-cell>
          <table:table-cell table:style-name="ce13" office:value-type="float" office:value="302674" calcext:value-type="float">
            <text:p>302,674</text:p>
          </table:table-cell>
          <table:table-cell table:style-name="ce14" office:value-type="float" office:value="38578975.312" calcext:value-type="float">
            <text:p>38,578,975</text:p>
          </table:table-cell>
          <table:table-cell table:style-name="ce13" office:value-type="float" office:value="52766" calcext:value-type="float">
            <text:p>52,766</text:p>
          </table:table-cell>
          <table:table-cell table:style-name="ce13" office:value-type="float" office:value="65334" calcext:value-type="float">
            <text:p>65,334</text:p>
          </table:table-cell>
          <table:table-cell table:style-name="ce16" office:value-type="float" office:value="30256.782" calcext:value-type="float">
            <text:p>30256.782</text:p>
          </table:table-cell>
          <table:table-cell table:style-name="ce16" office:value-type="float" office:value="13499000000" calcext:value-type="float">
            <text:p>13499000000</text:p>
          </table:table-cell>
          <table:table-cell table:style-name="ce16" office:value-type="float" office:value="138584000000" calcext:value-type="float">
            <text:p>138584000000</text:p>
          </table:table-cell>
          <table:table-cell table:style-name="ce16" office:value-type="float" office:value="5.50306788509634" calcext:value-type="float">
            <text:p>5.50306788509634</text:p>
          </table:table-cell>
          <table:table-cell table:style-name="ce16" office:value-type="float" office:value="62.2076917450422" calcext:value-type="float">
            <text:p>62.2076917450422</text:p>
          </table:table-cell>
          <table:table-cell table:style-name="ce16" office:value-type="float" office:value="79.2987889387111" calcext:value-type="float">
            <text:p>79.2987889387111</text:p>
          </table:table-cell>
          <table:table-cell table:style-name="ce16" office:value-type="float" office:value="124750000000" calcext:value-type="float">
            <text:p>124750000000</text:p>
          </table:table-cell>
          <table:table-cell table:style-name="ce16" office:value-type="float" office:value="184.58" calcext:value-type="float">
            <text:p>184.58</text:p>
          </table:table-cell>
          <table:table-cell table:style-name="ce17" office:value-type="float" office:value="18.9" calcext:value-type="float">
            <text:p>18.9</text:p>
          </table:table-cell>
          <table:table-cell table:style-name="ce16" office:value-type="float" office:value="7700" calcext:value-type="float">
            <text:p>7700</text:p>
          </table:table-cell>
          <table:table-cell table:number-columns-repeated="1008"/>
        </table:table-row>
        <table:table-row table:style-name="ro1">
          <table:table-cell table:style-name="ce10" office:value-type="float" office:value="1990" calcext:value-type="float">
            <text:p>1,990</text:p>
          </table:table-cell>
          <table:table-cell table:style-name="ce12" office:value-type="float" office:value="62850" calcext:value-type="float">
            <text:p>62,850</text:p>
          </table:table-cell>
          <table:table-cell table:style-name="ce13" office:value-type="float" office:value="357882" calcext:value-type="float">
            <text:p>357,882</text:p>
          </table:table-cell>
          <table:table-cell table:style-name="ce14" office:value-type="float" office:value="38674222.968" calcext:value-type="float">
            <text:p>38,674,223</text:p>
          </table:table-cell>
          <table:table-cell table:style-name="ce13" office:value-type="float" office:value="55081" calcext:value-type="float">
            <text:p>55,081</text:p>
          </table:table-cell>
          <table:table-cell table:style-name="ce13" office:value-type="float" office:value="68212" calcext:value-type="float">
            <text:p>68,212</text:p>
          </table:table-cell>
          <table:table-cell table:style-name="ce16" office:value-type="float" office:value="34546.011" calcext:value-type="float">
            <text:p>34546.011</text:p>
          </table:table-cell>
          <table:table-cell table:style-name="ce16" office:value-type="float" office:value="12396000000" calcext:value-type="float">
            <text:p>12396000000</text:p>
          </table:table-cell>
          <table:table-cell table:style-name="ce16" office:value-type="float" office:value="147200000000" calcext:value-type="float">
            <text:p>147200000000</text:p>
          </table:table-cell>
          <table:table-cell table:style-name="ce16" office:value-type="float" office:value="5.43931065121422" calcext:value-type="float">
            <text:p>5.43931065121422</text:p>
          </table:table-cell>
          <table:table-cell table:style-name="ce16" office:value-type="float" office:value="60.7986601511472" calcext:value-type="float">
            <text:p>60.7986601511472</text:p>
          </table:table-cell>
          <table:table-cell table:style-name="ce16" office:value-type="float" office:value="77.61046360659" calcext:value-type="float">
            <text:p>77.61046360659</text:p>
          </table:table-cell>
          <table:table-cell table:style-name="ce16" office:value-type="float" office:value="133682000000" calcext:value-type="float">
            <text:p>133682000000</text:p>
          </table:table-cell>
          <table:table-cell table:style-name="ce16" office:value-type="float" office:value="202.1" calcext:value-type="float">
            <text:p>202.1</text:p>
          </table:table-cell>
          <table:table-cell table:style-name="ce17" office:value-type="float" office:value="17" calcext:value-type="float">
            <text:p>17</text:p>
          </table:table-cell>
          <table:table-cell table:style-name="ce16" office:value-type="float" office:value="8571" calcext:value-type="float">
            <text:p>8571</text:p>
          </table:table-cell>
          <table:table-cell table:number-columns-repeated="1008"/>
        </table:table-row>
        <table:table-row table:style-name="ro1">
          <table:table-cell table:style-name="ce10" office:value-type="float" office:value="1991" calcext:value-type="float">
            <text:p>1,991</text:p>
          </table:table-cell>
          <table:table-cell table:style-name="ce12" office:value-type="float" office:value="65575" calcext:value-type="float">
            <text:p>65,575</text:p>
          </table:table-cell>
          <table:table-cell table:style-name="ce13" office:value-type="float" office:value="401686" calcext:value-type="float">
            <text:p>401,686</text:p>
          </table:table-cell>
          <table:table-cell table:style-name="ce14" office:value-type="float" office:value="38770918.116" calcext:value-type="float">
            <text:p>38,770,918</text:p>
          </table:table-cell>
          <table:table-cell table:style-name="ce13" office:value-type="float" office:value="56332" calcext:value-type="float">
            <text:p>56,332</text:p>
          </table:table-cell>
          <table:table-cell table:style-name="ce13" office:value-type="float" office:value="71443" calcext:value-type="float">
            <text:p>71,443</text:p>
          </table:table-cell>
          <table:table-cell table:style-name="ce16" office:value-type="float" office:value="34591.236" calcext:value-type="float">
            <text:p>34591.236</text:p>
          </table:table-cell>
          <table:table-cell table:style-name="ce16" office:value-type="float" office:value="14036000000" calcext:value-type="float">
            <text:p>14036000000</text:p>
          </table:table-cell>
          <table:table-cell table:style-name="ce16" office:value-type="float" office:value="151206000000" calcext:value-type="float">
            <text:p>151206000000</text:p>
          </table:table-cell>
          <table:table-cell table:style-name="ce16" office:value-type="float" office:value="5.73537174376158" calcext:value-type="float">
            <text:p>5.73537174376158</text:p>
          </table:table-cell>
          <table:table-cell table:style-name="ce16" office:value-type="float" office:value="61.6035532593744" calcext:value-type="float">
            <text:p>61.6035532593744</text:p>
          </table:table-cell>
          <table:table-cell table:style-name="ce16" office:value-type="float" office:value="77.3904058711275" calcext:value-type="float">
            <text:p>77.3904058711275</text:p>
          </table:table-cell>
          <table:table-cell table:style-name="ce16" office:value-type="float" office:value="137464000000" calcext:value-type="float">
            <text:p>137464000000</text:p>
          </table:table-cell>
          <table:table-cell table:style-name="ce16" office:value-type="float" office:value="205.23" calcext:value-type="float">
            <text:p>205.23</text:p>
          </table:table-cell>
          <table:table-cell table:style-name="ce17" office:value-type="float" office:value="16" calcext:value-type="float">
            <text:p>16</text:p>
          </table:table-cell>
          <table:table-cell table:style-name="ce16" office:value-type="float" office:value="8995" calcext:value-type="float">
            <text:p>8995</text:p>
          </table:table-cell>
          <table:table-cell table:number-columns-repeated="1008"/>
        </table:table-row>
        <table:table-row table:style-name="ro1">
          <table:table-cell table:style-name="ce10" office:value-type="float" office:value="1992" calcext:value-type="float">
            <text:p>1,992</text:p>
          </table:table-cell>
          <table:table-cell table:style-name="ce12" office:value-type="float" office:value="66447" calcext:value-type="float">
            <text:p>66,447</text:p>
          </table:table-cell>
          <table:table-cell table:style-name="ce13" office:value-type="float" office:value="443715" calcext:value-type="float">
            <text:p>443,715</text:p>
          </table:table-cell>
          <table:table-cell table:style-name="ce13" office:value-type="float" office:value="38872268" calcext:value-type="float">
            <text:p>38,872,268</text:p>
          </table:table-cell>
          <table:table-cell table:style-name="ce13" office:value-type="float" office:value="58421" calcext:value-type="float">
            <text:p>58,421</text:p>
          </table:table-cell>
          <table:table-cell table:style-name="ce13" office:value-type="float" office:value="75231" calcext:value-type="float">
            <text:p>75,231</text:p>
          </table:table-cell>
          <table:table-cell table:style-name="ce16" office:value-type="float" office:value="34336.445" calcext:value-type="float">
            <text:p>34336.445</text:p>
          </table:table-cell>
          <table:table-cell table:style-name="ce16" office:value-type="float" office:value="14539000000" calcext:value-type="float">
            <text:p>14539000000</text:p>
          </table:table-cell>
          <table:table-cell table:style-name="ce16" office:value-type="float" office:value="154749000000" calcext:value-type="float">
            <text:p>154749000000</text:p>
          </table:table-cell>
          <table:table-cell table:style-name="ce16" office:value-type="float" office:value="5.87171617580034" calcext:value-type="float">
            <text:p>5.87171617580034</text:p>
          </table:table-cell>
          <table:table-cell table:style-name="ce16" office:value-type="float" office:value="63.2515542247402" calcext:value-type="float">
            <text:p>63.2515542247402</text:p>
          </table:table-cell>
          <table:table-cell table:style-name="ce16" office:value-type="float" office:value="77.9538254100073" calcext:value-type="float">
            <text:p>77.9538254100073</text:p>
          </table:table-cell>
          <table:table-cell table:style-name="ce16" office:value-type="float" office:value="140579000000" calcext:value-type="float">
            <text:p>140579000000</text:p>
          </table:table-cell>
          <table:table-cell table:style-name="ce16" office:value-type="float" office:value="212.88" calcext:value-type="float">
            <text:p>212.88</text:p>
          </table:table-cell>
          <table:table-cell table:style-name="ce17" office:value-type="float" office:value="16.1" calcext:value-type="float">
            <text:p>16.1</text:p>
          </table:table-cell>
          <table:table-cell table:style-name="ce16" office:value-type="float" office:value="9522" calcext:value-type="float">
            <text:p>9522</text:p>
          </table:table-cell>
          <table:table-cell table:number-columns-repeated="1008"/>
        </table:table-row>
        <table:table-row table:style-name="ro1">
          <table:table-cell table:style-name="ce10" office:value-type="float" office:value="1993" calcext:value-type="float">
            <text:p>1,993</text:p>
          </table:table-cell>
          <table:table-cell table:style-name="ce12" office:value-type="float" office:value="65132" calcext:value-type="float">
            <text:p>65,132</text:p>
          </table:table-cell>
          <table:table-cell table:style-name="ce13" office:value-type="float" office:value="463263" calcext:value-type="float">
            <text:p>463,263</text:p>
          </table:table-cell>
          <table:table-cell table:style-name="ce14" office:value-type="float" office:value="38981479.864" calcext:value-type="float">
            <text:p>38,981,480</text:p>
          </table:table-cell>
          <table:table-cell table:style-name="ce13" office:value-type="float" office:value="62143" calcext:value-type="float">
            <text:p>62,143</text:p>
          </table:table-cell>
          <table:table-cell table:style-name="ce13" office:value-type="float" office:value="78899" calcext:value-type="float">
            <text:p>78,899</text:p>
          </table:table-cell>
          <table:table-cell table:style-name="ce16" office:value-type="float" office:value="33710.79" calcext:value-type="float">
            <text:p>33710.79</text:p>
          </table:table-cell>
          <table:table-cell table:style-name="ce16" office:value-type="float" office:value="14844000000" calcext:value-type="float">
            <text:p>14844000000</text:p>
          </table:table-cell>
          <table:table-cell table:style-name="ce16" office:value-type="float" office:value="156700000000" calcext:value-type="float">
            <text:p>156700000000</text:p>
          </table:table-cell>
          <table:table-cell table:style-name="ce16" office:value-type="float" office:value="5.95898802914381" calcext:value-type="float">
            <text:p>5.95898802914381</text:p>
          </table:table-cell>
          <table:table-cell table:style-name="ce16" office:value-type="float" office:value="64.5635789025723" calcext:value-type="float">
            <text:p>64.5635789025723</text:p>
          </table:table-cell>
          <table:table-cell table:style-name="ce16" office:value-type="float" office:value="79.2460010604818" calcext:value-type="float">
            <text:p>79.2460010604818</text:p>
          </table:table-cell>
          <table:table-cell table:style-name="ce16" office:value-type="float" office:value="144515000000" calcext:value-type="float">
            <text:p>144515000000</text:p>
          </table:table-cell>
          <table:table-cell table:style-name="ce16" office:value-type="float" office:value="224.42" calcext:value-type="float">
            <text:p>224.42</text:p>
          </table:table-cell>
          <table:table-cell table:style-name="ce17" office:value-type="float" office:value="18.1" calcext:value-type="float">
            <text:p>18.1</text:p>
          </table:table-cell>
          <table:table-cell table:style-name="ce16" office:value-type="float" office:value="9900" calcext:value-type="float">
            <text:p>9900</text:p>
          </table:table-cell>
          <table:table-cell table:number-columns-repeated="1008"/>
        </table:table-row>
        <table:table-row table:style-name="ro1">
          <table:table-cell table:style-name="ce10" office:value-type="float" office:value="1994" calcext:value-type="float">
            <text:p>1,994</text:p>
          </table:table-cell>
          <table:table-cell table:style-name="ce12" office:value-type="float" office:value="68608" calcext:value-type="float">
            <text:p>68,608</text:p>
          </table:table-cell>
          <table:table-cell table:style-name="ce13" office:value-type="float" office:value="425936" calcext:value-type="float">
            <text:p>425,936</text:p>
          </table:table-cell>
          <table:table-cell table:style-name="ce14" office:value-type="float" office:value="39101760.952" calcext:value-type="float">
            <text:p>39,101,761</text:p>
          </table:table-cell>
          <table:table-cell table:style-name="ce13" office:value-type="float" office:value="64221" calcext:value-type="float">
            <text:p>64,221</text:p>
          </table:table-cell>
          <table:table-cell table:style-name="ce13" office:value-type="float" office:value="82521" calcext:value-type="float">
            <text:p>82,521</text:p>
          </table:table-cell>
          <table:table-cell table:style-name="ce16" office:value-type="float" office:value="32922.368" calcext:value-type="float">
            <text:p>32922.368</text:p>
          </table:table-cell>
          <table:table-cell table:style-name="ce16" office:value-type="float" office:value="14848000000" calcext:value-type="float">
            <text:p>14848000000</text:p>
          </table:table-cell>
          <table:table-cell table:style-name="ce16" office:value-type="float" office:value="155439000000" calcext:value-type="float">
            <text:p>155439000000</text:p>
          </table:table-cell>
          <table:table-cell table:style-name="ce16" office:value-type="float" office:value="6.2814445826633" calcext:value-type="float">
            <text:p>6.2814445826633</text:p>
          </table:table-cell>
          <table:table-cell table:style-name="ce16" office:value-type="float" office:value="63.9311891207989" calcext:value-type="float">
            <text:p>63.9311891207989</text:p>
          </table:table-cell>
          <table:table-cell table:style-name="ce16" office:value-type="float" office:value="77.6913184333042" calcext:value-type="float">
            <text:p>77.6913184333042</text:p>
          </table:table-cell>
          <table:table-cell table:style-name="ce16" office:value-type="float" office:value="143217000000" calcext:value-type="float">
            <text:p>143217000000</text:p>
          </table:table-cell>
          <table:table-cell table:style-name="ce16" office:value-type="float" office:value="210.14" calcext:value-type="float">
            <text:p>210.14</text:p>
          </table:table-cell>
          <table:table-cell table:style-name="ce17" office:value-type="float" office:value="22.4" calcext:value-type="float">
            <text:p>22.4</text:p>
          </table:table-cell>
          <table:table-cell table:style-name="ce16" office:value-type="float" office:value="9980" calcext:value-type="float">
            <text:p>9980</text:p>
          </table:table-cell>
          <table:table-cell table:number-columns-repeated="1008"/>
        </table:table-row>
        <table:table-row table:style-name="ro1">
          <table:table-cell table:style-name="ce10" office:value-type="float" office:value="1995" calcext:value-type="float">
            <text:p>1,995</text:p>
          </table:table-cell>
          <table:table-cell table:style-name="ce12" office:value-type="float" office:value="71749" calcext:value-type="float">
            <text:p>71,749</text:p>
          </table:table-cell>
          <table:table-cell table:style-name="ce13" office:value-type="float" office:value="425089" calcext:value-type="float">
            <text:p>425,089</text:p>
          </table:table-cell>
          <table:table-cell table:style-name="ce13" office:value-type="float" office:value="39236318.508" calcext:value-type="float">
            <text:p>39,236,319</text:p>
          </table:table-cell>
          <table:table-cell table:style-name="ce13" office:value-type="float" office:value="67883" calcext:value-type="float">
            <text:p>67,883</text:p>
          </table:table-cell>
          <table:table-cell table:style-name="ce13" office:value-type="float" office:value="84354" calcext:value-type="float">
            <text:p>84,354</text:p>
          </table:table-cell>
          <table:table-cell table:style-name="ce16" office:value-type="float" office:value="32252.091" calcext:value-type="float">
            <text:p>32252.091</text:p>
          </table:table-cell>
          <table:table-cell table:style-name="ce16" office:value-type="float" office:value="15155000000" calcext:value-type="float">
            <text:p>15155000000</text:p>
          </table:table-cell>
          <table:table-cell table:style-name="ce16" office:value-type="float" office:value="160902000000" calcext:value-type="float">
            <text:p>160902000000</text:p>
          </table:table-cell>
          <table:table-cell table:style-name="ce16" office:value-type="float" office:value="6.22042819323727" calcext:value-type="float">
            <text:p>6.22042819323727</text:p>
          </table:table-cell>
          <table:table-cell table:style-name="ce16" office:value-type="float" office:value="66.5235232669628" calcext:value-type="float">
            <text:p>66.5235232669628</text:p>
          </table:table-cell>
          <table:table-cell table:style-name="ce16" office:value-type="float" office:value="78.5902830949594" calcext:value-type="float">
            <text:p>78.5902830949594</text:p>
          </table:table-cell>
          <table:table-cell table:style-name="ce16" office:value-type="float" office:value="148548000000" calcext:value-type="float">
            <text:p>148548000000</text:p>
          </table:table-cell>
          <table:table-cell table:style-name="ce16" office:value-type="float" office:value="219.87" calcext:value-type="float">
            <text:p>219.87</text:p>
          </table:table-cell>
          <table:table-cell table:style-name="ce17" office:value-type="float" office:value="23.9" calcext:value-type="float">
            <text:p>23.9</text:p>
          </table:table-cell>
          <table:table-cell table:style-name="ce16" office:value-type="float" office:value="10400" calcext:value-type="float">
            <text:p>10400</text:p>
          </table:table-cell>
          <table:table-cell table:number-columns-repeated="1008"/>
        </table:table-row>
        <table:table-row table:style-name="ro1">
          <table:table-cell table:style-name="ce10" office:value-type="float" office:value="1996" calcext:value-type="float">
            <text:p>1,996</text:p>
          </table:table-cell>
          <table:table-cell table:style-name="ce12" office:value-type="float" office:value="72205" calcext:value-type="float">
            <text:p>72,205</text:p>
          </table:table-cell>
          <table:table-cell table:style-name="ce13" office:value-type="float" office:value="456495" calcext:value-type="float">
            <text:p>456,495</text:p>
          </table:table-cell>
          <table:table-cell table:style-name="ce15" office:value-type="float" office:value="39388359.776" calcext:value-type="float">
            <text:p>39,388,360</text:p>
          </table:table-cell>
          <table:table-cell table:style-name="ce13" office:value-type="float" office:value="69962.21" calcext:value-type="float">
            <text:p>69,962</text:p>
          </table:table-cell>
          <table:table-cell table:style-name="ce13" office:value-type="float" office:value="87142" calcext:value-type="float">
            <text:p>87,142</text:p>
          </table:table-cell>
          <table:table-cell table:style-name="ce16" office:value-type="float" office:value="31511.632" calcext:value-type="float">
            <text:p>31511.632</text:p>
          </table:table-cell>
          <table:table-cell table:style-name="ce16" office:value-type="float" office:value="15959000000" calcext:value-type="float">
            <text:p>15959000000</text:p>
          </table:table-cell>
          <table:table-cell table:style-name="ce16" office:value-type="float" office:value="165596000000" calcext:value-type="float">
            <text:p>165596000000</text:p>
          </table:table-cell>
          <table:table-cell table:style-name="ce16" office:value-type="float" office:value="6.23675154120422" calcext:value-type="float">
            <text:p>6.23675154120422</text:p>
          </table:table-cell>
          <table:table-cell table:style-name="ce16" office:value-type="float" office:value="68.7349994555945" calcext:value-type="float">
            <text:p>68.7349994555945</text:p>
          </table:table-cell>
          <table:table-cell table:style-name="ce16" office:value-type="float" office:value="79.6021676685203" calcext:value-type="float">
            <text:p>79.6021676685203</text:p>
          </table:table-cell>
          <table:table-cell table:style-name="ce16" office:value-type="float" office:value="155612000000" calcext:value-type="float">
            <text:p>155612000000</text:p>
          </table:table-cell>
          <table:table-cell table:style-name="ce16" office:value-type="float" office:value="232.69" calcext:value-type="float">
            <text:p>232.69</text:p>
          </table:table-cell>
          <table:table-cell table:style-name="ce17" office:value-type="float" office:value="22.7" calcext:value-type="float">
            <text:p>22.7</text:p>
          </table:table-cell>
          <table:table-cell table:style-name="ce16" office:value-type="float" office:value="11300" calcext:value-type="float">
            <text:p>11300</text:p>
          </table:table-cell>
          <table:table-cell table:number-columns-repeated="1008"/>
        </table:table-row>
        <table:table-row table:style-name="ro1">
          <table:table-cell table:style-name="ce10" office:value-type="float" office:value="1997" calcext:value-type="float">
            <text:p>1,997</text:p>
          </table:table-cell>
          <table:table-cell table:style-name="ce12" office:value-type="float" office:value="76393" calcext:value-type="float">
            <text:p>76,393</text:p>
          </table:table-cell>
          <table:table-cell table:style-name="ce13" office:value-type="float" office:value="490476" calcext:value-type="float">
            <text:p>490,476</text:p>
          </table:table-cell>
          <table:table-cell table:style-name="ce14" office:value-type="float" office:value="39561092" calcext:value-type="float">
            <text:p>39,561,092</text:p>
          </table:table-cell>
          <table:table-cell table:style-name="ce13" office:value-type="float" office:value="78212" calcext:value-type="float">
            <text:p>78,212</text:p>
          </table:table-cell>
          <table:table-cell table:style-name="ce13" office:value-type="float" office:value="94179" calcext:value-type="float">
            <text:p>94,179</text:p>
          </table:table-cell>
          <table:table-cell table:style-name="ce16" office:value-type="float" office:value="32696.993" calcext:value-type="float">
            <text:p>32696.993</text:p>
          </table:table-cell>
          <table:table-cell table:style-name="ce16" office:value-type="float" office:value="15597000000" calcext:value-type="float">
            <text:p>15597000000</text:p>
          </table:table-cell>
          <table:table-cell table:style-name="ce16" office:value-type="float" office:value="173365000000" calcext:value-type="float">
            <text:p>173365000000</text:p>
          </table:table-cell>
          <table:table-cell table:style-name="ce16" office:value-type="float" office:value="6.63742526724589" calcext:value-type="float">
            <text:p>6.63742526724589</text:p>
          </table:table-cell>
          <table:table-cell table:style-name="ce16" office:value-type="float" office:value="67.0784524160849" calcext:value-type="float">
            <text:p>67.0784524160849</text:p>
          </table:table-cell>
          <table:table-cell table:style-name="ce16" office:value-type="float" office:value="77.8576331298152" calcext:value-type="float">
            <text:p>77.8576331298152</text:p>
          </table:table-cell>
          <table:table-cell table:style-name="ce16" office:value-type="float" office:value="159916000000" calcext:value-type="float">
            <text:p>159916000000</text:p>
          </table:table-cell>
          <table:table-cell table:style-name="ce16" office:value-type="float" office:value="222.37" calcext:value-type="float">
            <text:p>222.37</text:p>
          </table:table-cell>
          <table:table-cell table:style-name="ce17" office:value-type="float" office:value="22" calcext:value-type="float">
            <text:p>22</text:p>
          </table:table-cell>
          <table:table-cell table:style-name="ce16" office:value-type="float" office:value="11950" calcext:value-type="float">
            <text:p>11950</text:p>
          </table:table-cell>
          <table:table-cell table:number-columns-repeated="1008"/>
        </table:table-row>
        <table:table-row table:style-name="ro1">
          <table:table-cell table:style-name="ce10" office:value-type="float" office:value="1998" calcext:value-type="float">
            <text:p>1,998</text:p>
          </table:table-cell>
          <table:table-cell table:style-name="ce12" office:value-type="float" office:value="81176" calcext:value-type="float">
            <text:p>81,176</text:p>
            <draw:frame table:end-cell-address="Data.B19" table:end-x="0.99mm" table:end-y="4.86mm" draw:z-index="0" draw:name="Picture 1" draw:style-name="gr1" draw:text-style-name="P1" svg:width="0.24mm" svg:height="0.09mm" svg:x="0.75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3" office:value-type="float" office:value="505438" calcext:value-type="float">
            <text:p>505,438</text:p>
          </table:table-cell>
          <table:table-cell table:style-name="ce14" office:value-type="float" office:value="39757722.424" calcext:value-type="float">
            <text:p>39,757,722</text:p>
            <draw:frame table:end-cell-address="Data.D19" table:end-x="1.01mm" table:end-y="4.86mm" draw:z-index="1" draw:name="Picture 2" draw:style-name="gr1" draw:text-style-name="P1" svg:width="0.17mm" svg:height="0.09mm" svg:x="0.84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  <draw:frame table:end-cell-address="Data.D19" table:end-x="1.01mm" table:end-y="4.86mm" draw:z-index="17" draw:name="Picture 18" draw:style-name="gr1" draw:text-style-name="P1" svg:width="0.17mm" svg:height="0.09mm" svg:x="0.84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3" office:value-type="float" office:value="93419" calcext:value-type="float">
            <text:p>93,419</text:p>
            <draw:frame table:end-cell-address="Data.E19" table:end-x="1.01mm" table:end-y="4.86mm" draw:z-index="2" draw:name="Picture 3" draw:style-name="gr1" draw:text-style-name="P1" svg:width="0.17mm" svg:height="0.09mm" svg:x="0.84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3" office:value-type="float" office:value="109468" calcext:value-type="float">
            <text:p>109,468</text:p>
            <draw:frame table:end-cell-address="Data.F19" table:end-x="1.01mm" table:end-y="4.86mm" draw:z-index="3" draw:name="Picture 4" draw:style-name="gr1" draw:text-style-name="P1" svg:width="0.17mm" svg:height="0.09mm" svg:x="0.84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6" office:value-type="float" office:value="31695" calcext:value-type="float">
            <text:p>31695</text:p>
            <draw:frame table:end-cell-address="Data.G19" table:end-x="0.99mm" table:end-y="4.86mm" draw:z-index="4" draw:name="Picture 5" draw:style-name="gr1" draw:text-style-name="P1" svg:width="0.23mm" svg:height="0.09mm" svg:x="0.78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6" office:value-type="float" office:value="14098000000" calcext:value-type="float">
            <text:p>14098000000</text:p>
          </table:table-cell>
          <table:table-cell table:style-name="ce16" office:value-type="float" office:value="189147000000" calcext:value-type="float">
            <text:p>189147000000</text:p>
            <draw:frame table:end-cell-address="Data.I19" table:end-x="0.99mm" table:end-y="4.86mm" draw:z-index="5" draw:name="Picture 6" draw:style-name="gr1" draw:text-style-name="P1" svg:width="0.23mm" svg:height="0.09mm" svg:x="0.78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6" office:value-type="float" office:value="6.6268542343876" calcext:value-type="float">
            <text:p>6.6268542343876</text:p>
          </table:table-cell>
          <table:table-cell table:style-name="ce16" office:value-type="float" office:value="69.9829392857381" calcext:value-type="float">
            <text:p>69.9829392857381</text:p>
            <draw:frame table:end-cell-address="Data.K19" table:end-x="0.99mm" table:end-y="4.86mm" draw:z-index="6" draw:name="Picture 7" draw:style-name="gr1" draw:text-style-name="P1" svg:width="0.24mm" svg:height="0.09mm" svg:x="0.75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6" office:value-type="float" office:value="80.0712618943136" calcext:value-type="float">
            <text:p>80.0712618943136</text:p>
          </table:table-cell>
          <table:table-cell table:style-name="ce16" office:value-type="float" office:value="173225000000" calcext:value-type="float">
            <text:p>173225000000</text:p>
            <draw:frame table:end-cell-address="Data.M19" table:end-x="1.01mm" table:end-y="4.86mm" draw:z-index="7" draw:name="Picture 8" draw:style-name="gr1" draw:text-style-name="P1" svg:width="0.17mm" svg:height="0.09mm" svg:x="0.84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style-name="ce16" office:value-type="float" office:value="240.69" calcext:value-type="float">
            <text:p>240.69</text:p>
          </table:table-cell>
          <table:table-cell table:style-name="ce17" office:value-type="float" office:value="20.6" calcext:value-type="float">
            <text:p>20.6</text:p>
          </table:table-cell>
          <table:table-cell table:style-name="ce16" office:value-type="float" office:value="12300" calcext:value-type="float">
            <text:p>12300</text:p>
            <draw:frame table:end-cell-address="Data.P19" table:end-x="1.01mm" table:end-y="4.86mm" draw:z-index="8" draw:name="Picture 9" draw:style-name="gr1" draw:text-style-name="P1" svg:width="0.16mm" svg:height="0.09mm" svg:x="0.87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  <draw:frame table:end-cell-address="Data.P19" table:end-x="1.01mm" table:end-y="4.86mm" draw:z-index="9" draw:name="Picture 10" draw:style-name="gr1" draw:text-style-name="P1" svg:width="0.16mm" svg:height="0.09mm" svg:x="0.87mm" svg:y="-14.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number-columns-repeated="2"/>
          <table:table-cell>
            <draw:frame table:end-cell-address="Data.S19" table:end-x="1.01mm" table:end-y="4.86mm" draw:z-index="10" draw:name="Picture 11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U19" table:end-x="1.01mm" table:end-y="4.86mm" draw:z-index="11" draw:name="Picture 12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W19" table:end-x="1.01mm" table:end-y="4.86mm" draw:z-index="12" draw:name="Picture 13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Y19" table:end-x="1.01mm" table:end-y="4.86mm" draw:z-index="13" draw:name="Picture 14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AA19" table:end-x="1.01mm" table:end-y="4.86mm" draw:z-index="14" draw:name="Picture 15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AC19" table:end-x="1.01mm" table:end-y="4.86mm" draw:z-index="15" draw:name="Picture 16" draw:style-name="gr1" draw:text-style-name="P1" svg:width="0.16mm" svg:height="0.09mm" svg:x="0.87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Data.AE19" table:end-x="0.99mm" table:end-y="4.86mm" draw:z-index="16" draw:name="Picture 17" draw:style-name="gr1" draw:text-style-name="P1" svg:width="0.23mm" svg:height="0.09mm" svg:x="0.78mm" svg:y="4.77mm">
              <draw:image xlink:href="Pictures/10000200000000010000000106E840BFE9E82C7D.gif" xlink:type="simple" xlink:show="embed" xlink:actuate="onLoad" loext:mime-type="image/gif">
                <text:p/>
              </draw:image>
            </draw:frame>
          </table:table-cell>
          <table:table-cell table:number-columns-repeated="993"/>
        </table:table-row>
        <table:table-row table:style-name="ro1">
          <table:table-cell table:style-name="ce10" office:value-type="float" office:value="1999" calcext:value-type="float">
            <text:p>1,999</text:p>
          </table:table-cell>
          <table:table-cell table:style-name="ce12" office:value-type="float" office:value="83390" calcext:value-type="float">
            <text:p>83,390</text:p>
          </table:table-cell>
          <table:table-cell table:style-name="ce13" office:value-type="float" office:value="536917" calcext:value-type="float">
            <text:p>536,917</text:p>
          </table:table-cell>
          <table:table-cell table:style-name="ce14" office:value-type="float" office:value="39981458.292" calcext:value-type="float">
            <text:p>39,981,458</text:p>
          </table:table-cell>
          <table:table-cell table:style-name="ce13" office:value-type="float" office:value="99849" calcext:value-type="float">
            <text:p>99,849</text:p>
          </table:table-cell>
          <table:table-cell table:style-name="ce13" office:value-type="float" office:value="122856" calcext:value-type="float">
            <text:p>122,856</text:p>
          </table:table-cell>
          <table:table-cell table:style-name="ce16" office:value-type="float" office:value="32333.916" calcext:value-type="float">
            <text:p>32333.916</text:p>
          </table:table-cell>
          <table:table-cell table:style-name="ce16" office:value-type="float" office:value="18448000000" calcext:value-type="float">
            <text:p>18448000000</text:p>
          </table:table-cell>
          <table:table-cell table:style-name="ce16" office:value-type="float" office:value="193392000000" calcext:value-type="float">
            <text:p>193392000000</text:p>
          </table:table-cell>
          <table:table-cell table:style-name="ce16" office:value-type="float" office:value="6.76555220942126" calcext:value-type="float">
            <text:p>6.76555220942126</text:p>
          </table:table-cell>
          <table:table-cell table:style-name="ce16" office:value-type="float" office:value="70.8365528672643" calcext:value-type="float">
            <text:p>70.8365528672643</text:p>
          </table:table-cell>
          <table:table-cell table:style-name="ce16" office:value-type="float" office:value="79.5273124545515" calcext:value-type="float">
            <text:p>79.5273124545515</text:p>
          </table:table-cell>
          <table:table-cell table:style-name="ce16" office:value-type="float" office:value="180163000000" calcext:value-type="float">
            <text:p>180163000000</text:p>
          </table:table-cell>
          <table:table-cell table:style-name="ce16" office:value-type="float" office:value="248.71" calcext:value-type="float">
            <text:p>248.71</text:p>
          </table:table-cell>
          <table:table-cell table:style-name="ce17" office:value-type="float" office:value="18.6" calcext:value-type="float">
            <text:p>18.6</text:p>
          </table:table-cell>
          <table:table-cell table:style-name="ce16" office:value-type="float" office:value="14322" calcext:value-type="float">
            <text:p>14322</text:p>
          </table:table-cell>
          <table:table-cell table:number-columns-repeated="1008"/>
        </table:table-row>
        <table:table-row table:style-name="ro1">
          <table:table-cell table:style-name="ce10" office:value-type="float" office:value="2000" calcext:value-type="float">
            <text:p>2,000</text:p>
          </table:table-cell>
          <table:table-cell table:style-name="ce12" office:value-type="float" office:value="89038" calcext:value-type="float">
            <text:p>89,038</text:p>
          </table:table-cell>
          <table:table-cell table:style-name="ce13" office:value-type="float" office:value="579942" calcext:value-type="float">
            <text:p>579,942</text:p>
          </table:table-cell>
          <table:table-cell table:style-name="ce14" office:value-type="float" office:value="40235506.848" calcext:value-type="float">
            <text:p>40,235,507</text:p>
          </table:table-cell>
          <table:table-cell table:style-name="ce13" office:value-type="float" office:value="104788" calcext:value-type="float">
            <text:p>104,788</text:p>
          </table:table-cell>
          <table:table-cell table:style-name="ce13" office:value-type="float" office:value="139093" calcext:value-type="float">
            <text:p>139,093</text:p>
          </table:table-cell>
          <table:table-cell table:style-name="ce16" office:value-type="float" office:value="30657.88" calcext:value-type="float">
            <text:p>30657.88</text:p>
          </table:table-cell>
          <table:table-cell table:style-name="ce16" office:value-type="float" office:value="19478000000" calcext:value-type="float">
            <text:p>19478000000</text:p>
          </table:table-cell>
          <table:table-cell table:style-name="ce16" office:value-type="float" office:value="205837000000" calcext:value-type="float">
            <text:p>205837000000</text:p>
          </table:table-cell>
          <table:table-cell table:style-name="ce16" office:value-type="float" office:value="6.80987943747378" calcext:value-type="float">
            <text:p>6.80987943747378</text:p>
          </table:table-cell>
          <table:table-cell table:style-name="ce16" office:value-type="float" office:value="73.6237883697607" calcext:value-type="float">
            <text:p>73.6237883697607</text:p>
          </table:table-cell>
          <table:table-cell table:style-name="ce16" office:value-type="float" office:value="80.9759620214103" calcext:value-type="float">
            <text:p>80.9759620214103</text:p>
          </table:table-cell>
          <table:table-cell table:style-name="ce16" office:value-type="float" office:value="194692000000" calcext:value-type="float">
            <text:p>194692000000</text:p>
          </table:table-cell>
          <table:table-cell table:style-name="ce16" office:value-type="float" office:value="268.43" calcext:value-type="float">
            <text:p>268.43</text:p>
          </table:table-cell>
          <table:table-cell table:style-name="ce17" office:value-type="float" office:value="15.6" calcext:value-type="float">
            <text:p>15.6</text:p>
          </table:table-cell>
          <table:table-cell table:style-name="ce16" office:value-type="float" office:value="15670" calcext:value-type="float">
            <text:p>15670</text:p>
          </table:table-cell>
          <table:table-cell table:number-columns-repeated="1008"/>
        </table:table-row>
        <table:table-row table:style-name="ro1">
          <table:table-cell table:style-name="ce10" office:value-type="float" office:value="2001" calcext:value-type="float">
            <text:p>2,001</text:p>
          </table:table-cell>
          <table:table-cell table:style-name="ce12" office:value-type="float" office:value="93286" calcext:value-type="float">
            <text:p>93,286</text:p>
          </table:table-cell>
          <table:table-cell table:style-name="ce13" office:value-type="float" office:value="629907" calcext:value-type="float">
            <text:p>629,907</text:p>
          </table:table-cell>
          <table:table-cell table:style-name="ce14" office:value-type="float" office:value="40523075.336" calcext:value-type="float">
            <text:p>40,523,075</text:p>
          </table:table-cell>
          <table:table-cell table:style-name="ce13" office:value-type="float" office:value="124177" calcext:value-type="float">
            <text:p>124,177</text:p>
          </table:table-cell>
          <table:table-cell table:style-name="ce13" office:value-type="float" office:value="169468" calcext:value-type="float">
            <text:p>169,468</text:p>
          </table:table-cell>
          <table:table-cell table:style-name="ce16" office:value-type="float" office:value="31560.549" calcext:value-type="float">
            <text:p>31560.549</text:p>
          </table:table-cell>
          <table:table-cell table:style-name="ce16" office:value-type="float" office:value="19266000000" calcext:value-type="float">
            <text:p>19266000000</text:p>
          </table:table-cell>
          <table:table-cell table:style-name="ce16" office:value-type="float" office:value="220921000000" calcext:value-type="float">
            <text:p>220921000000</text:p>
          </table:table-cell>
          <table:table-cell table:style-name="ce16" office:value-type="float" office:value="7.04169029867992" calcext:value-type="float">
            <text:p>7.04169029867992</text:p>
          </table:table-cell>
          <table:table-cell table:style-name="ce16" office:value-type="float" office:value="74.1002319835349" calcext:value-type="float">
            <text:p>74.1002319835349</text:p>
          </table:table-cell>
          <table:table-cell table:style-name="ce16" office:value-type="float" office:value="80.6349900452166" calcext:value-type="float">
            <text:p>80.6349900452166</text:p>
          </table:table-cell>
          <table:table-cell table:style-name="ce16" office:value-type="float" office:value="209647000000" calcext:value-type="float">
            <text:p>209647000000</text:p>
          </table:table-cell>
          <table:table-cell table:style-name="ce16" office:value-type="float" office:value="283.91" calcext:value-type="float">
            <text:p>283.91</text:p>
          </table:table-cell>
          <table:table-cell table:style-name="ce17" office:value-type="float" office:value="13.9" calcext:value-type="float">
            <text:p>13.9</text:p>
          </table:table-cell>
          <table:table-cell table:style-name="ce16" office:value-type="float" office:value="16767" calcext:value-type="float">
            <text:p>16767</text:p>
          </table:table-cell>
          <table:table-cell table:number-columns-repeated="1008"/>
        </table:table-row>
        <table:table-row table:style-name="ro1">
          <table:table-cell table:style-name="ce10" office:value-type="float" office:value="2002" calcext:value-type="float">
            <text:p>2,002</text:p>
          </table:table-cell>
          <table:table-cell table:style-name="ce12" office:value-type="float" office:value="94465" calcext:value-type="float">
            <text:p>94,465</text:p>
          </table:table-cell>
          <table:table-cell table:style-name="ce13" office:value-type="float" office:value="680397" calcext:value-type="float">
            <text:p>680,397</text:p>
          </table:table-cell>
          <table:table-cell table:style-name="ce13" office:value-type="float" office:value="40847371" calcext:value-type="float">
            <text:p>40,847,371</text:p>
          </table:table-cell>
          <table:table-cell table:style-name="ce13" office:value-type="float" office:value="129771" calcext:value-type="float">
            <text:p>129,771</text:p>
          </table:table-cell>
          <table:table-cell table:style-name="ce13" office:value-type="float" office:value="173210" calcext:value-type="float">
            <text:p>173,210</text:p>
          </table:table-cell>
          <table:table-cell table:style-name="ce16" office:value-type="float" office:value="33481.41" calcext:value-type="float">
            <text:p>33481.41</text:p>
          </table:table-cell>
          <table:table-cell table:style-name="ce16" office:value-type="float" office:value="17981000000" calcext:value-type="float">
            <text:p>17981000000</text:p>
          </table:table-cell>
          <table:table-cell table:style-name="ce16" office:value-type="float" office:value="233067000000" calcext:value-type="float">
            <text:p>233067000000</text:p>
          </table:table-cell>
          <table:table-cell table:style-name="ce16" office:value-type="float" office:value="7.35571145437937" calcext:value-type="float">
            <text:p>7.35571145437937</text:p>
          </table:table-cell>
          <table:table-cell table:style-name="ce16" office:value-type="float" office:value="73.2229398211237" calcext:value-type="float">
            <text:p>73.2229398211237</text:p>
          </table:table-cell>
          <table:table-cell table:style-name="ce16" office:value-type="float" office:value="79.8498959457511" calcext:value-type="float">
            <text:p>79.8498959457511</text:p>
          </table:table-cell>
          <table:table-cell table:style-name="ce16" office:value-type="float" office:value="221512000000" calcext:value-type="float">
            <text:p>221512000000</text:p>
          </table:table-cell>
          <table:table-cell table:style-name="ce16" office:value-type="float" office:value="285.52" calcext:value-type="float">
            <text:p>285.52</text:p>
          </table:table-cell>
          <table:table-cell table:style-name="ce17" office:value-type="float" office:value="10.5" calcext:value-type="float">
            <text:p>10.5</text:p>
          </table:table-cell>
          <table:table-cell table:style-name="ce16" office:value-type="float" office:value="18085" calcext:value-type="float">
            <text:p>18085</text:p>
          </table:table-cell>
          <table:table-cell table:number-columns-repeated="1008"/>
        </table:table-row>
        <table:table-row table:style-name="ro1">
          <table:table-cell table:style-name="ce10" office:value-type="float" office:value="2003" calcext:value-type="float">
            <text:p>2,003</text:p>
          </table:table-cell>
          <table:table-cell table:style-name="ce12" office:value-type="float" office:value="99597" calcext:value-type="float">
            <text:p>99,597</text:p>
          </table:table-cell>
          <table:table-cell table:style-name="ce13" office:value-type="float" office:value="729258" calcext:value-type="float">
            <text:p>729,258</text:p>
          </table:table-cell>
          <table:table-cell table:style-name="ce14" office:value-type="float" office:value="41211601.084" calcext:value-type="float">
            <text:p>41,211,601</text:p>
          </table:table-cell>
          <table:table-cell table:style-name="ce13" office:value-type="float" office:value="133267" calcext:value-type="float">
            <text:p>133,267</text:p>
          </table:table-cell>
          <table:table-cell table:style-name="ce13" office:value-type="float" office:value="175267" calcext:value-type="float">
            <text:p>175,267</text:p>
          </table:table-cell>
          <table:table-cell table:style-name="ce16" office:value-type="float" office:value="31652.197" calcext:value-type="float">
            <text:p>31652.197</text:p>
          </table:table-cell>
          <table:table-cell table:style-name="ce16" office:value-type="float" office:value="19247000000" calcext:value-type="float">
            <text:p>19247000000</text:p>
          </table:table-cell>
          <table:table-cell table:style-name="ce16" office:value-type="float" office:value="239917000000" calcext:value-type="float">
            <text:p>239917000000</text:p>
          </table:table-cell>
          <table:table-cell table:style-name="ce16" office:value-type="float" office:value="7.72272016850247" calcext:value-type="float">
            <text:p>7.72272016850247</text:p>
          </table:table-cell>
          <table:table-cell table:style-name="ce16" office:value-type="float" office:value="75.4171062479383" calcext:value-type="float">
            <text:p>75.4171062479383</text:p>
          </table:table-cell>
          <table:table-cell table:style-name="ce16" office:value-type="float" office:value="81.459736069344" calcext:value-type="float">
            <text:p>81.459736069344</text:p>
          </table:table-cell>
          <table:table-cell table:style-name="ce16" office:value-type="float" office:value="231045000000" calcext:value-type="float">
            <text:p>231045000000</text:p>
          </table:table-cell>
          <table:table-cell table:style-name="ce16" office:value-type="float" office:value="301.71" calcext:value-type="float">
            <text:p>301.71</text:p>
          </table:table-cell>
          <table:table-cell table:style-name="ce17" office:value-type="float" office:value="11.4" calcext:value-type="float">
            <text:p>11.4</text:p>
          </table:table-cell>
          <table:table-cell table:style-name="ce16" office:value-type="float" office:value="19124" calcext:value-type="float">
            <text:p>19124</text:p>
          </table:table-cell>
          <table:table-cell table:number-columns-repeated="1008"/>
        </table:table-row>
        <table:table-row table:style-name="ro1">
          <table:table-cell table:style-name="ce10" office:value-type="float" office:value="2004" calcext:value-type="float">
            <text:p>2,004</text:p>
          </table:table-cell>
          <table:table-cell table:style-name="ce12" office:value-type="float" office:value="103302" calcext:value-type="float">
            <text:p>103,302</text:p>
          </table:table-cell>
          <table:table-cell table:style-name="ce13" office:value-type="float" office:value="783082" calcext:value-type="float">
            <text:p>783,082</text:p>
          </table:table-cell>
          <table:table-cell table:style-name="ce14" office:value-type="float" office:value="41618972.832" calcext:value-type="float">
            <text:p>41,618,973</text:p>
          </table:table-cell>
          <table:table-cell table:style-name="ce13" office:value-type="float" office:value="138119" calcext:value-type="float">
            <text:p>138,119</text:p>
          </table:table-cell>
          <table:table-cell table:style-name="ce13" office:value-type="float" office:value="185113" calcext:value-type="float">
            <text:p>185,113</text:p>
          </table:table-cell>
          <table:table-cell table:style-name="ce16" office:value-type="float" office:value="32934.072" calcext:value-type="float">
            <text:p>32934.072</text:p>
          </table:table-cell>
          <table:table-cell table:style-name="ce16" office:value-type="float" office:value="22527000000" calcext:value-type="float">
            <text:p>22527000000</text:p>
          </table:table-cell>
          <table:table-cell table:style-name="ce16" office:value-type="float" office:value="257313000000" calcext:value-type="float">
            <text:p>257313000000</text:p>
          </table:table-cell>
          <table:table-cell table:style-name="ce16" office:value-type="float" office:value="7.8096819879089" calcext:value-type="float">
            <text:p>7.8096819879089</text:p>
          </table:table-cell>
          <table:table-cell table:style-name="ce16" office:value-type="float" office:value="75.2739750417248" calcext:value-type="float">
            <text:p>75.2739750417248</text:p>
          </table:table-cell>
          <table:table-cell table:style-name="ce16" office:value-type="float" office:value="80.8230230186446" calcext:value-type="float">
            <text:p>80.8230230186446</text:p>
          </table:table-cell>
          <table:table-cell table:style-name="ce16" office:value-type="float" office:value="239463000000" calcext:value-type="float">
            <text:p>239463000000</text:p>
          </table:table-cell>
          <table:table-cell table:style-name="ce16" office:value-type="float" office:value="309.69" calcext:value-type="float">
            <text:p>309.69</text:p>
          </table:table-cell>
          <table:table-cell table:style-name="ce17" office:value-type="float" office:value="11.3" calcext:value-type="float">
            <text:p>11.3</text:p>
          </table:table-cell>
          <table:table-cell table:style-name="ce16" office:value-type="float" office:value="20609" calcext:value-type="float">
            <text:p>20609</text:p>
          </table:table-cell>
          <table:table-cell table:number-columns-repeated="1008"/>
        </table:table-row>
        <table:table-row table:style-name="ro1">
          <table:table-cell table:style-name="ce10" office:value-type="float" office:value="2005" calcext:value-type="float">
            <text:p>2,005</text:p>
          </table:table-cell>
          <table:table-cell table:style-name="ce12" office:value-type="float" office:value="105988" calcext:value-type="float">
            <text:p>105,988</text:p>
          </table:table-cell>
          <table:table-cell table:style-name="ce13" office:value-type="float" office:value="841294" calcext:value-type="float">
            <text:p>841,294</text:p>
          </table:table-cell>
          <table:table-cell table:style-name="ce14" office:value-type="float" office:value="42072693.488" calcext:value-type="float">
            <text:p>42,072,693</text:p>
          </table:table-cell>
          <table:table-cell table:style-name="ce13" office:value-type="float" office:value="146924" calcext:value-type="float">
            <text:p>146,924</text:p>
          </table:table-cell>
          <table:table-cell table:style-name="ce13" office:value-type="float" office:value="208410" calcext:value-type="float">
            <text:p>208,410</text:p>
          </table:table-cell>
          <table:table-cell table:style-name="ce16" office:value-type="float" office:value="32537.106" calcext:value-type="float">
            <text:p>32537.106</text:p>
          </table:table-cell>
          <table:table-cell table:style-name="ce16" office:value-type="float" office:value="24070000000" calcext:value-type="float">
            <text:p>24070000000</text:p>
          </table:table-cell>
          <table:table-cell table:style-name="ce16" office:value-type="float" office:value="276652000000" calcext:value-type="float">
            <text:p>276652000000</text:p>
          </table:table-cell>
          <table:table-cell table:style-name="ce16" office:value-type="float" office:value="7.97036214380017" calcext:value-type="float">
            <text:p>7.97036214380017</text:p>
          </table:table-cell>
          <table:table-cell table:style-name="ce16" office:value-type="float" office:value="76.5970327864598" calcext:value-type="float">
            <text:p>76.5970327864598</text:p>
          </table:table-cell>
          <table:table-cell table:style-name="ce16" office:value-type="float" office:value="81.835576122972" calcext:value-type="float">
            <text:p>81.835576122972</text:p>
          </table:table-cell>
          <table:table-cell table:style-name="ce16" office:value-type="float" office:value="252909000000" calcext:value-type="float">
            <text:p>252909000000</text:p>
          </table:table-cell>
          <table:table-cell table:style-name="ce16" office:value-type="float" office:value="327.25" calcext:value-type="float">
            <text:p>327.25</text:p>
          </table:table-cell>
          <table:table-cell table:style-name="ce17" office:value-type="float" office:value="11" calcext:value-type="float">
            <text:p>11</text:p>
          </table:table-cell>
          <table:table-cell table:style-name="ce16" office:value-type="float" office:value="22030" calcext:value-type="float">
            <text:p>22030</text:p>
          </table:table-cell>
          <table:table-cell table:number-columns-repeated="1008"/>
        </table:table-row>
        <table:table-row table:style-name="ro1">
          <table:table-cell table:style-name="ce10" office:value-type="float" office:value="2006" calcext:value-type="float">
            <text:p>2,006</text:p>
          </table:table-cell>
          <table:table-cell table:style-name="ce12" office:value-type="float" office:value="104143" calcext:value-type="float">
            <text:p>104,143</text:p>
          </table:table-cell>
          <table:table-cell table:style-name="ce13" office:value-type="float" office:value="909298" calcext:value-type="float">
            <text:p>909,298</text:p>
          </table:table-cell>
          <table:table-cell table:style-name="ce14" office:value-type="float" office:value="42575970.296" calcext:value-type="float">
            <text:p>42,575,970</text:p>
          </table:table-cell>
          <table:table-cell table:style-name="ce13" office:value-type="float" office:value="155004" calcext:value-type="float">
            <text:p>155,004</text:p>
          </table:table-cell>
          <table:table-cell table:style-name="ce13" office:value-type="float" office:value="232954" calcext:value-type="float">
            <text:p>232,954</text:p>
          </table:table-cell>
          <table:table-cell table:style-name="ce16" office:value-type="float" office:value="30159.44" calcext:value-type="float">
            <text:p>30159.44</text:p>
          </table:table-cell>
          <table:table-cell table:style-name="ce16" office:value-type="float" office:value="25960000000" calcext:value-type="float">
            <text:p>25960000000</text:p>
          </table:table-cell>
          <table:table-cell table:style-name="ce16" office:value-type="float" office:value="289445000000" calcext:value-type="float">
            <text:p>289445000000</text:p>
          </table:table-cell>
          <table:table-cell table:style-name="ce16" office:value-type="float" office:value="8.37662532951936" calcext:value-type="float">
            <text:p>8.37662532951936</text:p>
          </table:table-cell>
          <table:table-cell table:style-name="ce16" office:value-type="float" office:value="78.7481478184241" calcext:value-type="float">
            <text:p>78.7481478184241</text:p>
          </table:table-cell>
          <table:table-cell table:style-name="ce16" office:value-type="float" office:value="83.4645597328254" calcext:value-type="float">
            <text:p>83.4645597328254</text:p>
          </table:table-cell>
          <table:table-cell table:style-name="ce16" office:value-type="float" office:value="266774000000" calcext:value-type="float">
            <text:p>266774000000</text:p>
          </table:table-cell>
          <table:table-cell table:style-name="ce16" office:value-type="float" office:value="339.44" calcext:value-type="float">
            <text:p>339.44</text:p>
          </table:table-cell>
          <table:table-cell table:style-name="ce17" office:value-type="float" office:value="9.2" calcext:value-type="float">
            <text:p>9.2</text:p>
          </table:table-cell>
          <table:table-cell table:style-name="ce16" office:value-type="float" office:value="23216" calcext:value-type="float">
            <text:p>23216</text:p>
          </table:table-cell>
          <table:table-cell table:number-columns-repeated="1008"/>
        </table:table-row>
        <table:table-row table:style-name="ro1">
          <table:table-cell table:style-name="ce10" office:value-type="float" office:value="2007" calcext:value-type="float">
            <text:p>2,007</text:p>
          </table:table-cell>
          <table:table-cell table:style-name="ce12" office:value-type="float" office:value="106839" calcext:value-type="float">
            <text:p>106,839</text:p>
          </table:table-cell>
          <table:table-cell table:style-name="ce13" office:value-type="float" office:value="985547" calcext:value-type="float">
            <text:p>985,547</text:p>
          </table:table-cell>
          <table:table-cell table:style-name="ce14" office:value-type="float" office:value="43132010.5" calcext:value-type="float">
            <text:p>43,132,011</text:p>
          </table:table-cell>
          <table:table-cell table:style-name="ce13" office:value-type="float" office:value="170438" calcext:value-type="float">
            <text:p>170,438</text:p>
          </table:table-cell>
          <table:table-cell table:style-name="ce13" office:value-type="float" office:value="262687" calcext:value-type="float">
            <text:p>262,687</text:p>
          </table:table-cell>
          <table:table-cell table:style-name="ce16" office:value-type="float" office:value="31338.527" calcext:value-type="float">
            <text:p>31338.527</text:p>
          </table:table-cell>
          <table:table-cell table:style-name="ce16" office:value-type="float" office:value="25125000000" calcext:value-type="float">
            <text:p>25125000000</text:p>
          </table:table-cell>
          <table:table-cell table:style-name="ce16" office:value-type="float" office:value="295582000000" calcext:value-type="float">
            <text:p>295582000000</text:p>
          </table:table-cell>
          <table:table-cell table:style-name="ce16" office:value-type="float" office:value="9.44049085535282" calcext:value-type="float">
            <text:p>9.44049085535282</text:p>
          </table:table-cell>
          <table:table-cell table:style-name="ce16" office:value-type="float" office:value="77.8914223526378" calcext:value-type="float">
            <text:p>77.8914223526378</text:p>
          </table:table-cell>
          <table:table-cell table:style-name="ce16" office:value-type="float" office:value="82.5021395498766" calcext:value-type="float">
            <text:p>82.5021395498766</text:p>
          </table:table-cell>
          <table:table-cell table:style-name="ce16" office:value-type="float" office:value="271049000000" calcext:value-type="float">
            <text:p>271049000000</text:p>
          </table:table-cell>
          <table:table-cell table:style-name="ce16" office:value-type="float" office:value="331.86" calcext:value-type="float">
            <text:p>331.86</text:p>
          </table:table-cell>
          <table:table-cell table:style-name="ce17" office:value-type="float" office:value="8.5" calcext:value-type="float">
            <text:p>8.5</text:p>
          </table:table-cell>
          <table:table-cell table:style-name="ce16" office:value-type="float" office:value="24546" calcext:value-type="float">
            <text:p>24546</text:p>
          </table:table-cell>
          <table:table-cell table:number-columns-repeated="1008"/>
        </table:table-row>
        <table:table-row table:style-name="ro1">
          <table:table-cell table:style-name="ce10" office:value-type="float" office:value="2008" calcext:value-type="float">
            <text:p>2,008</text:p>
          </table:table-cell>
          <table:table-cell table:style-name="ce12" office:value-type="float" office:value="103274" calcext:value-type="float">
            <text:p>103,274</text:p>
          </table:table-cell>
          <table:table-cell table:style-name="ce13" office:value-type="float" office:value="1053161" calcext:value-type="float">
            <text:p>1,053,161</text:p>
          </table:table-cell>
          <table:table-cell table:style-name="ce14" office:value-type="float" office:value="43744021.344" calcext:value-type="float">
            <text:p>43,744,021</text:p>
          </table:table-cell>
          <table:table-cell table:style-name="ce13" office:value-type="float" office:value="185023" calcext:value-type="float">
            <text:p>185,023</text:p>
          </table:table-cell>
          <table:table-cell table:style-name="ce13" office:value-type="float" office:value="285038" calcext:value-type="float">
            <text:p>285,038</text:p>
          </table:table-cell>
          <table:table-cell table:style-name="ce16" office:value-type="float" office:value="30289.025" calcext:value-type="float">
            <text:p>30289.025</text:p>
          </table:table-cell>
          <table:table-cell table:style-name="ce16" office:value-type="float" office:value="25481000000" calcext:value-type="float">
            <text:p>25481000000</text:p>
          </table:table-cell>
          <table:table-cell table:style-name="ce16" office:value-type="float" office:value="301839000000" calcext:value-type="float">
            <text:p>301839000000</text:p>
          </table:table-cell>
          <table:table-cell table:style-name="ce16" office:value-type="float" office:value="10.0507640981894" calcext:value-type="float">
            <text:p>10.0507640981894</text:p>
          </table:table-cell>
          <table:table-cell table:style-name="ce16" office:value-type="float" office:value="78.9419292109434" calcext:value-type="float">
            <text:p>78.9419292109434</text:p>
          </table:table-cell>
          <table:table-cell table:style-name="ce16" office:value-type="float" office:value="83.1877316805625" calcext:value-type="float">
            <text:p>83.1877316805625</text:p>
          </table:table-cell>
          <table:table-cell table:style-name="ce16" office:value-type="float" office:value="273820000000" calcext:value-type="float">
            <text:p>273820000000</text:p>
          </table:table-cell>
          <table:table-cell table:style-name="ce16" office:value-type="float" office:value="343.71" calcext:value-type="float">
            <text:p>343.71</text:p>
          </table:table-cell>
          <table:table-cell table:style-name="ce17" office:value-type="float" office:value="8.3" calcext:value-type="float">
            <text:p>8.3</text:p>
          </table:table-cell>
          <table:table-cell table:style-name="ce16" office:value-type="float" office:value="25726" calcext:value-type="float">
            <text:p>25726</text:p>
          </table:table-cell>
          <table:table-cell table:number-columns-repeated="1008"/>
        </table:table-row>
        <table:table-row table:style-name="ro1">
          <table:table-cell table:style-name="ce10" office:value-type="float" office:value="2009" calcext:value-type="float">
            <text:p>2,009</text:p>
          </table:table-cell>
          <table:table-cell table:style-name="ce12" office:value-type="float" office:value="95815" calcext:value-type="float">
            <text:p>95,815</text:p>
          </table:table-cell>
          <table:table-cell table:style-name="ce13" office:value-type="float" office:value="1087788" calcext:value-type="float">
            <text:p>1,087,788</text:p>
          </table:table-cell>
          <table:table-cell table:style-name="ce14" office:value-type="float" office:value="44415210.072" calcext:value-type="float">
            <text:p>44,415,210</text:p>
          </table:table-cell>
          <table:table-cell table:style-name="ce13" office:value-type="float" office:value="189227" calcext:value-type="float">
            <text:p>189,227</text:p>
          </table:table-cell>
          <table:table-cell table:style-name="ce13" office:value-type="float" office:value="283387" calcext:value-type="float">
            <text:p>283,387</text:p>
          </table:table-cell>
          <table:table-cell table:style-name="ce16" office:value-type="float" office:value="30349.942" calcext:value-type="float">
            <text:p>30349.942</text:p>
          </table:table-cell>
          <table:table-cell table:style-name="ce16" office:value-type="float" office:value="25810000000" calcext:value-type="float">
            <text:p>25810000000</text:p>
          </table:table-cell>
          <table:table-cell table:style-name="ce16" office:value-type="float" office:value="310978000000" calcext:value-type="float">
            <text:p>310978000000</text:p>
          </table:table-cell>
          <table:table-cell table:style-name="ce16" office:value-type="float" office:value="10.8661913724167" calcext:value-type="float">
            <text:p>10.8661913724167</text:p>
          </table:table-cell>
          <table:table-cell table:style-name="ce16" office:value-type="float" office:value="78.167603534835" calcext:value-type="float">
            <text:p>78.167603534835</text:p>
          </table:table-cell>
          <table:table-cell table:style-name="ce16" office:value-type="float" office:value="81.8005500235003" calcext:value-type="float">
            <text:p>81.8005500235003</text:p>
          </table:table-cell>
          <table:table-cell table:style-name="ce16" office:value-type="float" office:value="276909000000" calcext:value-type="float">
            <text:p>276909000000</text:p>
          </table:table-cell>
          <table:table-cell table:style-name="ce16" office:value-type="float" office:value="317.11" calcext:value-type="float">
            <text:p>317.11</text:p>
          </table:table-cell>
          <table:table-cell table:style-name="ce16" office:value-type="float" office:value="11.3" calcext:value-type="float">
            <text:p>11.3</text:p>
          </table:table-cell>
          <table:table-cell table:style-name="ce16" office:value-type="float" office:value="26343" calcext:value-type="float">
            <text:p>26343</text:p>
          </table:table-cell>
          <table:table-cell table:number-columns-repeated="1008"/>
        </table:table-row>
        <table:table-row table:style-name="ro1">
          <table:table-cell table:style-name="ce10" office:value-type="float" office:value="2010" calcext:value-type="float">
            <text:p>2,010</text:p>
          </table:table-cell>
          <table:table-cell table:style-name="ce12" office:value-type="float" office:value="97576" calcext:value-type="float">
            <text:p>97,576</text:p>
          </table:table-cell>
          <table:table-cell table:style-name="ce13" office:value-type="float" office:value="1046894" calcext:value-type="float">
            <text:p>1,046,894</text:p>
          </table:table-cell>
          <table:table-cell table:style-name="ce14" office:value-type="float" office:value="45148783.928" calcext:value-type="float">
            <text:p>45,148,784</text:p>
          </table:table-cell>
          <table:table-cell table:style-name="ce13" office:value-type="float" office:value="159889" calcext:value-type="float">
            <text:p>159,889</text:p>
          </table:table-cell>
          <table:table-cell table:style-name="ce13" office:value-type="float" office:value="206116" calcext:value-type="float">
            <text:p>206,116</text:p>
          </table:table-cell>
          <table:table-cell table:style-name="ce16" office:value-type="float" office:value="30250.684" calcext:value-type="float">
            <text:p>30250.684</text:p>
          </table:table-cell>
          <table:table-cell table:style-name="ce16" office:value-type="float" office:value="24445000000" calcext:value-type="float">
            <text:p>24445000000</text:p>
          </table:table-cell>
          <table:table-cell table:style-name="ce16" office:value-type="float" office:value="291869000000" calcext:value-type="float">
            <text:p>291869000000</text:p>
          </table:table-cell>
          <table:table-cell table:style-name="ce16" office:value-type="float" office:value="11.4889469838156" calcext:value-type="float">
            <text:p>11.4889469838156</text:p>
          </table:table-cell>
          <table:table-cell table:style-name="ce16" office:value-type="float" office:value="76.3171396649332" calcext:value-type="float">
            <text:p>76.3171396649332</text:p>
          </table:table-cell>
          <table:table-cell table:style-name="ce16" office:value-type="float" office:value="79.7939609554951" calcext:value-type="float">
            <text:p>79.7939609554951</text:p>
          </table:table-cell>
          <table:table-cell table:style-name="ce16" office:value-type="float" office:value="262071000000" calcext:value-type="float">
            <text:p>262071000000</text:p>
          </table:table-cell>
          <table:table-cell table:style-name="ce16" office:value-type="float" office:value="282.49" calcext:value-type="float">
            <text:p>282.4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259" calcext:value-type="float">
            <text:p>24259</text:p>
          </table:table-cell>
          <table:table-cell table:number-columns-repeated="1008"/>
        </table:table-row>
        <table:table-row table:style-name="ro1">
          <table:table-cell table:style-name="ce10" office:value-type="float" office:value="2011" calcext:value-type="float">
            <text:p>2,011</text:p>
          </table:table-cell>
          <table:table-cell table:style-name="ce12" office:value-type="float" office:value="93238" calcext:value-type="float">
            <text:p>93,238</text:p>
          </table:table-cell>
          <table:table-cell table:style-name="ce13" office:value-type="float" office:value="1045620" calcext:value-type="float">
            <text:p>1,045,620</text:p>
          </table:table-cell>
          <table:table-cell table:style-name="ce14" office:value-type="float" office:value="45947950.156" calcext:value-type="float">
            <text:p>45,947,950</text:p>
          </table:table-cell>
          <table:table-cell table:style-name="ce13" office:value-type="float" office:value="186780" calcext:value-type="float">
            <text:p>186,780</text:p>
          </table:table-cell>
          <table:table-cell table:style-name="ce13" office:value-type="float" office:value="240055" calcext:value-type="float">
            <text:p>240,055</text:p>
          </table:table-cell>
          <table:table-cell table:style-name="ce16" office:value-type="float" office:value="34298.832" calcext:value-type="float">
            <text:p>34298.832</text:p>
          </table:table-cell>
          <table:table-cell table:style-name="ce16" office:value-type="float" office:value="27400000000" calcext:value-type="float">
            <text:p>27400000000</text:p>
          </table:table-cell>
          <table:table-cell table:style-name="ce16" office:value-type="float" office:value="298320000000" calcext:value-type="float">
            <text:p>298320000000</text:p>
          </table:table-cell>
          <table:table-cell table:style-name="ce16" office:value-type="float" office:value="11.351615064109" calcext:value-type="float">
            <text:p>11.351615064109</text:p>
          </table:table-cell>
          <table:table-cell table:style-name="ce16" office:value-type="float" office:value="73.1513003612455" calcext:value-type="float">
            <text:p>73.1513003612455</text:p>
          </table:table-cell>
          <table:table-cell table:style-name="ce16" office:value-type="float" office:value="76.102672547948" calcext:value-type="float">
            <text:p>76.102672547948</text:p>
          </table:table-cell>
          <table:table-cell table:style-name="ce16" office:value-type="float" office:value="265794000000" calcext:value-type="float">
            <text:p>265794000000</text:p>
          </table:table-cell>
          <table:table-cell table:style-name="ce16" office:value-type="float" office:value="267.92" calcext:value-type="float">
            <text:p>267.92</text:p>
          </table:table-cell>
          <table:table-cell table:style-name="ce16" office:value-type="float" office:value="20.1" calcext:value-type="float">
            <text:p>20.1</text:p>
          </table:table-cell>
          <table:table-cell table:style-name="ce16" office:value-type="float" office:value="23590" calcext:value-type="float">
            <text:p>23590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Normalized" table:style-name="ta3">
        <office:forms form:automatic-focus="false" form:apply-design-mode="false"/>
        <table:table-column table:style-name="co14" table:default-cell-style-name="ce11"/>
        <table:table-column table:style-name="co14" table:number-columns-repeated="15" table:default-cell-style-name="ce19"/>
        <table:table-row table:style-name="ro1">
          <table:table-cell table:style-name="Default" table:formula="of:=[$Data.A1]" office:value-type="string" office:string-value="Year" calcext:value-type="string">
            <text:p>Year</text:p>
          </table:table-cell>
          <table:table-cell table:style-name="Default" table:formula="of:=[$Data.B1]" office:value-type="string" office:string-value="#" calcext:value-type="string">
            <text:p>#</text:p>
          </table:table-cell>
          <table:table-cell table:style-name="Default" table:formula="of:=[$Data.C1]" office:value-type="string" office:string-value="X1" calcext:value-type="string">
            <text:p>X1</text:p>
          </table:table-cell>
          <table:table-cell table:style-name="Default" table:formula="of:=[$Data.D1]" office:value-type="string" office:string-value="X2" calcext:value-type="string">
            <text:p>X2</text:p>
          </table:table-cell>
          <table:table-cell table:style-name="Default" table:formula="of:=[$Data.E1]" office:value-type="string" office:string-value="X3" calcext:value-type="string">
            <text:p>X3</text:p>
          </table:table-cell>
          <table:table-cell table:style-name="Default" table:formula="of:=[$Data.F1]" office:value-type="string" office:string-value="X4" calcext:value-type="string">
            <text:p>X4</text:p>
          </table:table-cell>
          <table:table-cell table:style-name="Default" table:formula="of:=[$Data.G1]" office:value-type="string" office:string-value="X5" calcext:value-type="string">
            <text:p>X5</text:p>
          </table:table-cell>
          <table:table-cell table:style-name="Default" table:formula="of:=[$Data.H1]" office:value-type="string" office:string-value="X6" calcext:value-type="string">
            <text:p>X6</text:p>
          </table:table-cell>
          <table:table-cell table:style-name="Default" table:formula="of:=[$Data.I1]" office:value-type="string" office:string-value="X7" calcext:value-type="string">
            <text:p>X7</text:p>
          </table:table-cell>
          <table:table-cell table:style-name="Default" table:formula="of:=[$Data.J1]" office:value-type="string" office:string-value="X8" calcext:value-type="string">
            <text:p>X8</text:p>
          </table:table-cell>
          <table:table-cell table:style-name="Default" table:formula="of:=[$Data.K1]" office:value-type="string" office:string-value="X9" calcext:value-type="string">
            <text:p>X9</text:p>
          </table:table-cell>
          <table:table-cell table:style-name="Default" table:formula="of:=[$Data.L1]" office:value-type="string" office:string-value="X10" calcext:value-type="string">
            <text:p>X10</text:p>
          </table:table-cell>
          <table:table-cell table:style-name="Default" table:formula="of:=[$Data.M1]" office:value-type="string" office:string-value="X11" calcext:value-type="string">
            <text:p>X11</text:p>
          </table:table-cell>
          <table:table-cell table:style-name="Default" table:formula="of:=[$Data.N1]" office:value-type="string" office:string-value="X12" calcext:value-type="string">
            <text:p>X12</text:p>
          </table:table-cell>
          <table:table-cell table:style-name="Default" table:formula="of:=[$Data.O1]" office:value-type="string" office:string-value="X13" calcext:value-type="string">
            <text:p>X13</text:p>
          </table:table-cell>
          <table:table-cell table:style-name="Default" table:formula="of:=[$Data.P1]" office:value-type="string" office:string-value="X14" calcext:value-type="string">
            <text:p>X14</text:p>
          </table:table-cell>
        </table:table-row>
        <table:table-row table:style-name="ro1">
          <table:table-cell table:formula="of:=[$Data.A2]" office:value-type="float" office:value="1981" calcext:value-type="float">
            <text:p>1,981</text:p>
          </table:table-cell>
          <table:table-cell table:formula="of:=[$Data.B2]/[$Data.B$32]" office:value-type="float" office:value="0.427819129539458" calcext:value-type="float">
            <text:p>0.427819130</text:p>
          </table:table-cell>
          <table:table-cell table:formula="of:=[$Data.C2]/[$Data.C$32]" office:value-type="float" office:value="0.152158527954706" calcext:value-type="float">
            <text:p>0.152158528</text:p>
          </table:table-cell>
          <table:table-cell table:formula="of:=[$Data.D2]/[$Data.D$32]" office:value-type="float" office:value="0.815797753082249" calcext:value-type="float">
            <text:p>0.815797753</text:p>
          </table:table-cell>
          <table:table-cell table:formula="of:=[$Data.E2]/[$Data.E$32]" office:value-type="float" office:value="0.171565478102581" calcext:value-type="float">
            <text:p>0.171565478</text:p>
          </table:table-cell>
          <table:table-cell table:formula="of:=[$Data.F2]/[$Data.F$32]" office:value-type="float" office:value="0.174951573597717" calcext:value-type="float">
            <text:p>0.174951574</text:p>
          </table:table-cell>
          <table:table-cell table:formula="of:=[$Data.G2]/[$Data.G$32]" office:value-type="float" office:value="0.459887555354655" calcext:value-type="float">
            <text:p>0.459887555</text:p>
          </table:table-cell>
          <table:table-cell table:formula="of:=[$Data.H2]/[$Data.H$32]" office:value-type="float" office:value="0.363722627737226" calcext:value-type="float">
            <text:p>0.363722628</text:p>
          </table:table-cell>
          <table:table-cell table:formula="of:=[$Data.I2]/[$Data.I$32]" office:value-type="float" office:value="0.366137034057388" calcext:value-type="float">
            <text:p>0.366137034</text:p>
          </table:table-cell>
          <table:table-cell table:formula="of:=[$Data.J2]/[$Data.J$32]" office:value-type="float" office:value="0.332650875448608" calcext:value-type="float">
            <text:p>0.332650875</text:p>
          </table:table-cell>
          <table:table-cell table:formula="of:=[$Data.K2]/[$Data.K$32]" office:value-type="float" office:value="1.04849211066542" calcext:value-type="float">
            <text:p>1.048492111</text:p>
          </table:table-cell>
          <table:table-cell table:formula="of:=[$Data.L2]/[$Data.L$32]" office:value-type="float" office:value="1.2355894429517" calcext:value-type="float">
            <text:p>1.235589443</text:p>
          </table:table-cell>
          <table:table-cell table:formula="of:=[$Data.M2]/[$Data.M$32]" office:value-type="float" office:value="0.37297681663243" calcext:value-type="float">
            <text:p>0.372976817</text:p>
          </table:table-cell>
          <table:table-cell table:formula="of:=[$Data.N2]/[$Data.N$32]" office:value-type="float" office:value="0.700656912511197" calcext:value-type="float">
            <text:p>0.700656913</text:p>
          </table:table-cell>
          <table:table-cell table:formula="of:=[$Data.O2]/[$Data.O$32]" office:value-type="float" office:value="0.552238805970149" calcext:value-type="float">
            <text:p>0.552238806</text:p>
          </table:table-cell>
          <table:table-cell table:formula="of:=[$Data.P2]/[$Data.P$32]" office:value-type="float" office:value="0.193344637558287" calcext:value-type="float">
            <text:p>0.193344638</text:p>
          </table:table-cell>
        </table:table-row>
        <table:table-row table:style-name="ro1">
          <table:table-cell table:formula="of:=[$Data.A3]" office:value-type="float" office:value="1982" calcext:value-type="float">
            <text:p>1,982</text:p>
          </table:table-cell>
          <table:table-cell table:formula="of:=[$Data.B3]/[$Data.B$32]" office:value-type="float" office:value="0.442137325982968" calcext:value-type="float">
            <text:p>0.442137326</text:p>
          </table:table-cell>
          <table:table-cell table:formula="of:=[$Data.C3]/[$Data.C$32]" office:value-type="float" office:value="0.16577628583998" calcext:value-type="float">
            <text:p>0.165776286</text:p>
          </table:table-cell>
          <table:table-cell table:formula="of:=[$Data.D3]/[$Data.D$32]" office:value-type="float" office:value="0.820131537360415" calcext:value-type="float">
            <text:p>0.820131537</text:p>
          </table:table-cell>
          <table:table-cell table:formula="of:=[$Data.E3]/[$Data.E$32]" office:value-type="float" office:value="0.18322090159546" calcext:value-type="float">
            <text:p>0.183220902</text:p>
          </table:table-cell>
          <table:table-cell table:formula="of:=[$Data.F3]/[$Data.F$32]" office:value-type="float" office:value="0.186465601632959" calcext:value-type="float">
            <text:p>0.186465602</text:p>
          </table:table-cell>
          <table:table-cell table:formula="of:=[$Data.G3]/[$Data.G$32]" office:value-type="float" office:value="0.516191717548866" calcext:value-type="float">
            <text:p>0.516191718</text:p>
          </table:table-cell>
          <table:table-cell table:formula="of:=[$Data.H3]/[$Data.H$32]" office:value-type="float" office:value="0.325547445255474" calcext:value-type="float">
            <text:p>0.325547445</text:p>
          </table:table-cell>
          <table:table-cell table:formula="of:=[$Data.I3]/[$Data.I$32]" office:value-type="float" office:value="0.368718155001341" calcext:value-type="float">
            <text:p>0.368718155</text:p>
          </table:table-cell>
          <table:table-cell table:formula="of:=[$Data.J3]/[$Data.J$32]" office:value-type="float" office:value="0.357895576896284" calcext:value-type="float">
            <text:p>0.357895577</text:p>
          </table:table-cell>
          <table:table-cell table:formula="of:=[$Data.K3]/[$Data.K$32]" office:value-type="float" office:value="1.01485687445313" calcext:value-type="float">
            <text:p>1.014856874</text:p>
          </table:table-cell>
          <table:table-cell table:formula="of:=[$Data.L3]/[$Data.L$32]" office:value-type="float" office:value="1.22662622228736" calcext:value-type="float">
            <text:p>1.226626222</text:p>
          </table:table-cell>
          <table:table-cell table:formula="of:=[$Data.M3]/[$Data.M$32]" office:value-type="float" office:value="0.379481854368421" calcext:value-type="float">
            <text:p>0.379481854</text:p>
          </table:table-cell>
          <table:table-cell table:formula="of:=[$Data.N3]/[$Data.N$32]" office:value-type="float" office:value="0.713459241564646" calcext:value-type="float">
            <text:p>0.713459242</text:p>
          </table:table-cell>
          <table:table-cell table:formula="of:=[$Data.O3]/[$Data.O$32]" office:value-type="float" office:value="0.681592039800995" calcext:value-type="float">
            <text:p>0.681592040</text:p>
          </table:table-cell>
          <table:table-cell table:formula="of:=[$Data.P3]/[$Data.P$32]" office:value-type="float" office:value="0.190758796100042" calcext:value-type="float">
            <text:p>0.190758796</text:p>
          </table:table-cell>
        </table:table-row>
        <table:table-row table:style-name="ro1">
          <table:table-cell table:formula="of:=[$Data.A4]" office:value-type="float" office:value="1983" calcext:value-type="float">
            <text:p>1,983</text:p>
          </table:table-cell>
          <table:table-cell table:formula="of:=[$Data.B4]/[$Data.B$32]" office:value-type="float" office:value="0.471406508076106" calcext:value-type="float">
            <text:p>0.471406508</text:p>
          </table:table-cell>
          <table:table-cell table:formula="of:=[$Data.C4]/[$Data.C$32]" office:value-type="float" office:value="0.181988676574664" calcext:value-type="float">
            <text:p>0.181988677</text:p>
          </table:table-cell>
          <table:table-cell table:formula="of:=[$Data.D4]/[$Data.D$32]" office:value-type="float" office:value="0.823938411081791" calcext:value-type="float">
            <text:p>0.823938411</text:p>
          </table:table-cell>
          <table:table-cell table:formula="of:=[$Data.E4]/[$Data.E$32]" office:value-type="float" office:value="0.197547917335903" calcext:value-type="float">
            <text:p>0.197547917</text:p>
          </table:table-cell>
          <table:table-cell table:formula="of:=[$Data.F4]/[$Data.F$32]" office:value-type="float" office:value="0.197125658703214" calcext:value-type="float">
            <text:p>0.197125659</text:p>
          </table:table-cell>
          <table:table-cell table:formula="of:=[$Data.G4]/[$Data.G$32]" office:value-type="float" office:value="0.572828660754395" calcext:value-type="float">
            <text:p>0.572828661</text:p>
          </table:table-cell>
          <table:table-cell table:formula="of:=[$Data.H4]/[$Data.H$32]" office:value-type="float" office:value="0.385693430656934" calcext:value-type="float">
            <text:p>0.385693431</text:p>
          </table:table-cell>
          <table:table-cell table:formula="of:=[$Data.I4]/[$Data.I$32]" office:value-type="float" office:value="0.380484043979619" calcext:value-type="float">
            <text:p>0.380484044</text:p>
          </table:table-cell>
          <table:table-cell table:formula="of:=[$Data.J4]/[$Data.J$32]" office:value-type="float" office:value="0.395093109188062" calcext:value-type="float">
            <text:p>0.395093109</text:p>
          </table:table-cell>
          <table:table-cell table:formula="of:=[$Data.K4]/[$Data.K$32]" office:value-type="float" office:value="0.965380427949227" calcext:value-type="float">
            <text:p>0.965380428</text:p>
          </table:table-cell>
          <table:table-cell table:formula="of:=[$Data.L4]/[$Data.L$32]" office:value-type="float" office:value="1.22296104061999" calcext:value-type="float">
            <text:p>1.222961041</text:p>
          </table:table-cell>
          <table:table-cell table:formula="of:=[$Data.M4]/[$Data.M$32]" office:value-type="float" office:value="0.379903233331076" calcext:value-type="float">
            <text:p>0.379903233</text:p>
          </table:table-cell>
          <table:table-cell table:formula="of:=[$Data.N4]/[$Data.N$32]" office:value-type="float" office:value="0.694050462824724" calcext:value-type="float">
            <text:p>0.694050463</text:p>
          </table:table-cell>
          <table:table-cell table:formula="of:=[$Data.O4]/[$Data.O$32]" office:value-type="float" office:value="0.771144278606965" calcext:value-type="float">
            <text:p>0.771144279</text:p>
          </table:table-cell>
          <table:table-cell table:formula="of:=[$Data.P4]/[$Data.P$32]" office:value-type="float" office:value="0.207969478592624" calcext:value-type="float">
            <text:p>0.207969479</text:p>
          </table:table-cell>
        </table:table-row>
        <table:table-row table:style-name="ro1">
          <table:table-cell table:formula="of:=[$Data.A5]" office:value-type="float" office:value="1984" calcext:value-type="float">
            <text:p>1,984</text:p>
          </table:table-cell>
          <table:table-cell table:formula="of:=[$Data.B5]/[$Data.B$32]" office:value-type="float" office:value="0.510060275853193" calcext:value-type="float">
            <text:p>0.510060276</text:p>
          </table:table-cell>
          <table:table-cell table:formula="of:=[$Data.C5]/[$Data.C$32]" office:value-type="float" office:value="0.174806334997418" calcext:value-type="float">
            <text:p>0.174806335</text:p>
          </table:table-cell>
          <table:table-cell table:formula="of:=[$Data.D5]/[$Data.D$32]" office:value-type="float" office:value="0.82728817592391" calcext:value-type="float">
            <text:p>0.827288176</text:p>
          </table:table-cell>
          <table:table-cell table:formula="of:=[$Data.E5]/[$Data.E$32]" office:value-type="float" office:value="0.20873219830817" calcext:value-type="float">
            <text:p>0.208732198</text:p>
          </table:table-cell>
          <table:table-cell table:formula="of:=[$Data.F5]/[$Data.F$32]" office:value-type="float" office:value="0.20821061839995" calcext:value-type="float">
            <text:p>0.208210618</text:p>
          </table:table-cell>
          <table:table-cell table:formula="of:=[$Data.G5]/[$Data.G$32]" office:value-type="float" office:value="0.639814615261534" calcext:value-type="float">
            <text:p>0.639814615</text:p>
          </table:table-cell>
          <table:table-cell table:formula="of:=[$Data.H5]/[$Data.H$32]" office:value-type="float" office:value="0.383686131386861" calcext:value-type="float">
            <text:p>0.383686131</text:p>
          </table:table-cell>
          <table:table-cell table:formula="of:=[$Data.I5]/[$Data.I$32]" office:value-type="float" office:value="0.386759184768034" calcext:value-type="float">
            <text:p>0.386759185</text:p>
          </table:table-cell>
          <table:table-cell table:formula="of:=[$Data.J5]/[$Data.J$32]" office:value-type="float" office:value="0.411039721539958" calcext:value-type="float">
            <text:p>0.411039722</text:p>
          </table:table-cell>
          <table:table-cell table:formula="of:=[$Data.K5]/[$Data.K$32]" office:value-type="float" office:value="0.925873003064728" calcext:value-type="float">
            <text:p>0.925873003</text:p>
          </table:table-cell>
          <table:table-cell table:formula="of:=[$Data.L5]/[$Data.L$32]" office:value-type="float" office:value="1.20891230312742" calcext:value-type="float">
            <text:p>1.208912303</text:p>
          </table:table-cell>
          <table:table-cell table:formula="of:=[$Data.M5]/[$Data.M$32]" office:value-type="float" office:value="0.400990993024673" calcext:value-type="float">
            <text:p>0.400990993</text:p>
          </table:table-cell>
          <table:table-cell table:formula="of:=[$Data.N5]/[$Data.N$32]" office:value-type="float" office:value="0.70756195879367" calcext:value-type="float">
            <text:p>0.707561959</text:p>
          </table:table-cell>
          <table:table-cell table:formula="of:=[$Data.O5]/[$Data.O$32]" office:value-type="float" office:value="0.840796019900497" calcext:value-type="float">
            <text:p>0.840796020</text:p>
          </table:table-cell>
          <table:table-cell table:formula="of:=[$Data.P5]/[$Data.P$32]" office:value-type="float" office:value="0.212674862229758" calcext:value-type="float">
            <text:p>0.212674862</text:p>
          </table:table-cell>
        </table:table-row>
        <table:table-row table:style-name="ro1">
          <table:table-cell table:formula="of:=[$Data.A6]" office:value-type="float" office:value="1985" calcext:value-type="float">
            <text:p>1,985</text:p>
          </table:table-cell>
          <table:table-cell table:formula="of:=[$Data.B6]/[$Data.B$32]" office:value-type="float" office:value="0.530781441043351" calcext:value-type="float">
            <text:p>0.530781441</text:p>
          </table:table-cell>
          <table:table-cell table:formula="of:=[$Data.C6]/[$Data.C$32]" office:value-type="float" office:value="0.198710812723552" calcext:value-type="float">
            <text:p>0.198710813</text:p>
          </table:table-cell>
          <table:table-cell table:formula="of:=[$Data.D6]/[$Data.D$32]" office:value-type="float" office:value="0.830250633564303" calcext:value-type="float">
            <text:p>0.830250634</text:p>
          </table:table-cell>
          <table:table-cell table:formula="of:=[$Data.E6]/[$Data.E$32]" office:value-type="float" office:value="0.214632187600385" calcext:value-type="float">
            <text:p>0.214632188</text:p>
          </table:table-cell>
          <table:table-cell table:formula="of:=[$Data.F6]/[$Data.F$32]" office:value-type="float" office:value="0.22211993084918" calcext:value-type="float">
            <text:p>0.222119931</text:p>
          </table:table-cell>
          <table:table-cell table:formula="of:=[$Data.G6]/[$Data.G$32]" office:value-type="float" office:value="0.731039966608775" calcext:value-type="float">
            <text:p>0.731039967</text:p>
          </table:table-cell>
          <table:table-cell table:formula="of:=[$Data.H6]/[$Data.H$32]" office:value-type="float" office:value="0.404051094890511" calcext:value-type="float">
            <text:p>0.404051095</text:p>
          </table:table-cell>
          <table:table-cell table:formula="of:=[$Data.I6]/[$Data.I$32]" office:value-type="float" office:value="0.395903727540896" calcext:value-type="float">
            <text:p>0.395903728</text:p>
          </table:table-cell>
          <table:table-cell table:formula="of:=[$Data.J6]/[$Data.J$32]" office:value-type="float" office:value="0.424672703088507" calcext:value-type="float">
            <text:p>0.424672703</text:p>
          </table:table-cell>
          <table:table-cell table:formula="of:=[$Data.K6]/[$Data.K$32]" office:value-type="float" office:value="0.873905864941136" calcext:value-type="float">
            <text:p>0.873905865</text:p>
          </table:table-cell>
          <table:table-cell table:formula="of:=[$Data.L6]/[$Data.L$32]" office:value-type="float" office:value="1.13771592991849" calcext:value-type="float">
            <text:p>1.137715930</text:p>
          </table:table-cell>
          <table:table-cell table:formula="of:=[$Data.M6]/[$Data.M$32]" office:value-type="float" office:value="0.418692671768362" calcext:value-type="float">
            <text:p>0.418692672</text:p>
          </table:table-cell>
          <table:table-cell table:formula="of:=[$Data.N6]/[$Data.N$32]" office:value-type="float" office:value="0.673633920573305" calcext:value-type="float">
            <text:p>0.673633921</text:p>
          </table:table-cell>
          <table:table-cell table:formula="of:=[$Data.O6]/[$Data.O$32]" office:value-type="float" office:value="0.975124378109453" calcext:value-type="float">
            <text:p>0.975124378</text:p>
          </table:table-cell>
          <table:table-cell table:formula="of:=[$Data.P6]/[$Data.P$32]" office:value-type="float" office:value="0.219330224671471" calcext:value-type="float">
            <text:p>0.219330225</text:p>
          </table:table-cell>
        </table:table-row>
        <table:table-row table:style-name="ro1">
          <table:table-cell table:formula="of:=[$Data.A7]" office:value-type="float" office:value="1986" calcext:value-type="float">
            <text:p>1,986</text:p>
          </table:table-cell>
          <table:table-cell table:formula="of:=[$Data.B7]/[$Data.B$32]" office:value-type="float" office:value="0.57055063386173" calcext:value-type="float">
            <text:p>0.570550634</text:p>
          </table:table-cell>
          <table:table-cell table:formula="of:=[$Data.C7]/[$Data.C$32]" office:value-type="float" office:value="0.216415141255906" calcext:value-type="float">
            <text:p>0.216415141</text:p>
          </table:table-cell>
          <table:table-cell table:formula="of:=[$Data.D7]/[$Data.D$32]" office:value-type="float" office:value="0.832895585680499" calcext:value-type="float">
            <text:p>0.832895586</text:p>
          </table:table-cell>
          <table:table-cell table:formula="of:=[$Data.E7]/[$Data.E$32]" office:value-type="float" office:value="0.230790234500482" calcext:value-type="float">
            <text:p>0.230790235</text:p>
          </table:table-cell>
          <table:table-cell table:formula="of:=[$Data.F7]/[$Data.F$32]" office:value-type="float" office:value="0.233704775988836" calcext:value-type="float">
            <text:p>0.233704776</text:p>
          </table:table-cell>
          <table:table-cell table:formula="of:=[$Data.G7]/[$Data.G$32]" office:value-type="float" office:value="0.771796310731514" calcext:value-type="float">
            <text:p>0.771796311</text:p>
          </table:table-cell>
          <table:table-cell table:formula="of:=[$Data.H7]/[$Data.H$32]" office:value-type="float" office:value="0.432043795620438" calcext:value-type="float">
            <text:p>0.432043796</text:p>
          </table:table-cell>
          <table:table-cell table:formula="of:=[$Data.I7]/[$Data.I$32]" office:value-type="float" office:value="0.421081389112363" calcext:value-type="float">
            <text:p>0.421081389</text:p>
          </table:table-cell>
          <table:table-cell table:formula="of:=[$Data.J7]/[$Data.J$32]" office:value-type="float" office:value="0.438955294209282" calcext:value-type="float">
            <text:p>0.438955294</text:p>
          </table:table-cell>
          <table:table-cell table:formula="of:=[$Data.K7]/[$Data.K$32]" office:value-type="float" office:value="0.856698383361921" calcext:value-type="float">
            <text:p>0.856698383</text:p>
          </table:table-cell>
          <table:table-cell table:formula="of:=[$Data.L7]/[$Data.L$32]" office:value-type="float" office:value="1.12220493216434" calcext:value-type="float">
            <text:p>1.122204932</text:p>
          </table:table-cell>
          <table:table-cell table:formula="of:=[$Data.M7]/[$Data.M$32]" office:value-type="float" office:value="0.430596627463374" calcext:value-type="float">
            <text:p>0.430596627</text:p>
          </table:table-cell>
          <table:table-cell table:formula="of:=[$Data.N7]/[$Data.N$32]" office:value-type="float" office:value="0.654038518960884" calcext:value-type="float">
            <text:p>0.654038519</text:p>
          </table:table-cell>
          <table:table-cell table:formula="of:=[$Data.O7]/[$Data.O$32]" office:value-type="float" office:value="1.04477611940299" calcext:value-type="float">
            <text:p>1.044776119</text:p>
          </table:table-cell>
          <table:table-cell table:formula="of:=[$Data.P7]/[$Data.P$32]" office:value-type="float" office:value="0.23314963967783" calcext:value-type="float">
            <text:p>0.233149640</text:p>
          </table:table-cell>
        </table:table-row>
        <table:table-row table:style-name="ro1">
          <table:table-cell table:formula="of:=[$Data.A8]" office:value-type="float" office:value="1987" calcext:value-type="float">
            <text:p>1,987</text:p>
          </table:table-cell>
          <table:table-cell table:formula="of:=[$Data.B8]/[$Data.B$32]" office:value-type="float" office:value="0.59270898131663" calcext:value-type="float">
            <text:p>0.592708981</text:p>
          </table:table-cell>
          <table:table-cell table:formula="of:=[$Data.C8]/[$Data.C$32]" office:value-type="float" office:value="0.232763336584993" calcext:value-type="float">
            <text:p>0.232763337</text:p>
          </table:table-cell>
          <table:table-cell table:formula="of:=[$Data.D8]/[$Data.D$32]" office:value-type="float" office:value="0.835292833950031" calcext:value-type="float">
            <text:p>0.835292834</text:p>
          </table:table-cell>
          <table:table-cell table:formula="of:=[$Data.E8]/[$Data.E$32]" office:value-type="float" office:value="0.242890031052575" calcext:value-type="float">
            <text:p>0.242890031</text:p>
          </table:table-cell>
          <table:table-cell table:formula="of:=[$Data.F8]/[$Data.F$32]" office:value-type="float" office:value="0.245768678011289" calcext:value-type="float">
            <text:p>0.245768678</text:p>
          </table:table-cell>
          <table:table-cell table:formula="of:=[$Data.G8]/[$Data.G$32]" office:value-type="float" office:value="0.82563070952387" calcext:value-type="float">
            <text:p>0.825630710</text:p>
          </table:table-cell>
          <table:table-cell table:formula="of:=[$Data.H8]/[$Data.H$32]" office:value-type="float" office:value="0.437043795620438" calcext:value-type="float">
            <text:p>0.437043796</text:p>
          </table:table-cell>
          <table:table-cell table:formula="of:=[$Data.I8]/[$Data.I$32]" office:value-type="float" office:value="0.429833735585948" calcext:value-type="float">
            <text:p>0.429833736</text:p>
          </table:table-cell>
          <table:table-cell table:formula="of:=[$Data.J8]/[$Data.J$32]" office:value-type="float" office:value="0.453983307143681" calcext:value-type="float">
            <text:p>0.453983307</text:p>
          </table:table-cell>
          <table:table-cell table:formula="of:=[$Data.K8]/[$Data.K$32]" office:value-type="float" office:value="0.83216098882428" calcext:value-type="float">
            <text:p>0.832160989</text:p>
          </table:table-cell>
          <table:table-cell table:formula="of:=[$Data.L8]/[$Data.L$32]" office:value-type="float" office:value="1.08921748254148" calcext:value-type="float">
            <text:p>1.089217483</text:p>
          </table:table-cell>
          <table:table-cell table:formula="of:=[$Data.M8]/[$Data.M$32]" office:value-type="float" office:value="0.436123464036058" calcext:value-type="float">
            <text:p>0.436123464</text:p>
          </table:table-cell>
          <table:table-cell table:formula="of:=[$Data.N8]/[$Data.N$32]" office:value-type="float" office:value="0.668595103015826" calcext:value-type="float">
            <text:p>0.668595103</text:p>
          </table:table-cell>
          <table:table-cell table:formula="of:=[$Data.O8]/[$Data.O$32]" office:value-type="float" office:value="1.02487562189055" calcext:value-type="float">
            <text:p>1.024875622</text:p>
          </table:table-cell>
          <table:table-cell table:formula="of:=[$Data.P8]/[$Data.P$32]" office:value-type="float" office:value="0.23314963967783" calcext:value-type="float">
            <text:p>0.233149640</text:p>
          </table:table-cell>
        </table:table-row>
        <table:table-row table:style-name="ro1">
          <table:table-cell table:formula="of:=[$Data.A9]" office:value-type="float" office:value="1988" calcext:value-type="float">
            <text:p>1,988</text:p>
          </table:table-cell>
          <table:table-cell table:formula="of:=[$Data.B9]/[$Data.B$32]" office:value-type="float" office:value="0.618932195027778" calcext:value-type="float">
            <text:p>0.618932195</text:p>
          </table:table-cell>
          <table:table-cell table:formula="of:=[$Data.C9]/[$Data.C$32]" office:value-type="float" office:value="0.25165738987395" calcext:value-type="float">
            <text:p>0.251657390</text:p>
          </table:table-cell>
          <table:table-cell table:formula="of:=[$Data.D9]/[$Data.D$32]" office:value-type="float" office:value="0.837512180050429" calcext:value-type="float">
            <text:p>0.837512180</text:p>
          </table:table-cell>
          <table:table-cell table:formula="of:=[$Data.E9]/[$Data.E$32]" office:value-type="float" office:value="0.267598243923332" calcext:value-type="float">
            <text:p>0.267598244</text:p>
          </table:table-cell>
          <table:table-cell table:formula="of:=[$Data.F9]/[$Data.F$32]" office:value-type="float" office:value="0.258736539543021" calcext:value-type="float">
            <text:p>0.258736540</text:p>
          </table:table-cell>
          <table:table-cell table:formula="of:=[$Data.G9]/[$Data.G$32]" office:value-type="float" office:value="0.813306849632664" calcext:value-type="float">
            <text:p>0.813306850</text:p>
          </table:table-cell>
          <table:table-cell table:formula="of:=[$Data.H9]/[$Data.H$32]" office:value-type="float" office:value="0.443941605839416" calcext:value-type="float">
            <text:p>0.443941606</text:p>
          </table:table-cell>
          <table:table-cell table:formula="of:=[$Data.I9]/[$Data.I$32]" office:value-type="float" office:value="0.444509251810137" calcext:value-type="float">
            <text:p>0.444509252</text:p>
          </table:table-cell>
          <table:table-cell table:formula="of:=[$Data.J9]/[$Data.J$32]" office:value-type="float" office:value="0.481445250737475" calcext:value-type="float">
            <text:p>0.481445251</text:p>
          </table:table-cell>
          <table:table-cell table:formula="of:=[$Data.K9]/[$Data.K$32]" office:value-type="float" office:value="0.852719088468211" calcext:value-type="float">
            <text:p>0.852719088</text:p>
          </table:table-cell>
          <table:table-cell table:formula="of:=[$Data.L9]/[$Data.L$32]" office:value-type="float" office:value="1.0755312409851" calcext:value-type="float">
            <text:p>1.075531241</text:p>
          </table:table-cell>
          <table:table-cell table:formula="of:=[$Data.M9]/[$Data.M$32]" office:value-type="float" office:value="0.450326192464841" calcext:value-type="float">
            <text:p>0.450326192</text:p>
          </table:table-cell>
          <table:table-cell table:formula="of:=[$Data.N9]/[$Data.N$32]" office:value-type="float" office:value="0.67251418333831" calcext:value-type="float">
            <text:p>0.672514183</text:p>
          </table:table-cell>
          <table:table-cell table:formula="of:=[$Data.O9]/[$Data.O$32]" office:value-type="float" office:value="0.990049751243781" calcext:value-type="float">
            <text:p>0.990049751</text:p>
          </table:table-cell>
          <table:table-cell table:formula="of:=[$Data.P9]/[$Data.P$32]" office:value-type="float" office:value="0.237388724035608" calcext:value-type="float">
            <text:p>0.237388724</text:p>
          </table:table-cell>
        </table:table-row>
        <table:table-row table:style-name="ro1">
          <table:table-cell table:formula="of:=[$Data.A10]" office:value-type="float" office:value="1989" calcext:value-type="float">
            <text:p>1,989</text:p>
          </table:table-cell>
          <table:table-cell table:formula="of:=[$Data.B10]/[$Data.B$32]" office:value-type="float" office:value="0.638870417640876" calcext:value-type="float">
            <text:p>0.638870418</text:p>
          </table:table-cell>
          <table:table-cell table:formula="of:=[$Data.C10]/[$Data.C$32]" office:value-type="float" office:value="0.289468449341061" calcext:value-type="float">
            <text:p>0.289468449</text:p>
          </table:table-cell>
          <table:table-cell table:formula="of:=[$Data.D10]/[$Data.D$32]" office:value-type="float" office:value="0.839623425659224" calcext:value-type="float">
            <text:p>0.839623426</text:p>
          </table:table-cell>
          <table:table-cell table:formula="of:=[$Data.E10]/[$Data.E$32]" office:value-type="float" office:value="0.282503480029982" calcext:value-type="float">
            <text:p>0.282503480</text:p>
          </table:table-cell>
          <table:table-cell table:formula="of:=[$Data.F10]/[$Data.F$32]" office:value-type="float" office:value="0.27216262939743" calcext:value-type="float">
            <text:p>0.272162629</text:p>
          </table:table-cell>
          <table:table-cell table:formula="of:=[$Data.G10]/[$Data.G$32]" office:value-type="float" office:value="0.882151963658704" calcext:value-type="float">
            <text:p>0.882151964</text:p>
          </table:table-cell>
          <table:table-cell table:formula="of:=[$Data.H10]/[$Data.H$32]" office:value-type="float" office:value="0.492664233576642" calcext:value-type="float">
            <text:p>0.492664234</text:p>
          </table:table-cell>
          <table:table-cell table:formula="of:=[$Data.I10]/[$Data.I$32]" office:value-type="float" office:value="0.464548136229552" calcext:value-type="float">
            <text:p>0.464548136</text:p>
          </table:table-cell>
          <table:table-cell table:formula="of:=[$Data.J10]/[$Data.J$32]" office:value-type="float" office:value="0.484782813195955" calcext:value-type="float">
            <text:p>0.484782813</text:p>
          </table:table-cell>
          <table:table-cell table:formula="of:=[$Data.K10]/[$Data.K$32]" office:value-type="float" office:value="0.850397620245161" calcext:value-type="float">
            <text:p>0.850397620</text:p>
          </table:table-cell>
          <table:table-cell table:formula="of:=[$Data.L10]/[$Data.L$32]" office:value-type="float" office:value="1.04199742642086" calcext:value-type="float">
            <text:p>1.041997426</text:p>
          </table:table-cell>
          <table:table-cell table:formula="of:=[$Data.M10]/[$Data.M$32]" office:value-type="float" office:value="0.469348442778994" calcext:value-type="float">
            <text:p>0.469348443</text:p>
          </table:table-cell>
          <table:table-cell table:formula="of:=[$Data.N10]/[$Data.N$32]" office:value-type="float" office:value="0.688936996118244" calcext:value-type="float">
            <text:p>0.688936996</text:p>
          </table:table-cell>
          <table:table-cell table:formula="of:=[$Data.O10]/[$Data.O$32]" office:value-type="float" office:value="0.940298507462686" calcext:value-type="float">
            <text:p>0.940298507</text:p>
          </table:table-cell>
          <table:table-cell table:formula="of:=[$Data.P10]/[$Data.P$32]" office:value-type="float" office:value="0.326409495548961" calcext:value-type="float">
            <text:p>0.326409496</text:p>
          </table:table-cell>
        </table:table-row>
        <table:table-row table:style-name="ro1">
          <table:table-cell table:formula="of:=[$Data.A11]" office:value-type="float" office:value="1990" calcext:value-type="float">
            <text:p>1,990</text:p>
          </table:table-cell>
          <table:table-cell table:formula="of:=[$Data.B11]/[$Data.B$32]" office:value-type="float" office:value="0.674081383127051" calcext:value-type="float">
            <text:p>0.674081383</text:p>
          </table:table-cell>
          <table:table-cell table:formula="of:=[$Data.C11]/[$Data.C$32]" office:value-type="float" office:value="0.342267745452459" calcext:value-type="float">
            <text:p>0.342267745</text:p>
          </table:table-cell>
          <table:table-cell table:formula="of:=[$Data.D11]/[$Data.D$32]" office:value-type="float" office:value="0.841696372453948" calcext:value-type="float">
            <text:p>0.841696372</text:p>
          </table:table-cell>
          <table:table-cell table:formula="of:=[$Data.E11]/[$Data.E$32]" office:value-type="float" office:value="0.294897740657458" calcext:value-type="float">
            <text:p>0.294897741</text:p>
          </table:table-cell>
          <table:table-cell table:formula="of:=[$Data.F11]/[$Data.F$32]" office:value-type="float" office:value="0.284151548603445" calcext:value-type="float">
            <text:p>0.284151549</text:p>
          </table:table-cell>
          <table:table-cell table:formula="of:=[$Data.G11]/[$Data.G$32]" office:value-type="float" office:value="1.00720663024327" calcext:value-type="float">
            <text:p>1.007206630</text:p>
          </table:table-cell>
          <table:table-cell table:formula="of:=[$Data.H11]/[$Data.H$32]" office:value-type="float" office:value="0.452408759124088" calcext:value-type="float">
            <text:p>0.452408759</text:p>
          </table:table-cell>
          <table:table-cell table:formula="of:=[$Data.I11]/[$Data.I$32]" office:value-type="float" office:value="0.493429873960847" calcext:value-type="float">
            <text:p>0.493429874</text:p>
          </table:table-cell>
          <table:table-cell table:formula="of:=[$Data.J11]/[$Data.J$32]" office:value-type="float" office:value="0.479166234980252" calcext:value-type="float">
            <text:p>0.479166235</text:p>
          </table:table-cell>
          <table:table-cell table:formula="of:=[$Data.K11]/[$Data.K$32]" office:value-type="float" office:value="0.831135739910339" calcext:value-type="float">
            <text:p>0.831135740</text:p>
          </table:table-cell>
          <table:table-cell table:formula="of:=[$Data.L11]/[$Data.L$32]" office:value-type="float" office:value="1.01981259012543" calcext:value-type="float">
            <text:p>1.019812590</text:p>
          </table:table-cell>
          <table:table-cell table:formula="of:=[$Data.M11]/[$Data.M$32]" office:value-type="float" office:value="0.502953415050754" calcext:value-type="float">
            <text:p>0.502953415</text:p>
          </table:table-cell>
          <table:table-cell table:formula="of:=[$Data.N11]/[$Data.N$32]" office:value-type="float" office:value="0.754329650641983" calcext:value-type="float">
            <text:p>0.754329651</text:p>
          </table:table-cell>
          <table:table-cell table:formula="of:=[$Data.O11]/[$Data.O$32]" office:value-type="float" office:value="0.845771144278607" calcext:value-type="float">
            <text:p>0.845771144</text:p>
          </table:table-cell>
          <table:table-cell table:formula="of:=[$Data.P11]/[$Data.P$32]" office:value-type="float" office:value="0.363331920305214" calcext:value-type="float">
            <text:p>0.363331920</text:p>
          </table:table-cell>
        </table:table-row>
        <table:table-row table:style-name="ro1">
          <table:table-cell table:formula="of:=[$Data.A12]" office:value-type="float" office:value="1991" calcext:value-type="float">
            <text:p>1,991</text:p>
          </table:table-cell>
          <table:table-cell table:formula="of:=[$Data.B12]/[$Data.B$32]" office:value-type="float" office:value="0.703307664257063" calcext:value-type="float">
            <text:p>0.703307664</text:p>
          </table:table-cell>
          <table:table-cell table:formula="of:=[$Data.C12]/[$Data.C$32]" office:value-type="float" office:value="0.384160593714734" calcext:value-type="float">
            <text:p>0.384160594</text:p>
          </table:table-cell>
          <table:table-cell table:formula="of:=[$Data.D12]/[$Data.D$32]" office:value-type="float" office:value="0.84380082211213" calcext:value-type="float">
            <text:p>0.843800822</text:p>
          </table:table-cell>
          <table:table-cell table:formula="of:=[$Data.E12]/[$Data.E$32]" office:value-type="float" office:value="0.301595459899347" calcext:value-type="float">
            <text:p>0.301595460</text:p>
          </table:table-cell>
          <table:table-cell table:formula="of:=[$Data.F12]/[$Data.F$32]" office:value-type="float" office:value="0.297610964154048" calcext:value-type="float">
            <text:p>0.297610964</text:p>
          </table:table-cell>
          <table:table-cell table:formula="of:=[$Data.G12]/[$Data.G$32]" office:value-type="float" office:value="1.00852518826297" calcext:value-type="float">
            <text:p>1.008525188</text:p>
          </table:table-cell>
          <table:table-cell table:formula="of:=[$Data.H12]/[$Data.H$32]" office:value-type="float" office:value="0.512262773722628" calcext:value-type="float">
            <text:p>0.512262774</text:p>
          </table:table-cell>
          <table:table-cell table:formula="of:=[$Data.I12]/[$Data.I$32]" office:value-type="float" office:value="0.506858407079646" calcext:value-type="float">
            <text:p>0.506858407</text:p>
          </table:table-cell>
          <table:table-cell table:formula="of:=[$Data.J12]/[$Data.J$32]" office:value-type="float" office:value="0.505247201510154" calcext:value-type="float">
            <text:p>0.505247202</text:p>
          </table:table-cell>
          <table:table-cell table:formula="of:=[$Data.K12]/[$Data.K$32]" office:value-type="float" office:value="0.842138867732433" calcext:value-type="float">
            <text:p>0.842138868</text:p>
          </table:table-cell>
          <table:table-cell table:formula="of:=[$Data.L12]/[$Data.L$32]" office:value-type="float" office:value="1.01692100001308" calcext:value-type="float">
            <text:p>1.016921000</text:p>
          </table:table-cell>
          <table:table-cell table:formula="of:=[$Data.M12]/[$Data.M$32]" office:value-type="float" office:value="0.517182479664703" calcext:value-type="float">
            <text:p>0.517182480</text:p>
          </table:table-cell>
          <table:table-cell table:formula="of:=[$Data.N12]/[$Data.N$32]" office:value-type="float" office:value="0.766012242460436" calcext:value-type="float">
            <text:p>0.766012242</text:p>
          </table:table-cell>
          <table:table-cell table:formula="of:=[$Data.O12]/[$Data.O$32]" office:value-type="float" office:value="0.796019900497512" calcext:value-type="float">
            <text:p>0.796019900</text:p>
          </table:table-cell>
          <table:table-cell table:formula="of:=[$Data.P12]/[$Data.P$32]" office:value-type="float" office:value="0.381305637982196" calcext:value-type="float">
            <text:p>0.381305638</text:p>
          </table:table-cell>
        </table:table-row>
        <table:table-row table:style-name="ro1">
          <table:table-cell table:formula="of:=[$Data.A13]" office:value-type="float" office:value="1992" calcext:value-type="float">
            <text:p>1,992</text:p>
          </table:table-cell>
          <table:table-cell table:formula="of:=[$Data.B13]/[$Data.B$32]" office:value-type="float" office:value="0.712660074218666" calcext:value-type="float">
            <text:p>0.712660074</text:p>
          </table:table-cell>
          <table:table-cell table:formula="of:=[$Data.C13]/[$Data.C$32]" office:value-type="float" office:value="0.424355884546967" calcext:value-type="float">
            <text:p>0.424355885</text:p>
          </table:table-cell>
          <table:table-cell table:formula="of:=[$Data.D13]/[$Data.D$32]" office:value-type="float" office:value="0.846006576311304" calcext:value-type="float">
            <text:p>0.846006576</text:p>
          </table:table-cell>
          <table:table-cell table:formula="of:=[$Data.E13]/[$Data.E$32]" office:value-type="float" office:value="0.312779740871614" calcext:value-type="float">
            <text:p>0.312779741</text:p>
          </table:table-cell>
          <table:table-cell table:formula="of:=[$Data.F13]/[$Data.F$32]" office:value-type="float" office:value="0.313390681302202" calcext:value-type="float">
            <text:p>0.313390681</text:p>
          </table:table-cell>
          <table:table-cell table:formula="of:=[$Data.G13]/[$Data.G$32]" office:value-type="float" office:value="1.00109662626412" calcext:value-type="float">
            <text:p>1.001096626</text:p>
          </table:table-cell>
          <table:table-cell table:formula="of:=[$Data.H13]/[$Data.H$32]" office:value-type="float" office:value="0.530620437956204" calcext:value-type="float">
            <text:p>0.530620438</text:p>
          </table:table-cell>
          <table:table-cell table:formula="of:=[$Data.I13]/[$Data.I$32]" office:value-type="float" office:value="0.518734915526951" calcext:value-type="float">
            <text:p>0.518734916</text:p>
          </table:table-cell>
          <table:table-cell table:formula="of:=[$Data.J13]/[$Data.J$32]" office:value-type="float" office:value="0.517258217675585" calcext:value-type="float">
            <text:p>0.517258218</text:p>
          </table:table-cell>
          <table:table-cell table:formula="of:=[$Data.K13]/[$Data.K$32]" office:value-type="float" office:value="0.864667530343042" calcext:value-type="float">
            <text:p>0.864667530</text:p>
          </table:table-cell>
          <table:table-cell table:formula="of:=[$Data.L13]/[$Data.L$32]" office:value-type="float" office:value="1.02432441332324" calcext:value-type="float">
            <text:p>1.024324413</text:p>
          </table:table-cell>
          <table:table-cell table:formula="of:=[$Data.M13]/[$Data.M$32]" office:value-type="float" office:value="0.528902082063553" calcext:value-type="float">
            <text:p>0.528902082</text:p>
          </table:table-cell>
          <table:table-cell table:formula="of:=[$Data.N13]/[$Data.N$32]" office:value-type="float" office:value="0.794565541952822" calcext:value-type="float">
            <text:p>0.794565542</text:p>
          </table:table-cell>
          <table:table-cell table:formula="of:=[$Data.O13]/[$Data.O$32]" office:value-type="float" office:value="0.800995024875622" calcext:value-type="float">
            <text:p>0.800995025</text:p>
          </table:table-cell>
          <table:table-cell table:formula="of:=[$Data.P13]/[$Data.P$32]" office:value-type="float" office:value="0.40364561254769" calcext:value-type="float">
            <text:p>0.403645613</text:p>
          </table:table-cell>
        </table:table-row>
        <table:table-row table:style-name="ro1">
          <table:table-cell table:formula="of:=[$Data.A14]" office:value-type="float" office:value="1993" calcext:value-type="float">
            <text:p>1,993</text:p>
          </table:table-cell>
          <table:table-cell table:formula="of:=[$Data.B14]/[$Data.B$32]" office:value-type="float" office:value="0.698556382590789" calcext:value-type="float">
            <text:p>0.698556383</text:p>
          </table:table-cell>
          <table:table-cell table:formula="of:=[$Data.C14]/[$Data.C$32]" office:value-type="float" office:value="0.443051012796236" calcext:value-type="float">
            <text:p>0.443051013</text:p>
          </table:table-cell>
          <table:table-cell table:formula="of:=[$Data.D14]/[$Data.D$32]" office:value-type="float" office:value="0.848383436728998" calcext:value-type="float">
            <text:p>0.848383437</text:p>
          </table:table-cell>
          <table:table-cell table:formula="of:=[$Data.E14]/[$Data.E$32]" office:value-type="float" office:value="0.33270692793661" calcext:value-type="float">
            <text:p>0.332706928</text:p>
          </table:table-cell>
          <table:table-cell table:formula="of:=[$Data.F14]/[$Data.F$32]" office:value-type="float" office:value="0.328670513007436" calcext:value-type="float">
            <text:p>0.328670513</text:p>
          </table:table-cell>
          <table:table-cell table:formula="of:=[$Data.G14]/[$Data.G$32]" office:value-type="float" office:value="0.982855334549002" calcext:value-type="float">
            <text:p>0.982855335</text:p>
          </table:table-cell>
          <table:table-cell table:formula="of:=[$Data.H14]/[$Data.H$32]" office:value-type="float" office:value="0.541751824817518" calcext:value-type="float">
            <text:p>0.541751825</text:p>
          </table:table-cell>
          <table:table-cell table:formula="of:=[$Data.I14]/[$Data.I$32]" office:value-type="float" office:value="0.525274872620005" calcext:value-type="float">
            <text:p>0.525274873</text:p>
          </table:table-cell>
          <table:table-cell table:formula="of:=[$Data.J14]/[$Data.J$32]" office:value-type="float" office:value="0.524946273767216" calcext:value-type="float">
            <text:p>0.524946274</text:p>
          </table:table-cell>
          <table:table-cell table:formula="of:=[$Data.K14]/[$Data.K$32]" office:value-type="float" office:value="0.882603297326716" calcext:value-type="float">
            <text:p>0.882603297</text:p>
          </table:table-cell>
          <table:table-cell table:formula="of:=[$Data.L14]/[$Data.L$32]" office:value-type="float" office:value="1.04130378615223" calcext:value-type="float">
            <text:p>1.041303786</text:p>
          </table:table-cell>
          <table:table-cell table:formula="of:=[$Data.M14]/[$Data.M$32]" office:value-type="float" office:value="0.543710542751153" calcext:value-type="float">
            <text:p>0.543710543</text:p>
          </table:table-cell>
          <table:table-cell table:formula="of:=[$Data.N14]/[$Data.N$32]" office:value-type="float" office:value="0.837638100925649" calcext:value-type="float">
            <text:p>0.837638101</text:p>
          </table:table-cell>
          <table:table-cell table:formula="of:=[$Data.O14]/[$Data.O$32]" office:value-type="float" office:value="0.900497512437811" calcext:value-type="float">
            <text:p>0.900497512</text:p>
          </table:table-cell>
          <table:table-cell table:formula="of:=[$Data.P14]/[$Data.P$32]" office:value-type="float" office:value="0.419669351420093" calcext:value-type="float">
            <text:p>0.419669351</text:p>
          </table:table-cell>
        </table:table-row>
        <table:table-row table:style-name="ro1">
          <table:table-cell table:formula="of:=[$Data.A15]" office:value-type="float" office:value="1994" calcext:value-type="float">
            <text:p>1,994</text:p>
          </table:table-cell>
          <table:table-cell table:formula="of:=[$Data.B15]/[$Data.B$32]" office:value-type="float" office:value="0.735837319547824" calcext:value-type="float">
            <text:p>0.735837320</text:p>
          </table:table-cell>
          <table:table-cell table:formula="of:=[$Data.C15]/[$Data.C$32]" office:value-type="float" office:value="0.407352575505442" calcext:value-type="float">
            <text:p>0.407352576</text:p>
          </table:table-cell>
          <table:table-cell table:formula="of:=[$Data.D15]/[$Data.D$32]" office:value-type="float" office:value="0.851001205042745" calcext:value-type="float">
            <text:p>0.851001205</text:p>
          </table:table-cell>
          <table:table-cell table:formula="of:=[$Data.E15]/[$Data.E$32]" office:value-type="float" office:value="0.3438323160938" calcext:value-type="float">
            <text:p>0.343832316</text:p>
          </table:table-cell>
          <table:table-cell table:formula="of:=[$Data.F15]/[$Data.F$32]" office:value-type="float" office:value="0.343758721959551" calcext:value-type="float">
            <text:p>0.343758722</text:p>
          </table:table-cell>
          <table:table-cell table:formula="of:=[$Data.G15]/[$Data.G$32]" office:value-type="float" office:value="0.959868487649958" calcext:value-type="float">
            <text:p>0.959868488</text:p>
          </table:table-cell>
          <table:table-cell table:formula="of:=[$Data.H15]/[$Data.H$32]" office:value-type="float" office:value="0.541897810218978" calcext:value-type="float">
            <text:p>0.541897810</text:p>
          </table:table-cell>
          <table:table-cell table:formula="of:=[$Data.I15]/[$Data.I$32]" office:value-type="float" office:value="0.521047868061142" calcext:value-type="float">
            <text:p>0.521047868</text:p>
          </table:table-cell>
          <table:table-cell table:formula="of:=[$Data.J15]/[$Data.J$32]" office:value-type="float" office:value="0.553352500696018" calcext:value-type="float">
            <text:p>0.553352501</text:p>
          </table:table-cell>
          <table:table-cell table:formula="of:=[$Data.K15]/[$Data.K$32]" office:value-type="float" office:value="0.873958341206313" calcext:value-type="float">
            <text:p>0.873958341</text:p>
          </table:table-cell>
          <table:table-cell table:formula="of:=[$Data.L15]/[$Data.L$32]" office:value-type="float" office:value="1.02087503411073" calcext:value-type="float">
            <text:p>1.020875034</text:p>
          </table:table-cell>
          <table:table-cell table:formula="of:=[$Data.M15]/[$Data.M$32]" office:value-type="float" office:value="0.538827061558952" calcext:value-type="float">
            <text:p>0.538827062</text:p>
          </table:table-cell>
          <table:table-cell table:formula="of:=[$Data.N15]/[$Data.N$32]" office:value-type="float" office:value="0.784338608539863" calcext:value-type="float">
            <text:p>0.784338609</text:p>
          </table:table-cell>
          <table:table-cell table:formula="of:=[$Data.O15]/[$Data.O$32]" office:value-type="float" office:value="1.11442786069652" calcext:value-type="float">
            <text:p>1.114427861</text:p>
          </table:table-cell>
          <table:table-cell table:formula="of:=[$Data.P15]/[$Data.P$32]" office:value-type="float" office:value="0.423060618906316" calcext:value-type="float">
            <text:p>0.423060619</text:p>
          </table:table-cell>
        </table:table-row>
        <table:table-row table:style-name="ro1">
          <table:table-cell table:formula="of:=[$Data.A16]" office:value-type="float" office:value="1995" calcext:value-type="float">
            <text:p>1,995</text:p>
          </table:table-cell>
          <table:table-cell table:formula="of:=[$Data.B16]/[$Data.B$32]" office:value-type="float" office:value="0.769525300843004" calcext:value-type="float">
            <text:p>0.769525301</text:p>
          </table:table-cell>
          <table:table-cell table:formula="of:=[$Data.C16]/[$Data.C$32]" office:value-type="float" office:value="0.406542529790937" calcext:value-type="float">
            <text:p>0.406542530</text:p>
          </table:table-cell>
          <table:table-cell table:formula="of:=[$Data.D16]/[$Data.D$32]" office:value-type="float" office:value="0.853929682930076" calcext:value-type="float">
            <text:p>0.853929683</text:p>
          </table:table-cell>
          <table:table-cell table:formula="of:=[$Data.E16]/[$Data.E$32]" office:value-type="float" office:value="0.363438269622015" calcext:value-type="float">
            <text:p>0.363438270</text:p>
          </table:table-cell>
          <table:table-cell table:formula="of:=[$Data.F16]/[$Data.F$32]" office:value-type="float" office:value="0.351394472100144" calcext:value-type="float">
            <text:p>0.351394472</text:p>
          </table:table-cell>
          <table:table-cell table:formula="of:=[$Data.G16]/[$Data.G$32]" office:value-type="float" office:value="0.94032621868873" calcext:value-type="float">
            <text:p>0.940326219</text:p>
          </table:table-cell>
          <table:table-cell table:formula="of:=[$Data.H16]/[$Data.H$32]" office:value-type="float" office:value="0.553102189781022" calcext:value-type="float">
            <text:p>0.553102190</text:p>
          </table:table-cell>
          <table:table-cell table:formula="of:=[$Data.I16]/[$Data.I$32]" office:value-type="float" office:value="0.539360418342719" calcext:value-type="float">
            <text:p>0.539360418</text:p>
          </table:table-cell>
          <table:table-cell table:formula="of:=[$Data.J16]/[$Data.J$32]" office:value-type="float" office:value="0.547977372215935" calcext:value-type="float">
            <text:p>0.547977372</text:p>
          </table:table-cell>
          <table:table-cell table:formula="of:=[$Data.K16]/[$Data.K$32]" office:value-type="float" office:value="0.909396318841189" calcext:value-type="float">
            <text:p>0.909396319</text:p>
          </table:table-cell>
          <table:table-cell table:formula="of:=[$Data.L16]/[$Data.L$32]" office:value-type="float" office:value="1.03268755831727" calcext:value-type="float">
            <text:p>1.032687558</text:p>
          </table:table-cell>
          <table:table-cell table:formula="of:=[$Data.M16]/[$Data.M$32]" office:value-type="float" office:value="0.55888394771891" calcext:value-type="float">
            <text:p>0.558883948</text:p>
          </table:table-cell>
          <table:table-cell table:formula="of:=[$Data.N16]/[$Data.N$32]" office:value-type="float" office:value="0.820655419528217" calcext:value-type="float">
            <text:p>0.820655420</text:p>
          </table:table-cell>
          <table:table-cell table:formula="of:=[$Data.O16]/[$Data.O$32]" office:value-type="float" office:value="1.18905472636816" calcext:value-type="float">
            <text:p>1.189054726</text:p>
          </table:table-cell>
          <table:table-cell table:formula="of:=[$Data.P16]/[$Data.P$32]" office:value-type="float" office:value="0.440864773208987" calcext:value-type="float">
            <text:p>0.440864773</text:p>
          </table:table-cell>
        </table:table-row>
        <table:table-row table:style-name="ro1">
          <table:table-cell table:formula="of:=[$Data.A17]" office:value-type="float" office:value="1996" calcext:value-type="float">
            <text:p>1,996</text:p>
          </table:table-cell>
          <table:table-cell table:formula="of:=[$Data.B17]/[$Data.B$32]" office:value-type="float" office:value="0.774416010639439" calcext:value-type="float">
            <text:p>0.774416011</text:p>
          </table:table-cell>
          <table:table-cell table:formula="of:=[$Data.C17]/[$Data.C$32]" office:value-type="float" office:value="0.436578298043266" calcext:value-type="float">
            <text:p>0.436578298</text:p>
          </table:table-cell>
          <table:table-cell table:formula="of:=[$Data.D17]/[$Data.D$32]" office:value-type="float" office:value="0.85723867206852" calcext:value-type="float">
            <text:p>0.857238672</text:p>
          </table:table-cell>
          <table:table-cell table:formula="of:=[$Data.E17]/[$Data.E$32]" office:value-type="float" office:value="0.374570135988864" calcext:value-type="float">
            <text:p>0.374570136</text:p>
          </table:table-cell>
          <table:table-cell table:formula="of:=[$Data.F17]/[$Data.F$32]" office:value-type="float" office:value="0.363008477223969" calcext:value-type="float">
            <text:p>0.363008477</text:p>
          </table:table-cell>
          <table:table-cell table:formula="of:=[$Data.G17]/[$Data.G$32]" office:value-type="float" office:value="0.918737757600609" calcext:value-type="float">
            <text:p>0.918737758</text:p>
          </table:table-cell>
          <table:table-cell table:formula="of:=[$Data.H17]/[$Data.H$32]" office:value-type="float" office:value="0.582445255474453" calcext:value-type="float">
            <text:p>0.582445255</text:p>
          </table:table-cell>
          <table:table-cell table:formula="of:=[$Data.I17]/[$Data.I$32]" office:value-type="float" office:value="0.555095199785465" calcext:value-type="float">
            <text:p>0.555095200</text:p>
          </table:table-cell>
          <table:table-cell table:formula="of:=[$Data.J17]/[$Data.J$32]" office:value-type="float" office:value="0.549415348034773" calcext:value-type="float">
            <text:p>0.549415348</text:p>
          </table:table-cell>
          <table:table-cell table:formula="of:=[$Data.K17]/[$Data.K$32]" office:value-type="float" office:value="0.939627855091545" calcext:value-type="float">
            <text:p>0.939627855</text:p>
          </table:table-cell>
          <table:table-cell table:formula="of:=[$Data.L17]/[$Data.L$32]" office:value-type="float" office:value="1.04598386631386" calcext:value-type="float">
            <text:p>1.045983866</text:p>
          </table:table-cell>
          <table:table-cell table:formula="of:=[$Data.M17]/[$Data.M$32]" office:value-type="float" office:value="0.585460920863526" calcext:value-type="float">
            <text:p>0.585460921</text:p>
          </table:table-cell>
          <table:table-cell table:formula="of:=[$Data.N17]/[$Data.N$32]" office:value-type="float" office:value="0.868505524037026" calcext:value-type="float">
            <text:p>0.868505524</text:p>
          </table:table-cell>
          <table:table-cell table:formula="of:=[$Data.O17]/[$Data.O$32]" office:value-type="float" office:value="1.12935323383085" calcext:value-type="float">
            <text:p>1.129353234</text:p>
          </table:table-cell>
          <table:table-cell table:formula="of:=[$Data.P17]/[$Data.P$32]" office:value-type="float" office:value="0.479016532428995" calcext:value-type="float">
            <text:p>0.479016532</text:p>
          </table:table-cell>
        </table:table-row>
        <table:table-row table:style-name="ro1">
          <table:table-cell table:formula="of:=[$Data.A18]" office:value-type="float" office:value="1997" calcext:value-type="float">
            <text:p>1,997</text:p>
          </table:table-cell>
          <table:table-cell table:formula="of:=[$Data.B18]/[$Data.B$32]" office:value-type="float" office:value="0.819333319033012" calcext:value-type="float">
            <text:p>0.819333319</text:p>
          </table:table-cell>
          <table:table-cell table:formula="of:=[$Data.C18]/[$Data.C$32]" office:value-type="float" office:value="0.469076720032134" calcext:value-type="float">
            <text:p>0.469076720</text:p>
          </table:table-cell>
          <table:table-cell table:formula="of:=[$Data.D18]/[$Data.D$32]" office:value-type="float" office:value="0.86099797413561" calcext:value-type="float">
            <text:p>0.860997974</text:p>
          </table:table-cell>
          <table:table-cell table:formula="of:=[$Data.E18]/[$Data.E$32]" office:value-type="float" office:value="0.418738622978906" calcext:value-type="float">
            <text:p>0.418738623</text:p>
          </table:table-cell>
          <table:table-cell table:formula="of:=[$Data.F18]/[$Data.F$32]" office:value-type="float" office:value="0.392322592739164" calcext:value-type="float">
            <text:p>0.392322593</text:p>
          </table:table-cell>
          <table:table-cell table:formula="of:=[$Data.G18]/[$Data.G$32]" office:value-type="float" office:value="0.953297564185276" calcext:value-type="float">
            <text:p>0.953297564</text:p>
          </table:table-cell>
          <table:table-cell table:formula="of:=[$Data.H18]/[$Data.H$32]" office:value-type="float" office:value="0.569233576642336" calcext:value-type="float">
            <text:p>0.569233577</text:p>
          </table:table-cell>
          <table:table-cell table:formula="of:=[$Data.I18]/[$Data.I$32]" office:value-type="float" office:value="0.581137704478412" calcext:value-type="float">
            <text:p>0.581137704</text:p>
          </table:table-cell>
          <table:table-cell table:formula="of:=[$Data.J18]/[$Data.J$32]" office:value-type="float" office:value="0.584711975323387" calcext:value-type="float">
            <text:p>0.584711975</text:p>
          </table:table-cell>
          <table:table-cell table:formula="of:=[$Data.K18]/[$Data.K$32]" office:value-type="float" office:value="0.916982365109426" calcext:value-type="float">
            <text:p>0.916982365</text:p>
          </table:table-cell>
          <table:table-cell table:formula="of:=[$Data.L18]/[$Data.L$32]" office:value-type="float" office:value="1.02306043300597" calcext:value-type="float">
            <text:p>1.023060433</text:p>
          </table:table-cell>
          <table:table-cell table:formula="of:=[$Data.M18]/[$Data.M$32]" office:value-type="float" office:value="0.601653912428422" calcext:value-type="float">
            <text:p>0.601653912</text:p>
          </table:table-cell>
          <table:table-cell table:formula="of:=[$Data.N18]/[$Data.N$32]" office:value-type="float" office:value="0.82998656315318" calcext:value-type="float">
            <text:p>0.829986563</text:p>
          </table:table-cell>
          <table:table-cell table:formula="of:=[$Data.O18]/[$Data.O$32]" office:value-type="float" office:value="1.09452736318408" calcext:value-type="float">
            <text:p>1.094527363</text:p>
          </table:table-cell>
          <table:table-cell table:formula="of:=[$Data.P18]/[$Data.P$32]" office:value-type="float" office:value="0.506570580754557" calcext:value-type="float">
            <text:p>0.506570581</text:p>
          </table:table-cell>
        </table:table-row>
        <table:table-row table:style-name="ro1">
          <table:table-cell table:formula="of:=[$Data.A19]" office:value-type="float" office:value="1998" calcext:value-type="float">
            <text:p>1,998</text:p>
          </table:table-cell>
          <table:table-cell table:formula="of:=[$Data.B19]/[$Data.B$32]" office:value-type="float" office:value="0.870632145691671" calcext:value-type="float">
            <text:p>0.870632146</text:p>
          </table:table-cell>
          <table:table-cell table:formula="of:=[$Data.C19]/[$Data.C$32]" office:value-type="float" office:value="0.483385933704405" calcext:value-type="float">
            <text:p>0.483385934</text:p>
          </table:table-cell>
          <table:table-cell table:formula="of:=[$Data.D19]/[$Data.D$32]" office:value-type="float" office:value="0.865277390808877" calcext:value-type="float">
            <text:p>0.865277391</text:p>
          </table:table-cell>
          <table:table-cell table:formula="of:=[$Data.E19]/[$Data.E$32]" office:value-type="float" office:value="0.500155262876111" calcext:value-type="float">
            <text:p>0.500155263</text:p>
          </table:table-cell>
          <table:table-cell table:formula="of:=[$Data.F19]/[$Data.F$32]" office:value-type="float" office:value="0.456012163879111" calcext:value-type="float">
            <text:p>0.456012164</text:p>
          </table:table-cell>
          <table:table-cell table:formula="of:=[$Data.G19]/[$Data.G$32]" office:value-type="float" office:value="0.924083945482458" calcext:value-type="float">
            <text:p>0.924083945</text:p>
          </table:table-cell>
          <table:table-cell table:formula="of:=[$Data.H19]/[$Data.H$32]" office:value-type="float" office:value="0.514525547445255" calcext:value-type="float">
            <text:p>0.514525547</text:p>
          </table:table-cell>
          <table:table-cell table:formula="of:=[$Data.I19]/[$Data.I$32]" office:value-type="float" office:value="0.634040627514079" calcext:value-type="float">
            <text:p>0.634040628</text:p>
          </table:table-cell>
          <table:table-cell table:formula="of:=[$Data.J19]/[$Data.J$32]" office:value-type="float" office:value="0.583780739301148" calcext:value-type="float">
            <text:p>0.583780739</text:p>
          </table:table-cell>
          <table:table-cell table:formula="of:=[$Data.K19]/[$Data.K$32]" office:value-type="float" office:value="0.956687563175761" calcext:value-type="float">
            <text:p>0.956687563</text:p>
          </table:table-cell>
          <table:table-cell table:formula="of:=[$Data.L19]/[$Data.L$32]" office:value-type="float" office:value="1.05214783152149" calcext:value-type="float">
            <text:p>1.052147832</text:p>
          </table:table-cell>
          <table:table-cell table:formula="of:=[$Data.M19]/[$Data.M$32]" office:value-type="float" office:value="0.651726525053237" calcext:value-type="float">
            <text:p>0.651726525</text:p>
          </table:table-cell>
          <table:table-cell table:formula="of:=[$Data.N19]/[$Data.N$32]" office:value-type="float" office:value="0.898365183636906" calcext:value-type="float">
            <text:p>0.898365184</text:p>
          </table:table-cell>
          <table:table-cell table:formula="of:=[$Data.O19]/[$Data.O$32]" office:value-type="float" office:value="1.02487562189055" calcext:value-type="float">
            <text:p>1.024875622</text:p>
          </table:table-cell>
          <table:table-cell table:formula="of:=[$Data.P19]/[$Data.P$32]" office:value-type="float" office:value="0.521407376006783" calcext:value-type="float">
            <text:p>0.521407376</text:p>
          </table:table-cell>
        </table:table-row>
        <table:table-row table:style-name="ro1">
          <table:table-cell table:formula="of:=[$Data.A20]" office:value-type="float" office:value="1999" calcext:value-type="float">
            <text:p>1,999</text:p>
          </table:table-cell>
          <table:table-cell table:formula="of:=[$Data.B20]/[$Data.B$32]" office:value-type="float" office:value="0.894377828782256" calcext:value-type="float">
            <text:p>0.894377829</text:p>
          </table:table-cell>
          <table:table-cell table:formula="of:=[$Data.C20]/[$Data.C$32]" office:value-type="float" office:value="0.513491516994702" calcext:value-type="float">
            <text:p>0.513491517</text:p>
          </table:table-cell>
          <table:table-cell table:formula="of:=[$Data.D20]/[$Data.D$32]" office:value-type="float" office:value="0.870146723765851" calcext:value-type="float">
            <text:p>0.870146724</text:p>
          </table:table-cell>
          <table:table-cell table:formula="of:=[$Data.E20]/[$Data.E$32]" office:value-type="float" office:value="0.5345807902345" calcext:value-type="float">
            <text:p>0.534580790</text:p>
          </table:table-cell>
          <table:table-cell table:formula="of:=[$Data.F20]/[$Data.F$32]" office:value-type="float" office:value="0.511782716460811" calcext:value-type="float">
            <text:p>0.511782716</text:p>
          </table:table-cell>
          <table:table-cell table:formula="of:=[$Data.G20]/[$Data.G$32]" office:value-type="float" office:value="0.942711868439135" calcext:value-type="float">
            <text:p>0.942711868</text:p>
          </table:table-cell>
          <table:table-cell table:formula="of:=[$Data.H20]/[$Data.H$32]" office:value-type="float" office:value="0.673284671532847" calcext:value-type="float">
            <text:p>0.673284672</text:p>
          </table:table-cell>
          <table:table-cell table:formula="of:=[$Data.I20]/[$Data.I$32]" office:value-type="float" office:value="0.648270313757039" calcext:value-type="float">
            <text:p>0.648270314</text:p>
          </table:table-cell>
          <table:table-cell table:formula="of:=[$Data.J20]/[$Data.J$32]" office:value-type="float" office:value="0.595999086580399" calcext:value-type="float">
            <text:p>0.595999087</text:p>
          </table:table-cell>
          <table:table-cell table:formula="of:=[$Data.K20]/[$Data.K$32]" office:value-type="float" office:value="0.968356714336585" calcext:value-type="float">
            <text:p>0.968356714</text:p>
          </table:table-cell>
          <table:table-cell table:formula="of:=[$Data.L20]/[$Data.L$32]" office:value-type="float" office:value="1.04500025809798" calcext:value-type="float">
            <text:p>1.045000258</text:p>
          </table:table-cell>
          <table:table-cell table:formula="of:=[$Data.M20]/[$Data.M$32]" office:value-type="float" office:value="0.677829446864865" calcext:value-type="float">
            <text:p>0.677829447</text:p>
          </table:table-cell>
          <table:table-cell table:formula="of:=[$Data.N20]/[$Data.N$32]" office:value-type="float" office:value="0.928299492385787" calcext:value-type="float">
            <text:p>0.928299492</text:p>
          </table:table-cell>
          <table:table-cell table:formula="of:=[$Data.O20]/[$Data.O$32]" office:value-type="float" office:value="0.925373134328358" calcext:value-type="float">
            <text:p>0.925373134</text:p>
          </table:table-cell>
          <table:table-cell table:formula="of:=[$Data.P20]/[$Data.P$32]" office:value-type="float" office:value="0.607121661721068" calcext:value-type="float">
            <text:p>0.607121662</text:p>
          </table:table-cell>
        </table:table-row>
        <table:table-row table:style-name="ro1">
          <table:table-cell table:formula="of:=[$Data.A21]" office:value-type="float" office:value="2000" calcext:value-type="float">
            <text:p>2,000</text:p>
          </table:table-cell>
          <table:table-cell table:formula="of:=[$Data.B21]/[$Data.B$32]" office:value-type="float" office:value="0.954953988717047" calcext:value-type="float">
            <text:p>0.954953989</text:p>
          </table:table-cell>
          <table:table-cell table:formula="of:=[$Data.C21]/[$Data.C$32]" office:value-type="float" office:value="0.554639352728525" calcext:value-type="float">
            <text:p>0.554639353</text:p>
          </table:table-cell>
          <table:table-cell table:formula="of:=[$Data.D21]/[$Data.D$32]" office:value-type="float" office:value="0.875675774684063" calcext:value-type="float">
            <text:p>0.875675775</text:p>
          </table:table-cell>
          <table:table-cell table:formula="of:=[$Data.E21]/[$Data.E$32]" office:value-type="float" office:value="0.561023664203876" calcext:value-type="float">
            <text:p>0.561023664</text:p>
          </table:table-cell>
          <table:table-cell table:formula="of:=[$Data.F21]/[$Data.F$32]" office:value-type="float" office:value="0.579421382599821" calcext:value-type="float">
            <text:p>0.579421383</text:p>
          </table:table-cell>
          <table:table-cell table:formula="of:=[$Data.G21]/[$Data.G$32]" office:value-type="float" office:value="0.893846181117771" calcext:value-type="float">
            <text:p>0.893846181</text:p>
          </table:table-cell>
          <table:table-cell table:formula="of:=[$Data.H21]/[$Data.H$32]" office:value-type="float" office:value="0.710875912408759" calcext:value-type="float">
            <text:p>0.710875912</text:p>
          </table:table-cell>
          <table:table-cell table:formula="of:=[$Data.I21]/[$Data.I$32]" office:value-type="float" office:value="0.689987262000536" calcext:value-type="float">
            <text:p>0.689987262</text:p>
          </table:table-cell>
          <table:table-cell table:formula="of:=[$Data.J21]/[$Data.J$32]" office:value-type="float" office:value="0.599904013571156" calcext:value-type="float">
            <text:p>0.599904014</text:p>
          </table:table-cell>
          <table:table-cell table:formula="of:=[$Data.K21]/[$Data.K$32]" office:value-type="float" office:value="1.00645905139323" calcext:value-type="float">
            <text:p>1.006459051</text:p>
          </table:table-cell>
          <table:table-cell table:formula="of:=[$Data.L21]/[$Data.L$32]" office:value-type="float" office:value="1.06403572056411" calcext:value-type="float">
            <text:p>1.064035721</text:p>
          </table:table-cell>
          <table:table-cell table:formula="of:=[$Data.M21]/[$Data.M$32]" office:value-type="float" office:value="0.732492080332889" calcext:value-type="float">
            <text:p>0.732492080</text:p>
          </table:table-cell>
          <table:table-cell table:formula="of:=[$Data.N21]/[$Data.N$32]" office:value-type="float" office:value="1.00190355329949" calcext:value-type="float">
            <text:p>1.001903553</text:p>
          </table:table-cell>
          <table:table-cell table:formula="of:=[$Data.O21]/[$Data.O$32]" office:value-type="float" office:value="0.776119402985075" calcext:value-type="float">
            <text:p>0.776119403</text:p>
          </table:table-cell>
          <table:table-cell table:formula="of:=[$Data.P21]/[$Data.P$32]" office:value-type="float" office:value="0.664264518863925" calcext:value-type="float">
            <text:p>0.664264519</text:p>
          </table:table-cell>
        </table:table-row>
        <table:table-row table:style-name="ro1">
          <table:table-cell table:formula="of:=[$Data.A22]" office:value-type="float" office:value="2001" calcext:value-type="float">
            <text:p>2,001</text:p>
          </table:table-cell>
          <table:table-cell table:formula="of:=[$Data.B22]/[$Data.B$32]" office:value-type="float" office:value="1.00051481155752" calcext:value-type="float">
            <text:p>1.000514812</text:p>
          </table:table-cell>
          <table:table-cell table:formula="of:=[$Data.C22]/[$Data.C$32]" office:value-type="float" office:value="0.602424398921214" calcext:value-type="float">
            <text:p>0.602424399</text:p>
          </table:table-cell>
          <table:table-cell table:formula="of:=[$Data.D22]/[$Data.D$32]" office:value-type="float" office:value="0.881934345241044" calcext:value-type="float">
            <text:p>0.881934345</text:p>
          </table:table-cell>
          <table:table-cell table:formula="of:=[$Data.E22]/[$Data.E$32]" office:value-type="float" office:value="0.664830281614734" calcext:value-type="float">
            <text:p>0.664830282</text:p>
          </table:table-cell>
          <table:table-cell table:formula="of:=[$Data.F22]/[$Data.F$32]" office:value-type="float" office:value="0.705954885338776" calcext:value-type="float">
            <text:p>0.705954885</text:p>
          </table:table-cell>
          <table:table-cell table:formula="of:=[$Data.G22]/[$Data.G$32]" office:value-type="float" office:value="0.920163957769757" calcext:value-type="float">
            <text:p>0.920163958</text:p>
          </table:table-cell>
          <table:table-cell table:formula="of:=[$Data.H22]/[$Data.H$32]" office:value-type="float" office:value="0.703138686131387" calcext:value-type="float">
            <text:p>0.703138686</text:p>
          </table:table-cell>
          <table:table-cell table:formula="of:=[$Data.I22]/[$Data.I$32]" office:value-type="float" office:value="0.740550415661035" calcext:value-type="float">
            <text:p>0.740550416</text:p>
          </table:table-cell>
          <table:table-cell table:formula="of:=[$Data.J22]/[$Data.J$32]" office:value-type="float" office:value="0.620324972165767" calcext:value-type="float">
            <text:p>0.620324972</text:p>
          </table:table-cell>
          <table:table-cell table:formula="of:=[$Data.K22]/[$Data.K$32]" office:value-type="float" office:value="1.01297217708507" calcext:value-type="float">
            <text:p>1.012972177</text:p>
          </table:table-cell>
          <table:table-cell table:formula="of:=[$Data.L22]/[$Data.L$32]" office:value-type="float" office:value="1.05955530003776" calcext:value-type="float">
            <text:p>1.059555300</text:p>
          </table:table-cell>
          <table:table-cell table:formula="of:=[$Data.M22]/[$Data.M$32]" office:value-type="float" office:value="0.78875745878387" calcext:value-type="float">
            <text:p>0.788757459</text:p>
          </table:table-cell>
          <table:table-cell table:formula="of:=[$Data.N22]/[$Data.N$32]" office:value-type="float" office:value="1.05968199462526" calcext:value-type="float">
            <text:p>1.059681995</text:p>
          </table:table-cell>
          <table:table-cell table:formula="of:=[$Data.O22]/[$Data.O$32]" office:value-type="float" office:value="0.691542288557214" calcext:value-type="float">
            <text:p>0.691542289</text:p>
          </table:table-cell>
          <table:table-cell table:formula="of:=[$Data.P22]/[$Data.P$32]" office:value-type="float" office:value="0.710767274268758" calcext:value-type="float">
            <text:p>0.710767274</text:p>
          </table:table-cell>
        </table:table-row>
        <table:table-row table:style-name="ro1">
          <table:table-cell table:formula="of:=[$Data.A23]" office:value-type="float" office:value="2002" calcext:value-type="float">
            <text:p>2,002</text:p>
          </table:table-cell>
          <table:table-cell table:formula="of:=[$Data.B23]/[$Data.B$32]" office:value-type="float" office:value="1.01315987043909" calcext:value-type="float">
            <text:p>1.013159870</text:p>
          </table:table-cell>
          <table:table-cell table:formula="of:=[$Data.C23]/[$Data.C$32]" office:value-type="float" office:value="0.650711539565043" calcext:value-type="float">
            <text:p>0.650711540</text:p>
          </table:table-cell>
          <table:table-cell table:formula="of:=[$Data.D23]/[$Data.D$32]" office:value-type="float" office:value="0.888992237114326" calcext:value-type="float">
            <text:p>0.888992237</text:p>
          </table:table-cell>
          <table:table-cell table:formula="of:=[$Data.E23]/[$Data.E$32]" office:value-type="float" office:value="0.694779955027305" calcext:value-type="float">
            <text:p>0.694779955</text:p>
          </table:table-cell>
          <table:table-cell table:formula="of:=[$Data.F23]/[$Data.F$32]" office:value-type="float" office:value="0.721542979733811" calcext:value-type="float">
            <text:p>0.721542980</text:p>
          </table:table-cell>
          <table:table-cell table:formula="of:=[$Data.G23]/[$Data.G$32]" office:value-type="float" office:value="0.976167643259689" calcext:value-type="float">
            <text:p>0.976167643</text:p>
          </table:table-cell>
          <table:table-cell table:formula="of:=[$Data.H23]/[$Data.H$32]" office:value-type="float" office:value="0.656240875912409" calcext:value-type="float">
            <text:p>0.656240876</text:p>
          </table:table-cell>
          <table:table-cell table:formula="of:=[$Data.I23]/[$Data.I$32]" office:value-type="float" office:value="0.781265084473049" calcext:value-type="float">
            <text:p>0.781265084</text:p>
          </table:table-cell>
          <table:table-cell table:formula="of:=[$Data.J23]/[$Data.J$32]" office:value-type="float" office:value="0.64798809797879" calcext:value-type="float">
            <text:p>0.647988098</text:p>
          </table:table-cell>
          <table:table-cell table:formula="of:=[$Data.K23]/[$Data.K$32]" office:value-type="float" office:value="1.00097933269162" calcext:value-type="float">
            <text:p>1.000979333</text:p>
          </table:table-cell>
          <table:table-cell table:formula="of:=[$Data.L23]/[$Data.L$32]" office:value-type="float" office:value="1.04923905130194" calcext:value-type="float">
            <text:p>1.049239051</text:p>
          </table:table-cell>
          <table:table-cell table:formula="of:=[$Data.M23]/[$Data.M$32]" office:value-type="float" office:value="0.833397292640165" calcext:value-type="float">
            <text:p>0.833397293</text:p>
          </table:table-cell>
          <table:table-cell table:formula="of:=[$Data.N23]/[$Data.N$32]" office:value-type="float" office:value="1.06569125111974" calcext:value-type="float">
            <text:p>1.065691251</text:p>
          </table:table-cell>
          <table:table-cell table:formula="of:=[$Data.O23]/[$Data.O$32]" office:value-type="float" office:value="0.522388059701493" calcext:value-type="float">
            <text:p>0.522388060</text:p>
          </table:table-cell>
          <table:table-cell table:formula="of:=[$Data.P23]/[$Data.P$32]" office:value-type="float" office:value="0.766638406104281" calcext:value-type="float">
            <text:p>0.766638406</text:p>
          </table:table-cell>
        </table:table-row>
        <table:table-row table:style-name="ro1">
          <table:table-cell table:formula="of:=[$Data.A24]" office:value-type="float" office:value="2003" calcext:value-type="float">
            <text:p>2,003</text:p>
          </table:table-cell>
          <table:table-cell table:formula="of:=[$Data.B24]/[$Data.B$32]" office:value-type="float" office:value="1.06820180613055" calcext:value-type="float">
            <text:p>1.068201806</text:p>
          </table:table-cell>
          <table:table-cell table:formula="of:=[$Data.C24]/[$Data.C$32]" office:value-type="float" office:value="0.697440752854766" calcext:value-type="float">
            <text:p>0.697440753</text:p>
          </table:table-cell>
          <table:table-cell table:formula="of:=[$Data.D24]/[$Data.D$32]" office:value-type="float" office:value="0.89691925198144" calcext:value-type="float">
            <text:p>0.896919252</text:p>
          </table:table-cell>
          <table:table-cell table:formula="of:=[$Data.E24]/[$Data.E$32]" office:value-type="float" office:value="0.713497162437092" calcext:value-type="float">
            <text:p>0.713497162</text:p>
          </table:table-cell>
          <table:table-cell table:formula="of:=[$Data.F24]/[$Data.F$32]" office:value-type="float" office:value="0.730111849367853" calcext:value-type="float">
            <text:p>0.730111849</text:p>
          </table:table-cell>
          <table:table-cell table:formula="of:=[$Data.G24]/[$Data.G$32]" office:value-type="float" office:value="0.922836002112259" calcext:value-type="float">
            <text:p>0.922836002</text:p>
          </table:table-cell>
          <table:table-cell table:formula="of:=[$Data.H24]/[$Data.H$32]" office:value-type="float" office:value="0.702445255474453" calcext:value-type="float">
            <text:p>0.702445255</text:p>
          </table:table-cell>
          <table:table-cell table:formula="of:=[$Data.I24]/[$Data.I$32]" office:value-type="float" office:value="0.804227004558863" calcext:value-type="float">
            <text:p>0.804227005</text:p>
          </table:table-cell>
          <table:table-cell table:formula="of:=[$Data.J24]/[$Data.J$32]" office:value-type="float" office:value="0.680319066924653" calcext:value-type="float">
            <text:p>0.680319067</text:p>
          </table:table-cell>
          <table:table-cell table:formula="of:=[$Data.K24]/[$Data.K$32]" office:value-type="float" office:value="1.03097423935738" calcext:value-type="float">
            <text:p>1.030974239</text:p>
          </table:table-cell>
          <table:table-cell table:formula="of:=[$Data.L24]/[$Data.L$32]" office:value-type="float" office:value="1.07039258073389" calcext:value-type="float">
            <text:p>1.070392581</text:p>
          </table:table-cell>
          <table:table-cell table:formula="of:=[$Data.M24]/[$Data.M$32]" office:value-type="float" office:value="0.86926341452403" calcext:value-type="float">
            <text:p>0.869263415</text:p>
          </table:table-cell>
          <table:table-cell table:formula="of:=[$Data.N24]/[$Data.N$32]" office:value-type="float" office:value="1.126119737235" calcext:value-type="float">
            <text:p>1.126119737</text:p>
          </table:table-cell>
          <table:table-cell table:formula="of:=[$Data.O24]/[$Data.O$32]" office:value-type="float" office:value="0.567164179104478" calcext:value-type="float">
            <text:p>0.567164179</text:p>
          </table:table-cell>
          <table:table-cell table:formula="of:=[$Data.P24]/[$Data.P$32]" office:value-type="float" office:value="0.810682492581602" calcext:value-type="float">
            <text:p>0.810682493</text:p>
          </table:table-cell>
        </table:table-row>
        <table:table-row table:style-name="ro1">
          <table:table-cell table:formula="of:=[$Data.A25]" office:value-type="float" office:value="2004" calcext:value-type="float">
            <text:p>2,004</text:p>
          </table:table-cell>
          <table:table-cell table:formula="of:=[$Data.B25]/[$Data.B$32]" office:value-type="float" office:value="1.10793882322658" calcext:value-type="float">
            <text:p>1.107938823</text:p>
          </table:table-cell>
          <table:table-cell table:formula="of:=[$Data.C25]/[$Data.C$32]" office:value-type="float" office:value="0.748916432355923" calcext:value-type="float">
            <text:p>0.748916432</text:p>
          </table:table-cell>
          <table:table-cell table:formula="of:=[$Data.D25]/[$Data.D$32]" office:value-type="float" office:value="0.905785191519916" calcext:value-type="float">
            <text:p>0.905785192</text:p>
          </table:table-cell>
          <table:table-cell table:formula="of:=[$Data.E25]/[$Data.E$32]" office:value-type="float" office:value="0.739474247778135" calcext:value-type="float">
            <text:p>0.739474248</text:p>
          </table:table-cell>
          <table:table-cell table:formula="of:=[$Data.F25]/[$Data.F$32]" office:value-type="float" office:value="0.771127449959384" calcext:value-type="float">
            <text:p>0.771127450</text:p>
          </table:table-cell>
          <table:table-cell table:formula="of:=[$Data.G25]/[$Data.G$32]" office:value-type="float" office:value="0.960209723759689" calcext:value-type="float">
            <text:p>0.960209724</text:p>
          </table:table-cell>
          <table:table-cell table:formula="of:=[$Data.H25]/[$Data.H$32]" office:value-type="float" office:value="0.822153284671533" calcext:value-type="float">
            <text:p>0.822153285</text:p>
          </table:table-cell>
          <table:table-cell table:formula="of:=[$Data.I25]/[$Data.I$32]" office:value-type="float" office:value="0.862540225261464" calcext:value-type="float">
            <text:p>0.862540225</text:p>
          </table:table-cell>
          <table:table-cell table:formula="of:=[$Data.J25]/[$Data.J$32]" office:value-type="float" office:value="0.687979811137288" calcext:value-type="float">
            <text:p>0.687979811</text:p>
          </table:table-cell>
          <table:table-cell table:formula="of:=[$Data.K25]/[$Data.K$32]" office:value-type="float" office:value="1.02901759326214" calcext:value-type="float">
            <text:p>1.029017593</text:p>
          </table:table-cell>
          <table:table-cell table:formula="of:=[$Data.L25]/[$Data.L$32]" office:value-type="float" office:value="1.06202608019741" calcext:value-type="float">
            <text:p>1.062026080</text:p>
          </table:table-cell>
          <table:table-cell table:formula="of:=[$Data.M25]/[$Data.M$32]" office:value-type="float" office:value="0.900934558342175" calcext:value-type="float">
            <text:p>0.900934558</text:p>
          </table:table-cell>
          <table:table-cell table:formula="of:=[$Data.N25]/[$Data.N$32]" office:value-type="float" office:value="1.15590474768588" calcext:value-type="float">
            <text:p>1.155904748</text:p>
          </table:table-cell>
          <table:table-cell table:formula="of:=[$Data.O25]/[$Data.O$32]" office:value-type="float" office:value="0.562189054726368" calcext:value-type="float">
            <text:p>0.562189055</text:p>
          </table:table-cell>
          <table:table-cell table:formula="of:=[$Data.P25]/[$Data.P$32]" office:value-type="float" office:value="0.873632895294616" calcext:value-type="float">
            <text:p>0.873632895</text:p>
          </table:table-cell>
        </table:table-row>
        <table:table-row table:style-name="ro1">
          <table:table-cell table:formula="of:=[$Data.A26]" office:value-type="float" office:value="2005" calcext:value-type="float">
            <text:p>2,005</text:p>
          </table:table-cell>
          <table:table-cell table:formula="of:=[$Data.B26]/[$Data.B$32]" office:value-type="float" office:value="1.13674681996611" calcext:value-type="float">
            <text:p>1.136746820</text:p>
          </table:table-cell>
          <table:table-cell table:formula="of:=[$Data.C26]/[$Data.C$32]" office:value-type="float" office:value="0.804588665098219" calcext:value-type="float">
            <text:p>0.804588665</text:p>
          </table:table-cell>
          <table:table-cell table:formula="of:=[$Data.D26]/[$Data.D$32]" office:value-type="float" office:value="0.915659857407285" calcext:value-type="float">
            <text:p>0.915659857</text:p>
          </table:table-cell>
          <table:table-cell table:formula="of:=[$Data.E26]/[$Data.E$32]" office:value-type="float" office:value="0.786615269300782" calcext:value-type="float">
            <text:p>0.786615269</text:p>
          </table:table-cell>
          <table:table-cell table:formula="of:=[$Data.F26]/[$Data.F$32]" office:value-type="float" office:value="0.868176042990148" calcext:value-type="float">
            <text:p>0.868176043</text:p>
          </table:table-cell>
          <table:table-cell table:formula="of:=[$Data.G26]/[$Data.G$32]" office:value-type="float" office:value="0.948635976875247" calcext:value-type="float">
            <text:p>0.948635977</text:p>
          </table:table-cell>
          <table:table-cell table:formula="of:=[$Data.H26]/[$Data.H$32]" office:value-type="float" office:value="0.878467153284671" calcext:value-type="float">
            <text:p>0.878467153</text:p>
          </table:table-cell>
          <table:table-cell table:formula="of:=[$Data.I26]/[$Data.I$32]" office:value-type="float" office:value="0.927366586216144" calcext:value-type="float">
            <text:p>0.927366586</text:p>
          </table:table-cell>
          <table:table-cell table:formula="of:=[$Data.J26]/[$Data.J$32]" office:value-type="float" office:value="0.702134638885041" calcext:value-type="float">
            <text:p>0.702134639</text:p>
          </table:table-cell>
          <table:table-cell table:formula="of:=[$Data.K26]/[$Data.K$32]" office:value-type="float" office:value="1.04710418554692" calcext:value-type="float">
            <text:p>1.047104186</text:p>
          </table:table-cell>
          <table:table-cell table:formula="of:=[$Data.L26]/[$Data.L$32]" office:value-type="float" office:value="1.07533117278387" calcext:value-type="float">
            <text:p>1.075331173</text:p>
          </table:table-cell>
          <table:table-cell table:formula="of:=[$Data.M26]/[$Data.M$32]" office:value-type="float" office:value="0.951522607733809" calcext:value-type="float">
            <text:p>0.951522608</text:p>
          </table:table-cell>
          <table:table-cell table:formula="of:=[$Data.N26]/[$Data.N$32]" office:value-type="float" office:value="1.22144670050761" calcext:value-type="float">
            <text:p>1.221446701</text:p>
          </table:table-cell>
          <table:table-cell table:formula="of:=[$Data.O26]/[$Data.O$32]" office:value-type="float" office:value="0.54726368159204" calcext:value-type="float">
            <text:p>0.547263682</text:p>
          </table:table-cell>
          <table:table-cell table:formula="of:=[$Data.P26]/[$Data.P$32]" office:value-type="float" office:value="0.933870284018652" calcext:value-type="float">
            <text:p>0.933870284</text:p>
          </table:table-cell>
        </table:table-row>
        <table:table-row table:style-name="ro1">
          <table:table-cell table:formula="of:=[$Data.A27]" office:value-type="float" office:value="2006" calcext:value-type="float">
            <text:p>2,006</text:p>
          </table:table-cell>
          <table:table-cell table:formula="of:=[$Data.B27]/[$Data.B$32]" office:value-type="float" office:value="1.11695875072395" calcext:value-type="float">
            <text:p>1.116958751</text:p>
          </table:table-cell>
          <table:table-cell table:formula="of:=[$Data.C27]/[$Data.C$32]" office:value-type="float" office:value="0.869625676632046" calcext:value-type="float">
            <text:p>0.869625677</text:p>
          </table:table-cell>
          <table:table-cell table:formula="of:=[$Data.D27]/[$Data.D$32]" office:value-type="float" office:value="0.926613051321079" calcext:value-type="float">
            <text:p>0.926613051</text:p>
          </table:table-cell>
          <table:table-cell table:formula="of:=[$Data.E27]/[$Data.E$32]" office:value-type="float" office:value="0.829874718920655" calcext:value-type="float">
            <text:p>0.829874719</text:p>
          </table:table-cell>
          <table:table-cell table:formula="of:=[$Data.F27]/[$Data.F$32]" office:value-type="float" office:value="0.970419278915248" calcext:value-type="float">
            <text:p>0.970419279</text:p>
          </table:table-cell>
          <table:table-cell table:formula="of:=[$Data.G27]/[$Data.G$32]" office:value-type="float" office:value="0.879313907832197" calcext:value-type="float">
            <text:p>0.879313908</text:p>
          </table:table-cell>
          <table:table-cell table:formula="of:=[$Data.H27]/[$Data.H$32]" office:value-type="float" office:value="0.947445255474453" calcext:value-type="float">
            <text:p>0.947445255</text:p>
          </table:table-cell>
          <table:table-cell table:formula="of:=[$Data.I27]/[$Data.I$32]" office:value-type="float" office:value="0.970250067042102" calcext:value-type="float">
            <text:p>0.970250067</text:p>
          </table:table-cell>
          <table:table-cell table:formula="of:=[$Data.J27]/[$Data.J$32]" office:value-type="float" office:value="0.737923659515568" calcext:value-type="float">
            <text:p>0.737923660</text:p>
          </table:table-cell>
          <table:table-cell table:formula="of:=[$Data.K27]/[$Data.K$32]" office:value-type="float" office:value="1.07651056685991" calcext:value-type="float">
            <text:p>1.076510567</text:p>
          </table:table-cell>
          <table:table-cell table:formula="of:=[$Data.L27]/[$Data.L$32]" office:value-type="float" office:value="1.09673625036281" calcext:value-type="float">
            <text:p>1.096736250</text:p>
          </table:table-cell>
          <table:table-cell table:formula="of:=[$Data.M27]/[$Data.M$32]" office:value-type="float" office:value="1.00368706592323" calcext:value-type="float">
            <text:p>1.003687066</text:p>
          </table:table-cell>
          <table:table-cell table:formula="of:=[$Data.N27]/[$Data.N$32]" office:value-type="float" office:value="1.26694535682293" calcext:value-type="float">
            <text:p>1.266945357</text:p>
          </table:table-cell>
          <table:table-cell table:formula="of:=[$Data.O27]/[$Data.O$32]" office:value-type="float" office:value="0.45771144278607" calcext:value-type="float">
            <text:p>0.457711443</text:p>
          </table:table-cell>
          <table:table-cell table:formula="of:=[$Data.P27]/[$Data.P$32]" office:value-type="float" office:value="0.984145824501907" calcext:value-type="float">
            <text:p>0.984145825</text:p>
          </table:table-cell>
        </table:table-row>
        <table:table-row table:style-name="ro1">
          <table:table-cell table:formula="of:=[$Data.A28]" office:value-type="float" office:value="2007" calcext:value-type="float">
            <text:p>2,007</text:p>
          </table:table-cell>
          <table:table-cell table:formula="of:=[$Data.B28]/[$Data.B$32]" office:value-type="float" office:value="1.1458739998713" calcext:value-type="float">
            <text:p>1.145874000</text:p>
          </table:table-cell>
          <table:table-cell table:formula="of:=[$Data.C28]/[$Data.C$32]" office:value-type="float" office:value="0.942547961974713" calcext:value-type="float">
            <text:p>0.942547962</text:p>
          </table:table-cell>
          <table:table-cell table:formula="of:=[$Data.D28]/[$Data.D$32]" office:value-type="float" office:value="0.938714574938828" calcext:value-type="float">
            <text:p>0.938714575</text:p>
          </table:table-cell>
          <table:table-cell table:formula="of:=[$Data.E28]/[$Data.E$32]" office:value-type="float" office:value="0.91250669236535" calcext:value-type="float">
            <text:p>0.912506692</text:p>
          </table:table-cell>
          <table:table-cell table:formula="of:=[$Data.F28]/[$Data.F$32]" office:value-type="float" office:value="1.09427839453459" calcext:value-type="float">
            <text:p>1.094278395</text:p>
          </table:table-cell>
          <table:table-cell table:formula="of:=[$Data.G28]/[$Data.G$32]" office:value-type="float" office:value="0.913690792736032" calcext:value-type="float">
            <text:p>0.913690793</text:p>
          </table:table-cell>
          <table:table-cell table:formula="of:=[$Data.H28]/[$Data.H$32]" office:value-type="float" office:value="0.916970802919708" calcext:value-type="float">
            <text:p>0.916970803</text:p>
          </table:table-cell>
          <table:table-cell table:formula="of:=[$Data.I28]/[$Data.I$32]" office:value-type="float" office:value="0.990821936175919" calcext:value-type="float">
            <text:p>0.990821936</text:p>
          </table:table-cell>
          <table:table-cell table:formula="of:=[$Data.J28]/[$Data.J$32]" office:value-type="float" office:value="0.831642969043349" calcext:value-type="float">
            <text:p>0.831642969</text:p>
          </table:table-cell>
          <table:table-cell table:formula="of:=[$Data.K28]/[$Data.K$32]" office:value-type="float" office:value="1.0647988753171" calcext:value-type="float">
            <text:p>1.064798875</text:p>
          </table:table-cell>
          <table:table-cell table:formula="of:=[$Data.L28]/[$Data.L$32]" office:value-type="float" office:value="1.0840899115323" calcext:value-type="float">
            <text:p>1.084089912</text:p>
          </table:table-cell>
          <table:table-cell table:formula="of:=[$Data.M28]/[$Data.M$32]" office:value-type="float" office:value="1.0197709504353" calcext:value-type="float">
            <text:p>1.019770950</text:p>
          </table:table-cell>
          <table:table-cell table:formula="of:=[$Data.N28]/[$Data.N$32]" office:value-type="float" office:value="1.23865332935205" calcext:value-type="float">
            <text:p>1.238653329</text:p>
          </table:table-cell>
          <table:table-cell table:formula="of:=[$Data.O28]/[$Data.O$32]" office:value-type="float" office:value="0.422885572139303" calcext:value-type="float">
            <text:p>0.422885572</text:p>
          </table:table-cell>
          <table:table-cell table:formula="of:=[$Data.P28]/[$Data.P$32]" office:value-type="float" office:value="1.04052564646036" calcext:value-type="float">
            <text:p>1.040525646</text:p>
          </table:table-cell>
        </table:table-row>
        <table:table-row table:style-name="ro1">
          <table:table-cell table:formula="of:=[$Data.A29]" office:value-type="float" office:value="2008" calcext:value-type="float">
            <text:p>2,008</text:p>
          </table:table-cell>
          <table:table-cell table:formula="of:=[$Data.B29]/[$Data.B$32]" office:value-type="float" office:value="1.1076385164847" calcext:value-type="float">
            <text:p>1.107638516</text:p>
          </table:table-cell>
          <table:table-cell table:formula="of:=[$Data.C29]/[$Data.C$32]" office:value-type="float" office:value="1.00721198905912" calcext:value-type="float">
            <text:p>1.007211989</text:p>
          </table:table-cell>
          <table:table-cell table:formula="of:=[$Data.D29]/[$Data.D$32]" office:value-type="float" office:value="0.952034229938064" calcext:value-type="float">
            <text:p>0.952034230</text:p>
          </table:table-cell>
          <table:table-cell table:formula="of:=[$Data.E29]/[$Data.E$32]" office:value-type="float" office:value="0.990593211264589" calcext:value-type="float">
            <text:p>0.990593211</text:p>
          </table:table-cell>
          <table:table-cell table:formula="of:=[$Data.F29]/[$Data.F$32]" office:value-type="float" office:value="1.18738622399034" calcext:value-type="float">
            <text:p>1.187386224</text:p>
          </table:table-cell>
          <table:table-cell table:formula="of:=[$Data.G29]/[$Data.G$32]" office:value-type="float" office:value="0.883092024824635" calcext:value-type="float">
            <text:p>0.883092025</text:p>
          </table:table-cell>
          <table:table-cell table:formula="of:=[$Data.H29]/[$Data.H$32]" office:value-type="float" office:value="0.929963503649635" calcext:value-type="float">
            <text:p>0.929963504</text:p>
          </table:table-cell>
          <table:table-cell table:formula="of:=[$Data.I29]/[$Data.I$32]" office:value-type="float" office:value="1.01179605792438" calcext:value-type="float">
            <text:p>1.011796058</text:p>
          </table:table-cell>
          <table:table-cell table:formula="of:=[$Data.J29]/[$Data.J$32]" office:value-type="float" office:value="0.885403886709252" calcext:value-type="float">
            <text:p>0.885403887</text:p>
          </table:table-cell>
          <table:table-cell table:formula="of:=[$Data.K29]/[$Data.K$32]" office:value-type="float" office:value="1.07915961604376" calcext:value-type="float">
            <text:p>1.079159616</text:p>
          </table:table-cell>
          <table:table-cell table:formula="of:=[$Data.L29]/[$Data.L$32]" office:value-type="float" office:value="1.09309869016953" calcext:value-type="float">
            <text:p>1.093098690</text:p>
          </table:table-cell>
          <table:table-cell table:formula="of:=[$Data.M29]/[$Data.M$32]" office:value-type="float" office:value="1.03019631744885" calcext:value-type="float">
            <text:p>1.030196317</text:p>
          </table:table-cell>
          <table:table-cell table:formula="of:=[$Data.N29]/[$Data.N$32]" office:value-type="float" office:value="1.28288295013437" calcext:value-type="float">
            <text:p>1.282882950</text:p>
          </table:table-cell>
          <table:table-cell table:formula="of:=[$Data.O29]/[$Data.O$32]" office:value-type="float" office:value="0.412935323383085" calcext:value-type="float">
            <text:p>0.412935323</text:p>
          </table:table-cell>
          <table:table-cell table:formula="of:=[$Data.P29]/[$Data.P$32]" office:value-type="float" office:value="1.09054684188215" calcext:value-type="float">
            <text:p>1.090546842</text:p>
          </table:table-cell>
        </table:table-row>
        <table:table-row table:style-name="ro1">
          <table:table-cell table:formula="of:=[$Data.A30]" office:value-type="float" office:value="2009" calcext:value-type="float">
            <text:p>2,009</text:p>
          </table:table-cell>
          <table:table-cell table:formula="of:=[$Data.B30]/[$Data.B$32]" office:value-type="float" office:value="1.02763894549433" calcext:value-type="float">
            <text:p>1.027638945</text:p>
          </table:table-cell>
          <table:table-cell table:formula="of:=[$Data.C30]/[$Data.C$32]" office:value-type="float" office:value="1.04032822631549" calcext:value-type="float">
            <text:p>1.040328226</text:p>
          </table:table-cell>
          <table:table-cell table:formula="of:=[$Data.D30]/[$Data.D$32]" office:value-type="float" office:value="0.966641817996317" calcext:value-type="float">
            <text:p>0.966641818</text:p>
          </table:table-cell>
          <table:table-cell table:formula="of:=[$Data.E30]/[$Data.E$32]" office:value-type="float" office:value="1.0131009744084" calcext:value-type="float">
            <text:p>1.013100974</text:p>
          </table:table-cell>
          <table:table-cell table:formula="of:=[$Data.F30]/[$Data.F$32]" office:value-type="float" office:value="1.18050863343817" calcext:value-type="float">
            <text:p>1.180508633</text:p>
          </table:table-cell>
          <table:table-cell table:formula="of:=[$Data.G30]/[$Data.G$32]" office:value-type="float" office:value="0.884868091134998" calcext:value-type="float">
            <text:p>0.884868091</text:p>
          </table:table-cell>
          <table:table-cell table:formula="of:=[$Data.H30]/[$Data.H$32]" office:value-type="float" office:value="0.941970802919708" calcext:value-type="float">
            <text:p>0.941970803</text:p>
          </table:table-cell>
          <table:table-cell table:formula="of:=[$Data.I30]/[$Data.I$32]" office:value-type="float" office:value="1.04243094663449" calcext:value-type="float">
            <text:p>1.042430947</text:p>
          </table:table-cell>
          <table:table-cell table:formula="of:=[$Data.J30]/[$Data.J$32]" office:value-type="float" office:value="0.957237477755294" calcext:value-type="float">
            <text:p>0.957237478</text:p>
          </table:table-cell>
          <table:table-cell table:formula="of:=[$Data.K30]/[$Data.K$32]" office:value-type="float" office:value="1.06857435409647" calcext:value-type="float">
            <text:p>1.068574354</text:p>
          </table:table-cell>
          <table:table-cell table:formula="of:=[$Data.L30]/[$Data.L$32]" office:value-type="float" office:value="1.07487092482807" calcext:value-type="float">
            <text:p>1.074870925</text:p>
          </table:table-cell>
          <table:table-cell table:formula="of:=[$Data.M30]/[$Data.M$32]" office:value-type="float" office:value="1.04181809973137" calcext:value-type="float">
            <text:p>1.041818100</text:p>
          </table:table-cell>
          <table:table-cell table:formula="of:=[$Data.N30]/[$Data.N$32]" office:value-type="float" office:value="1.18359958196477" calcext:value-type="float">
            <text:p>1.183599582</text:p>
          </table:table-cell>
          <table:table-cell table:formula="of:=[$Data.O30]/[$Data.O$32]" office:value-type="float" office:value="0.562189054726368" calcext:value-type="float">
            <text:p>0.562189055</text:p>
          </table:table-cell>
          <table:table-cell table:formula="of:=[$Data.P30]/[$Data.P$32]" office:value-type="float" office:value="1.11670199236965" calcext:value-type="float">
            <text:p>1.116701992</text:p>
          </table:table-cell>
        </table:table-row>
        <table:table-row table:style-name="ro1">
          <table:table-cell table:formula="of:=[$Data.A31]" office:value-type="float" office:value="2010" calcext:value-type="float">
            <text:p>2,010</text:p>
          </table:table-cell>
          <table:table-cell table:formula="of:=[$Data.B31]/[$Data.B$32]" office:value-type="float" office:value="1.04652609451082" calcext:value-type="float">
            <text:p>1.046526095</text:p>
          </table:table-cell>
          <table:table-cell table:formula="of:=[$Data.C31]/[$Data.C$32]" office:value-type="float" office:value="1.0012184158681" calcext:value-type="float">
            <text:p>1.001218416</text:p>
          </table:table-cell>
          <table:table-cell table:formula="of:=[$Data.D31]/[$Data.D$32]" office:value-type="float" office:value="0.982607140791119" calcext:value-type="float">
            <text:p>0.982607141</text:p>
          </table:table-cell>
          <table:table-cell table:formula="of:=[$Data.E31]/[$Data.E$32]" office:value-type="float" office:value="0.856028482706928" calcext:value-type="float">
            <text:p>0.856028483</text:p>
          </table:table-cell>
          <table:table-cell table:formula="of:=[$Data.F31]/[$Data.F$32]" office:value-type="float" office:value="0.85861989960634" calcext:value-type="float">
            <text:p>0.858619900</text:p>
          </table:table-cell>
          <table:table-cell table:formula="of:=[$Data.G31]/[$Data.G$32]" office:value-type="float" office:value="0.881974173347944" calcext:value-type="float">
            <text:p>0.881974173</text:p>
          </table:table-cell>
          <table:table-cell table:formula="of:=[$Data.H31]/[$Data.H$32]" office:value-type="float" office:value="0.892153284671533" calcext:value-type="float">
            <text:p>0.892153285</text:p>
          </table:table-cell>
          <table:table-cell table:formula="of:=[$Data.I31]/[$Data.I$32]" office:value-type="float" office:value="0.978375569857871" calcext:value-type="float">
            <text:p>0.978375570</text:p>
          </table:table-cell>
          <table:table-cell table:formula="of:=[$Data.J31]/[$Data.J$32]" office:value-type="float" office:value="1.01209800710569" calcext:value-type="float">
            <text:p>1.012098007</text:p>
          </table:table-cell>
          <table:table-cell table:formula="of:=[$Data.K31]/[$Data.K$32]" office:value-type="float" office:value="1.04327796345456" calcext:value-type="float">
            <text:p>1.043277963</text:p>
          </table:table-cell>
          <table:table-cell table:formula="of:=[$Data.L31]/[$Data.L$32]" office:value-type="float" office:value="1.04850405753124" calcext:value-type="float">
            <text:p>1.048504058</text:p>
          </table:table-cell>
          <table:table-cell table:formula="of:=[$Data.M31]/[$Data.M$32]" office:value-type="float" office:value="0.985992911803878" calcext:value-type="float">
            <text:p>0.985992912</text:p>
          </table:table-cell>
          <table:table-cell table:formula="of:=[$Data.N31]/[$Data.N$32]" office:value-type="float" office:value="1.05438190504628" calcext:value-type="float">
            <text:p>1.054381905</text:p>
          </table:table-cell>
          <table:table-cell table:formula="of:=[$Data.O31]/[$Data.O$32]" office:value-type="float" office:value="0.895522388059701" calcext:value-type="float">
            <text:p>0.895522388</text:p>
          </table:table-cell>
          <table:table-cell table:formula="of:=[$Data.P31]/[$Data.P$32]" office:value-type="float" office:value="1.02835947435354" calcext:value-type="float">
            <text:p>1.028359474</text:p>
          </table:table-cell>
        </table:table-row>
        <table:table-row table:style-name="ro1">
          <table:table-cell table:formula="of:=[$Data.A32]" office:value-type="float" office:value="2011" calcext:value-type="float">
            <text:p>2,011</text:p>
          </table:table-cell>
          <table:table-cell table:formula="of:=[$Data.B32]/[$Data.B$32]" office:value-type="float" office:value="1" calcext:value-type="float">
            <text:p>1.000000000</text:p>
          </table:table-cell>
          <table:table-cell table:formula="of:=[$Data.C32]/[$Data.C$32]" office:value-type="float" office:value="1" calcext:value-type="float">
            <text:p>1.000000000</text:p>
          </table:table-cell>
          <table:table-cell table:formula="of:=[$Data.D32]/[$Data.D$32]" office:value-type="float" office:value="1" calcext:value-type="float">
            <text:p>1.000000000</text:p>
          </table:table-cell>
          <table:table-cell table:formula="of:=[$Data.E32]/[$Data.E$32]" office:value-type="float" office:value="1" calcext:value-type="float">
            <text:p>1.000000000</text:p>
          </table:table-cell>
          <table:table-cell table:formula="of:=[$Data.F32]/[$Data.F$32]" office:value-type="float" office:value="1" calcext:value-type="float">
            <text:p>1.000000000</text:p>
          </table:table-cell>
          <table:table-cell table:formula="of:=[$Data.G32]/[$Data.G$32]" office:value-type="float" office:value="1" calcext:value-type="float">
            <text:p>1.000000000</text:p>
          </table:table-cell>
          <table:table-cell table:formula="of:=[$Data.H32]/[$Data.H$32]" office:value-type="float" office:value="1" calcext:value-type="float">
            <text:p>1.000000000</text:p>
          </table:table-cell>
          <table:table-cell table:formula="of:=[$Data.I32]/[$Data.I$32]" office:value-type="float" office:value="1" calcext:value-type="float">
            <text:p>1.000000000</text:p>
          </table:table-cell>
          <table:table-cell table:formula="of:=[$Data.J32]/[$Data.J$32]" office:value-type="float" office:value="1" calcext:value-type="float">
            <text:p>1.000000000</text:p>
          </table:table-cell>
          <table:table-cell table:formula="of:=[$Data.K32]/[$Data.K$32]" office:value-type="float" office:value="1" calcext:value-type="float">
            <text:p>1.000000000</text:p>
          </table:table-cell>
          <table:table-cell table:formula="of:=[$Data.L32]/[$Data.L$32]" office:value-type="float" office:value="1" calcext:value-type="float">
            <text:p>1.000000000</text:p>
          </table:table-cell>
          <table:table-cell table:formula="of:=[$Data.M32]/[$Data.M$32]" office:value-type="float" office:value="1" calcext:value-type="float">
            <text:p>1.000000000</text:p>
          </table:table-cell>
          <table:table-cell table:formula="of:=[$Data.N32]/[$Data.N$32]" office:value-type="float" office:value="1" calcext:value-type="float">
            <text:p>1.000000000</text:p>
          </table:table-cell>
          <table:table-cell table:formula="of:=[$Data.O32]/[$Data.O$32]" office:value-type="float" office:value="1" calcext:value-type="float">
            <text:p>1.000000000</text:p>
          </table:table-cell>
          <table:table-cell table:formula="of:=[$Data.P32]/[$Data.P$32]" office:value-type="float" office:value="1" calcext:value-type="float">
            <text:p>1.000000000</text:p>
          </table:table-cell>
        </table:table-row>
        <table:table-row table:style-name="ro1">
          <table:table-cell table:style-name="Default" table:number-columns-repeated="16"/>
        </table:table-row>
      </table:table>
      <table:named-expressions/>
      <table:database-ranges>
        <table:database-range table:name="__Anonymous_Sheet_DB__1" table:target-range-address="Data.A2:Data.P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Normalized.A2:Data_Normalized.P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3" loext:min-decimal-places="3" number:min-integer-digits="1" number:grouping="true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5" loext:min-decimal-places="5" number:min-integer-digits="1" number:grouping="true"/>
    </number:number-style>
    <number:number-style style:name="N119">
      <number:number number:decimal-places="6" loext:min-decimal-places="6" number:min-integer-digits="1" number:grouping="true"/>
    </number:number-style>
    <number:number-style style:name="N120">
      <number:number number:decimal-places="7" loext:min-decimal-places="7" number:min-integer-digits="1" number:grouping="true"/>
    </number:number-style>
    <number:number-style style:name="N121">
      <number:number number:decimal-places="8" loext:min-decimal-places="8" number:min-integer-digits="1" number:grouping="true"/>
    </number:number-style>
    <number:number-style style:name="N122">
      <number:number number:decimal-places="9" loext:min-decimal-places="9" number:min-integer-digits="1" number:grouping="true"/>
    </number:number-style>
    <number:number-style style:name="N123">
      <number:number number:decimal-places="10" loext:min-decimal-places="10" number:min-integer-digits="1" number:grouping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es" number:country="ES">
      <loext:text> </loext:text>
      <loext:fill-character> </loext:fill-character>
      <number:text>-    </number:text>
    </number:number-style>
    <number:text-style style:name="N10140" number:language="es" number:country="E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1P2" style:volatile="true" number:language="es" number:country="ES">
      <loext:text> </loext:text>
      <loext:fill-character> </loext:fill-character>
      <number:text>- € </number:text>
    </number:number-style>
    <number:text-style style:name="N10141" number:language="es" number:country="E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es" number:country="E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20111" number:language="en" number:country="GB">
      <number:number number:decimal-places="3" loext:min-decimal-places="3" number:min-integer-digits="1" number:grouping="true"/>
    </number:number-style>
    <number:number-style style:name="N20112" number:language="en" number:country="GB">
      <number:number number:decimal-places="4" loext:min-decimal-places="4" number:min-integer-digits="1" number:grouping="true"/>
    </number:number-style>
    <number:number-style style:name="N20113" number:language="en" number:country="GB">
      <number:number number:decimal-places="5" loext:min-decimal-places="5" number:min-integer-digits="1" number:grouping="true"/>
    </number:number-style>
    <number:number-style style:name="N20114" number:language="en" number:country="GB">
      <number:number number:decimal-places="6" loext:min-decimal-places="6" number:min-integer-digits="1" number:grouping="true"/>
    </number:number-style>
    <number:number-style style:name="N20115" number:language="en" number:country="GB">
      <number:number number:decimal-places="7" loext:min-decimal-places="7" number:min-integer-digits="1" number:grouping="true"/>
    </number:number-style>
    <number:number-style style:name="N20116" number:language="en" number:country="GB">
      <number:number number:decimal-places="8" loext:min-decimal-places="8" number:min-integer-digits="1" number:grouping="true"/>
    </number:number-style>
    <number:number-style style:name="N20117" number:language="en" number:country="GB">
      <number:number number:decimal-places="9" loext:min-decimal-places="9" number:min-integer-digits="1" number:grouping="true"/>
    </number:number-style>
    <number:number-style style:name="N20118" number:language="en" number:country="GB">
      <number:number number:decimal-places="10" loext:min-decimal-places="10" number:min-integer-digits="1" number:grouping="true"/>
    </number:number-style>
    <number:number-style style:name="N20119" number:language="en" number:country="GB">
      <number:number number:decimal-places="1" loext:min-decimal-places="1" number:min-integer-digits="1" number:grouping="true"/>
    </number:number-style>
    <number:number-style style:name="N20120" number:language="en" number:country="GB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 style:data-style-name="N2" text:time-value="00:07:41.869696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til</meta:initial-creator>
    <meta:editing-cycles>18</meta:editing-cycles>
    <meta:creation-date>2013-11-02T13:30:14</meta:creation-date>
    <dc:date>2019-07-19T00:10:03.142608217</dc:date>
    <dc:language>es-ES</dc:language>
    <meta:editing-duration>PT7H31M34S</meta:editing-duration>
    <meta:generator>LibreOffice/6.2.1.2$MacOSX_X86_64 LibreOffice_project/7bcb35dc3024a62dea0caee87020152d1ee96e71</meta:generator>
    <meta:document-statistic meta:table-count="3" meta:cell-count="1054" meta:object-count="18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